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text-properties style:font-name="Times" fo:font-size="12.0pt" fo:background-color="#868686"/>
    </style:style>
    <style:style style:name="P8" style:family="paragraph" style:parent-style-name="Standard">
      <style:paragraph-properties fo:margin-bottom="0.1667in"/>
      <style:text-properties style:font-name="LiSong Pro Light" fo:font-size="12.0pt" fo:background-color="#ececec"/>
    </style:style>
    <style:style style:name="P9" style:family="paragraph" style:parent-style-name="Standard">
      <style:paragraph-properties fo:margin-bottom="0.1667in"/>
      <style:text-properties style:font-name="Times" fo:font-size="12.0pt" fo:color="#0000e9" fo:background-color="#e0e0e0"/>
    </style:style>
    <style:style style:name="P10" style:family="paragraph" style:parent-style-name="Standard">
      <style:paragraph-properties fo:margin-bottom="0.1667in"/>
      <style:text-properties style:font-name="Times" fo:font-size="12.0pt" fo:color="#0000e9" fo:background-color="#ececec"/>
    </style:style>
    <style:style style:name="P11" style:family="paragraph" style:parent-style-name="Standard">
      <style:paragraph-properties fo:margin-bottom="0.1667in"/>
      <style:text-properties style:font-name="LiSong Pro Light" fo:font-size="12.0pt" fo:background-color="#e0e0e0"/>
    </style:style>
    <style:style style:name="P12" style:family="paragraph" style:parent-style-name="Standard">
      <style:paragraph-properties fo:margin-bottom="0.1667in"/>
      <style:text-properties style:font-name="STSong" fo:font-size="12.0pt" fo:background-color="#ececec"/>
    </style:style>
    <style:style style:name="P13" style:family="paragraph" style:parent-style-name="Standard">
      <style:paragraph-properties fo:margin-bottom="0.1667in"/>
      <style:text-properties style:font-name="STSong"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style:style>
    <style:style style:name="T6" style:family="text">
      <style:text-properties style:font-name="Times"/>
    </style:style>
    <style:style style:name="T7" style:family="text">
      <style:text-properties style:font-name="LiSong Pro Light" fo:color="#000000"/>
    </style:style>
    <style:style style:name="T8" style:family="text">
      <style:text-properties fo:color="#000000"/>
    </style:style>
    <style:style style:name="T9" style:family="text">
      <style:text-properties style:font-name="STSong" fo:color="#000000"/>
    </style:style>
    <style:style style:name="T10" style:family="text">
      <style:text-properties style:font-name="STSong"/>
    </style:style>
    <style:style style:name="T11" style:family="text">
      <style:text-properties fo:font-style="italic" fo:font-style-asian="italic" fo:font-style-complex="italic" fo:color="#0000e9"/>
    </style:style>
    <style:style style:name="T12" style:family="text">
      <style:text-properties fo:color="#0000e9"/>
    </style:style>
    <style:style style:name="T13" style:family="text">
      <style:text-properties style:font-name="LiSong Pro Light" fo:color="#0000e9"/>
    </style:style>
    <style:style style:name="T14" style:family="text">
      <style:text-properties style:font-name="Times" fo:font-style="italic" fo:font-style-asian="italic" fo:font-style-complex="italic" fo:color="#0000e9"/>
    </style:style>
    <style:style style:name="TableColumn1" style:family="table-column">
      <style:table-column-properties style:column-width="3.4625in" style:rel-column-width="32767*"/>
    </style:style>
  </office:automatic-styles>
  <office:body>
    <office:text>
      <text:p text:style-name="P1"/>
      <text:p text:style-name="P2">陳真   |  2022.03.17 00:27   |   <text:a xlink:type="simple" xlink:href="http://palinfo.habago.org/Entry?Command=Information_PrintForum&amp;iPage=1#FORUM42103"><text:span text:style-name="T1">#</text:span></text:a></text:p>
      <text:p text:style-name="P3">謝謝怡靜。 <text:line-break/><text:line-break/>底下這篇留言原本是要貼在 "親系譜"，打算重新開張。但它的留言板被我關了，而我卻已忘記它的後台在哪，所以就還是貼在這。就像離家太久那樣，鑰匙都不知道丟哪去了，進不了家門。 <text:line-break/><text:line-break/>我其實分不清什麼是政治，什麼是數學與邏輯，什麼是宗教，什麼是風花雪月，在我看來，它們全是同一回事，表達方式不同而已，骨子裏都是一個愛字，一種情感，一種眷戀，一種永恆。 </text:p>
      <text:p text:style-name="P2">陳真   |  2022.03.17 00:18   |   <text:a xlink:type="simple" xlink:href="http://palinfo.habago.org/Entry?Command=Information_PrintForum&amp;iPage=1#FORUM42102"><text:span text:style-name="T1">#</text:span></text:a></text:p>
      <text:p text:style-name="P4">病人或家屬經常會問精神科醫師用什麼方式倒掉病人丟給醫生的 "垃圾"？他們甚至會語帶戲謔地問說："你們每天接觸一些精神不正常的人，或是每天聽病人這些垃圾，久了之後，自己會不會也...(用兩根指頭比比太陽穴，意即阿達阿達) 跟著不正常？" <text:line-break/><text:line-break/>我通常都微笑不語。但有時我會反問對方說：我不會把病人的病痛當成一種 "垃圾" ，既然不是垃圾，為什麼我需要把它們 "倒掉"？ <text:line-break/><text:line-break/>我不但不會倒掉，而且會深埋心底。 <text:line-break/><text:line-break/>有一次，我回答一個態度輕薄的朋友說：你說得對，也許我不適合當一個醫生，因為我確實會因為病人而憂鬱，我會因為病人的各種痛苦遭遇或疾病而心情受影響。可是，這樣很可笑嗎？我因為他人的痛苦而心碎，讓你覺得很好笑？難道你希望我對你的痛苦也無感？難道你希望我把你的病痛當成一種垃圾？我應該對之一點感覺也沒有？生活照樣哈哈笑而無一絲悲傷？這樣才不會可笑？ <text:line-break/><text:line-break/>有一對姐妹花，聰明漂亮，就在她們最好的年紀時，跑去國外學做麵包糕點，在一次比賽中，雙雙得了大獎。回台灣後，妹妹持續往製作麵包糕點的方向努力，開烹飪教室，招收學生。待有了一定的成績後，更拿出所有積蓄與各種借貸，開始創業。可是，疫情一舉摧毀了餐飲業，導致幾百萬元泡湯，血本無歸，先生憤而離婚求去，連小女兒也不要了，留給她一人撫養。 <text:line-break/><text:line-break/>過年時，她帶著還在念幼兒園大班的小女兒去很多好玩的地方玩。過完年，隨即也開學了。那一天早上，她照樣把女兒打扮得漂漂亮亮，送她去上學，然後獨自回到家中，懸樑自盡，無一字遺言。 <text:line-break/><text:line-break/>這兩天，我才剛去病房探望她已因中風失智多年臥床的媽媽。她念大班的小女兒則由阿公接手，至今還不知道媽媽已經永遠離開人間。我問阿公說，你們打算瞞她到幾時？阿公搖搖頭說不知道。我說，小妹妹知道媽媽不在了會怎樣？阿公低頭無語。 <text:line-break/><text:line-break/>回到家，我找出一些玩具和洋娃娃，我想改天託阿公把它們送給他的小孫女，希望她能好好長大，用一種更好的方式去想念和紀念她的媽媽，不要走入孤單，不要對生活絕望。 <text:line-break/><text:line-break/>沈從文在小說 ("三個男人和一個女人") 的結尾有這麼一段話。如果你跟我一樣，那你或許就能理解我為什麼會深深被這些話感動。 <text:line-break/><text:line-break/>"從此以後，我們再也不曾到那豆腐舖裏去，坐在長凳上喝那年青朋友做成的豆漿，再也不曾見到這個年青誠實的朋友了。至於我那個瘸子同鄉，他現在還是第四十七連的號兵，他還是跛腳，但他從不和人提起這件事情。他是不曾犯罪的，但另外一個人的行為，卻使他一生抑鬱寡歡。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text:line-break/><text:line-break/>曾有無數個夜晚，我呆坐書桌前，就像聆聽類似底下這樣的音樂，直到天亮： <text:line-break/><text:line-break/><text:a xlink:type="simple" xlink:href="https://bit.ly/3KM8LIT"><text:span text:style-name="T2">https://bit.ly/3KM8LIT</text:span></text:a><text:s/><text:line-break/><text:line-break/>我該把這樣一些 "垃圾" 丟掉嗎？我不該為之悲傷嗎？難道我只是為了什麼政治理念而來？如果真的有什麼方法可以把 "垃圾" 丟掉，我也不會想丟。我反倒想深深記住它們，記住每一個故事，彷彿只要記住了它們，故事裏頭的主人翁就會得到安息，得到慰藉。</text:p>
      <text:p text:style-name="P2">怡靜   |  2022.03.16 23:01   |   <text:a xlink:type="simple" xlink:href="http://palinfo.habago.org/Entry?Command=Information_PrintForum&amp;iPage=1#FORUM42101"><text:span text:style-name="T1">#</text:span></text:a></text:p>
      <text:p text:style-name="P3">@陳真， 那篇留言標題定為 記錄公平的一種最佳方式就是曝光不公。 <text:line-break/><text:line-break/>今天(3/16) 是若雪過世19週年，而1968年的3月16日發生了美萊村大屠殺。 <text:line-break/><text:line-break/>阿桑吉的引渡案上訴被駁回，Patrick （之前留言中我提到住在烏東八年的美國退役軍人，獨立記者）被迫將妻小安置到俄羅斯境內， <text:line-break/><text:a xlink:type="simple" xlink:href="https://twitter.com/PLnewstoday/status/1503731342961487873"><text:span text:style-name="T2">https://twitter.com/PLnewstoday/status/1503731342961487873</text:span></text:a><text:s/><text:line-break/><text:line-break/>因為前天烏克蘭軍方使用集束彈攻擊頓內次克市中心，造成20多人死亡，炸彈落地的地方離Patrick的住家只有兩百公尺，TG群裡流傳的現場死傷畫面，相當恐怖。而無恥的義大利報紙故意報導死傷是俄軍的攻擊導致。 <text:line-break/><text:a xlink:type="simple" xlink:href="https://twitter.com/LauraRu852/status/1504076475406102531"><text:span text:style-name="T2">https://twitter.com/LauraRu852/status/1504076475406102531</text:span></text:a><text:s/><text:line-break/><text:line-break/><text:line-break/>那天在車上等家人至超商取貨，不經意的看到對面馬路，一對祖孫，孩子看著熙攘往來的車子，開心地笑著，阿公面帶微笑和藹的看著小孫子，雖然距離有點遙遠，天色有點昏暗，但我很清楚的看著他們臉上幸福的表情，想起遠方的戰火，心中感到一陣酸楚。 <text:line-break/><text:a xlink:type="simple" xlink:href="https://ibb.co/vZVjgVT"><text:span text:style-name="T2">https://ibb.co/vZVjgVT</text:span></text:a><text:s/></text:p>
      <text:p text:style-name="P2">陳真   |  2022.03.16 11:00   |   <text:a xlink:type="simple" xlink:href="http://palinfo.habago.org/Entry?Command=Information_PrintForum&amp;iPage=1#FORUM42100"><text:span text:style-name="T1">#</text:span></text:a></text:p>
      <text:p text:style-name="P4">巴勒網搬遷與募款公告 <text:line-break/><text:line-break/>陳真 <text:line-break/><text:line-break/>2022. 03. 16. <text:line-break/><text:line-break/>在一名高手的義助下，加上阿遠不眠不休的努力，巴勒網準備要搬家(幾個月後會完成)，將會改變一些留言與貼文方式，比方說，以後得經過內部審核，留言才會貼出。絕大部份留言內容都沒問題，主要是防止那些網軍走狗的騷擾與破壞。 <text:line-break/><text:line-break/>另外，搬遷之後，也會整合停止運作十多年的"生命親系譜" 以及成立一個新網站叫做 "台灣議和團"，將會特別針對中美鬥爭與兩岸和平統一的議題。 <text:line-break/><text:line-break/>還有，巴勒網最近製作了兩面聲援阿桑吉的大型布條，在AIT現場將會更醒目一些。 <text:line-break/><text:line-break/>巴勒網開支極少，所以一般狀況下並不需要對外募款。我不清楚巴勒網目前還剩多少錢，估計應該已經快用完。因為我剛剛看首頁公告，四年前結餘一萬六。四年後的今天，還有剩嗎？是不是請良哲更新一下資料？最近要搬家，想必會需要用到一些錢，想捐錢的請把握機會。捐款方式如下： <text:line-break/><text:line-break/>郵政劃撥 帳號：50141017　戶名：陳良哲 <text:line-break/>ATM轉帳 玉山銀行(代號808)　帳號：1241-968-047966　戶名：陳良哲 <text:line-break/><text:line-break/>跟過去一樣，捐款者必須設限，凡是與我們幾位經常來靜站的核心成員認識的，不管熟不熟，都請勿捐款。凡是曾經幫忙過巴勒網的，也請勿捐款。簡單說就是只要你認識我們，就請勿捐款。所謂認識，包括你經常在巴勒網留言，或是經常轉貼轉載者，統統都禁止捐款。 <text:line-break/><text:line-break/>之所以如此要求是因為，我們不想給任何認識的朋友有任何道德壓力，就讓那些跟我們還不認識的人來捐就行。如果你曾經捐過，也請不要再捐第二次了，把機會讓給別人。巴勒網除了網站費用，幾乎沒有開支，基本上不缺錢。因此，捐款者也請捐小額就好，比方說幾百塊或一兩千就行。 <text:line-break/><text:line-break/>捐完之後，請至首頁查看是否登記入帳，以免遺漏。謝謝各位。</text:p>
      <text:p text:style-name="P2">陳真   |  2022.03.16 10:33   |   <text:a xlink:type="simple" xlink:href="http://palinfo.habago.org/Entry?Command=Information_PrintForum&amp;iPage=1#FORUM42099"><text:span text:style-name="T1">#</text:span></text:a></text:p>
      <text:p text:style-name="P3">阿桑吉未婚妻Stella Moris 的聲明 <text:line-break/><text:line-break/>陳真 譯 <text:line-break/><text:line-break/>2022. 03. 16. <text:line-break/><text:line-break/><text:line-break/>朱利安·阿桑吉的未婚妻Stella Moris，針對英國最高法院決定維持引渡阿桑吉至美國的裁決如此說道： <text:line-break/><text:line-break/>「就在今天早上送小孩上學的途中，我們四歲的兒子問說把拔何時可以回家？朱利安這十幾年來被剝奪了自由，他的生命被當成消耗品那樣對待，兩個孩子被迫得在缺乏父親的情況下成長。」 <text:line-break/><text:line-break/>Moris 說，「朱利安是否被引渡至美國，意味著他究竟是生或死。」但是，這樣一個腐敗的體制，卻透過司法，蓄意入人於罪，一味服從那個「幾度企圖暗殺朱利安的美國政府」。 <text:line-break/><text:line-break/>「因為朱利安的揭露，美國的血腥暴行被公諸於世」，於是構成了朱利安的所謂「犯罪」，但他只是「公布醜陋真相」。「朱利安所做的，一如所有記者所應該做的。透過公布證據，他讓美國所企圖掩蓋的無數戰爭罪行無所遁形。」 <text:line-break/><text:line-break/>「美國犯下滔天大罪，屠殺數十萬無辜的老幼婦孺，刑求虐待，轟炸兒童，並組織暗殺隊伍，冷血地濫殺無辜，其中包括數名路透社記者。此外，美國還透過賄賂外國官員，逼迫那些弱小國家的政府去做一些傷害自己人民的惡事，並腐化所謂盟國的司法體系，為美國的暴行服務。朱利安就是因為發布了這一切醜陋真相而遭到求刑175年。」 <text:line-break/><text:line-break/>「現在，朱利安的引渡案已經正式由法律訴訟轉為政治問題。希望英國的內政部長Priti Patel 能發揮政治勇氣，中止這項引渡程序。」 <text:line-break/><text:line-break/>「朱利安所遭受的殘酷對待，具有一種腐敗性質，它腐化了我們所珍惜的諸多價值與機制。我們應該持續奮鬥，直到這一切荒謬行徑被制止。」</text:p>
      <text:p text:style-name="P2">陳真   |  2022.03.16 09:38   |   <text:a xlink:type="simple" xlink:href="http://palinfo.habago.org/Entry?Command=Information_PrintForum&amp;iPage=1#FORUM42098"><text:span text:style-name="T1">#</text:span></text:a></text:p>
      <text:p text:style-name="P5"><text:span text:style-name="T3">今天是若雪過世19周年： <text:line-break/><text:line-break/></text:span><text:a xlink:type="simple" xlink:href="https://bit.ly/3q5CxR2"><text:span text:style-name="T4">https://bit.ly/3q5CxR2</text:span></text:a></text:p>
      <text:p text:style-name="P2">孫從輔   |  2022.03.16 05:11   |   <text:a xlink:type="simple" xlink:href="http://palinfo.habago.org/Entry?Command=Information_PrintForum&amp;iPage=1#FORUM42097"><text:span text:style-name="T1">#</text:span></text:a></text:p>
      <text:p text:style-name="P3">我看到一段影片討論新冠病毒最早透過冷鏈傳到武漢的可能性，邏輯上沒有什麼破綻。 <text:line-break/><text:line-break/>影片：武漢疫情疑似與美國進口冰鮮龍蝦相關 <text:line-break/><text:a xlink:type="simple" xlink:href="https://mp.weixin.qq.com/s/UyrVXA5t0rbNQI7fklc_9g"><text:span text:style-name="T2">https://mp.weixin.qq.com/s/UyrVXA5t0rbNQI7fklc_9g</text:span></text:a></text:p>
      <text:p text:style-name="P2">莊靖   |  2022.03.15 09:19   |   <text:a xlink:type="simple" xlink:href="http://palinfo.habago.org/Entry?Command=Information_PrintForum&amp;iPage=1#FORUM42096"><text:span text:style-name="T1">#</text:span></text:a></text:p>
      <text:p text:style-name="P4"><text:a xlink:type="simple" xlink:href="https://www.guancha.cn/internation/2022_03_15_630324.shtml"><text:span text:style-name="T2">https://www.guancha.cn/internation/2022_03_15_630324.shtml</text:span></text:a><text:s/><text:line-break/><text:line-break/>2022-03-15 07:28:36 <text:line-break/><text:line-break/>英最高法裁决阿桑奇不能对“引渡至美国受审的裁决”提起上诉 <text:line-break/><text:line-break/>当地时间3月14日，英国最高法院裁决，“维基揭秘”创始人阿桑奇不可以对去年12月英国高等法院作出的将其“引渡至美国受审的裁决”提起上诉。 <text:line-break/><text:line-break/>阿桑奇现年50岁，2006年创办“维基揭秘”网站。2010年，“维基揭秘”曝光大量关联阿富汗战争和伊拉克战争的美国外交电报和美军机密文件，揭发美军战争罪行。阿桑奇随即身陷官司，受到美国17项间谍罪名和1项不当使用电脑罪名指控。2019年，阿桑奇在英国被捕并被判入狱。随后，美国以“维基揭秘”公布涉美秘密文件危及他人生命安全为由，要求引渡阿桑奇。</text:p>
      <text:p text:style-name="P2">懷軒   |  2022.03.15 01:57   |   <text:a xlink:type="simple" xlink:href="http://palinfo.habago.org/Entry?Command=Information_PrintForum&amp;iPage=1#FORUM42095"><text:span text:style-name="T1">#</text:span></text:a></text:p>
      <text:p text:style-name="P3">剛剛看到RT的快訊說阿桑吉的引渡案上訴被駁回，點了連結想進去看，就發現RT的網站掛了，完全連不上了⋯⋯。</text:p>
      <text:p text:style-name="P2">陳真   |  2022.03.14 20:52   |   <text:a xlink:type="simple" xlink:href="http://palinfo.habago.org/Entry?Command=Information_PrintForum&amp;iPage=1#FORUM42094"><text:span text:style-name="T1">#</text:span></text:a></text:p>
      <text:p text:style-name="P5"><text:span text:style-name="T3">阿桑吉將在獄中結婚： <text:line-break/><text:line-break/></text:span><text:a xlink:type="simple" xlink:href="https://bit.ly/3i3vfsD"><text:span text:style-name="T4">https://bit.ly/3i3vfsD</text:span></text:a></text:p>
      <text:p text:style-name="P2">陳真   |  2022.03.14 20:44   |   <text:a xlink:type="simple" xlink:href="http://palinfo.habago.org/Entry?Command=Information_PrintForum&amp;iPage=1#FORUM42093"><text:span text:style-name="T1">#</text:span></text:a></text:p>
      <text:p text:style-name="P3">謝謝怡靜，要不要給個標題讓我貼首頁？ <text:line-break/><text:line-break/>西方的所謂社群網站，例如臉書，本質上全都是由美國所徹底操控的一種政治造謠抹黑工具，透過大量謊言、渲染與扭曲，妖魔化美國所欲打擊的對手。 <text:line-break/><text:line-break/>很多人也許會以為這只是一種有意無意的偏頗或缺乏公正性，實際上絕對不是，這些東西絕非有意無意的偏頗，亦非偶發性，而是系統性的積極作為，積極地蓄意抹黑造謠，它不折不扣就是以美國為首之西方戰爭機器的一環。 <text:line-break/><text:line-break/>包括那些遍及全球的各種NGO例如早已被滲透變質的 "記者無國界組織"或什麼＂自由之家＂以及各種所謂＂事實查核中心＂等等等，統統都是西方戰爭機器的一部份，從事認知作戰，造謠抹黑，煽動仇中反華及其他各種族群仇恨，在世界各地製造顛覆動亂與政變及長期洗腦，為美國帝國侵略效力，極其卑鄙下流。 <text:line-break/><text:line-break/>我知道跟人渣喊話沒有用，人渣要是還有一點良知，就不叫做人渣了。但我還是希望在台灣昧著良心位居高位或掌握權勢負責在做這樣一些喪心病狂之造謠洗腦工作的昔日舊識或好友們，趕緊棄暗投明，改邪歸正。請你們不妨摸摸自己的良心，照照鏡子，看看自己，看看你的小孩，想一想，幹這樣一種骯髒事，每天顛倒是非黑白，你的良心過得去嗎？對得起你的親友你的小孩嗎？ <text:line-break/><text:line-break/>我從不用臉書，因為我不喜歡口舌是非之地，同時我也不相信臉書之類的鬼東西會容許我的存在。 <text:line-break/><text:line-break/>我猜，我平常寫在巴勒網的東西肯定會四處流傳，但是最終還是希望大家回到巴勒網閱讀，因為只有巴勒網才是惟一完整的，其它任何轉載或轉寄全都經過轉寄轉貼者的某種高度篩選或增刪或不當使用，或是省略掉理當屬於某種對話關係之脈絡；尤其是那些在我看來最為重要的風花雪月反倒往往被捨棄，而只一味著重在所謂政治；特別是無關大局的島內藍綠政治，反倒是人們彷彿一切熱情之所在。把我之所作所為，或是把我理解成那樣的人是錯的。我若看重藍綠政治，三十三年前早就已經是個立委，不會至今置身政壇之外。題外話。 <text:line-break/><text:line-break/>言歸正傳，怡靜說普京比較親西方，甚至想加入北約。我覺得這是過度簡略的說法，而且忽略了歷史背景。 <text:line-break/><text:line-break/>跟維根斯坦一樣，我對俄國長年以來有文化上的高度認識與好感，在政治上亦有一定的長年理解。簡單說，普京是個愛國主義者，他不親美也不親中，只親俄，一切政治作為，旨在尋求俄羅斯的壯大。 <text:line-break/><text:line-break/>包括戈巴契夫和提拔普京的葉爾欽，都曾想要加入西方陣營，甚至加入北約。但是，這項戰略企圖早在2000年普京上台之際，事實上就已經可以看出是西方的一場騙局，誘使蘇聯的進一步分裂對立。一如普京當年所說，美國需要的不是盟友，而是附庸。 <text:line-break/><text:line-break/>也就是說，對於一個致力於讓俄羅斯成為大國的人來說，是不可能和美國達成任何結盟關係的，因為美國需要的是任其使喚的走狗，而不是一個企圖與其平起平坐的大國。 <text:line-break/><text:line-break/>普京在2000年初上台之際，確實曾延續葉爾欽加入西方的幻想，但是，這個幻想在短短兩三年或更短時間內便已揚棄。其實，除非是眼睛瞎了或腦袋進水了，否則，任何人擔任俄國領導人，都不可能看不見美國不可能允許一個強大的俄羅斯之存在。我不能確定的是，普京是否真正意識到加入東方，也許才是讓俄國免於西方列強侵略的惟一出路。</text:p>
      <text:p text:style-name="P2">李念淨   |  2022.03.14 12:13   |   <text:a xlink:type="simple" xlink:href="http://palinfo.habago.org/Entry?Command=Information_PrintForum#FORUM42092"><text:span text:style-name="T1">#</text:span></text:a></text:p>
      <text:p text:style-name="P6"><text:a xlink:type="simple" xlink:href="https://www.bilibili.com/video/BV1aq4y1i7fx/"><text:span text:style-name="T4">https://www.bilibili.com/video/BV1aq4y1i7fx/</text:span></text:a><text:span text:style-name="T3"><text:s/><text:line-break/><text:line-break/>這個特別感動，是塔利班的成員與拍攝者和飢民的互動</text:span></text:p>
      <text:p text:style-name="P2">李念淨   |  2022.03.14 12:10   |   <text:a xlink:type="simple" xlink:href="http://palinfo.habago.org/Entry?Command=Information_PrintForum#FORUM42091"><text:span text:style-name="T1">#</text:span></text:a></text:p>
      <text:p text:style-name="P4"><text:a xlink:type="simple" xlink:href="https://www.bilibili.com/video/BV1Y341157w5/"><text:span text:style-name="T2">https://www.bilibili.com/video/BV1Y341157w5/</text:span></text:a><text:s/><text:line-break/><text:line-break/>塔利班粗定的阿富汗，可以看到雖然財產被美國掠奪的非常嚴重，但起碼社會仍維持住了基本的秩序，這系列的影片都非常不錯。</text:p>
      <text:p text:style-name="P2">怡靜   |  2022.03.12 12:09   |   <text:a xlink:type="simple" xlink:href="http://palinfo.habago.org/Entry?Command=Information_PrintForum#FORUM42090"><text:span text:style-name="T1">#</text:span></text:a></text:p>
      <text:p text:style-name="P3">戈培爾說：「如果撒謊，就撒彌天大謊，因為彌天大謊往往具有某種可信的力量。而且，民眾在大謊和小謊之間更容易成為前者的俘虜。因為民眾自己時常在小事情上說小謊，而不好意思編造大謊。他們從來沒有設想編造大的謊言，因而認為別人也不可能厚顏無恥地歪曲事實……極其荒唐的謊言往往能產生效果，甚至在它已經被查明之後。」 <text:line-break/><text:line-break/>RT已經被油管全面封鎖，之前只限於歐盟國家地區，剛剛我去油管RT頻道也無法觀看了。 <text:line-break/>現在RT已經全面轉移到https://odysee.com/@RT:fd <text:line-break/>不過可悲的是Odysee也是谷歌的（該公司2015年被谷歌收購的），RT不知能撐多久。 <text:line-break/>還是中國政府聰明，要有自己的網路自主權（雖然祖國的網路管制是慘不忍睹，永遠是該管的不管，不該管的管一堆） <text:line-break/><text:line-break/>路透社3月10日報道，著名社交媒體平臺Facebook將“臨時調整”旗下社交平臺的仇恨言論政策，允許部分國家用戶在臉書和Instagram發表“呼籲對俄羅斯和俄羅斯士兵實施暴力”，甚至是“殺死普京”的仇恨言論。 <text:line-break/>你如果問台灣人，為什麼臉書在中國大陸被禁，我想99%的人會告訴你，那是因為大陸沒有言論自由。 <text:line-break/><text:line-break/>然而事實真相呢？ <text:line-break/><text:line-break/>火鍋大王在臉書被禁10周年出了一個視頻講解了為何臉書在大陸被禁。因為鼓吹疆毒，煽動恐怖主義.....。 <text:line-break/><text:line-break/><text:a xlink:type="simple" xlink:href="https://youtu.be/f2srfDwM2sQ"><text:span text:style-name="T2">https://youtu.be/f2srfDwM2sQ</text:span></text:a><text:s/><text:line-break/><text:line-break/>這不是臉書第一次這樣做了，緬甸的羅興亞人種族滅絕 ，印度屠殺穆斯林（可見本站陳真所寫的印度大選啟示錄一文），背後都有臉書的推波助瀾。 <text:line-break/><text:line-break/>現在你得翻到牆內，到大陸去看西方不讓你看到的資訊啦！（前提是你有意願不想接受台灣媒體的洗腦） <text:line-break/><text:line-break/>昨晚我看大陸有網友在看聯合國直播，應俄羅斯要求的聯合國安理會召開討論美國在烏克蘭開展軍事生物研究的指控，不過太晚了，我就沒加入觀看。（然後想都不要想，要不是因為俄羅斯是五常，哪輪得到你說話，甚至召開會議啊，滾邊去吧） <text:line-break/><text:line-break/>不過各位要知道大陸網站上的資訊雖有百花齊放，但也有不少歪瓜劣棗，尤其是一些大Ｖ(相當於台灣的網紅）的言論，更是不敢恭維，譬如前面不是有人貼的 “孤煙暮蟬”，不知道這個帳號背後是個人還是團隊，多次造謠被抓到，不承認，且以前的言論也是美帝代言人，另一個粉絲人數上百萬的帳號，上帝之鷹也是同樣的情形，在某個已經沒落的論壇曾是上串下跳的美國爪牙，風向轉了，來蹭愛國飯吧！蹭愛國飯也沒罪，資訊有誤如果不是刻意捏造或有意帶節奏倒無仿，只是狐狸尾巴時不時就要露一下，真令人厭惡。 <text:line-break/><text:line-break/>只能說，希望大家掌握一些基本事實，運用自己的常識去判斷資訊的可信度。 <text:line-break/><text:line-break/>最近在重看奧立佛史東於2017年專訪普京的電視紀錄片，普京訪談錄。 <text:line-break/>一共有4集，當年出來時，我第一時間找來看，當時我看得懞懞懂懂，又沒有中文字幕，看到一半還睡著。今次重看，真有一番不同領悟。 <text:line-break/><text:line-break/>B站有人上傳了中文字幕，推薦給大家。 <text:line-break/>第一集 <text:line-break/><text:a xlink:type="simple" xlink:href="https://www.bilibili.com/video/BV1GT4y1y7zG"><text:span text:style-name="T2">https://www.bilibili.com/video/BV1GT4y1y7zG</text:span></text:a><text:s/><text:line-break/>第二集 <text:line-break/><text:a xlink:type="simple" xlink:href="https://www.bilibili.com/video/BV1Dm4y1Z7q2"><text:span text:style-name="T2">https://www.bilibili.com/video/BV1Dm4y1Z7q2</text:span></text:a><text:s/><text:line-break/>第三集 <text:line-break/><text:a xlink:type="simple" xlink:href="https://www.bilibili.com/video/BV1e5411f7Eo"><text:span text:style-name="T2">https://www.bilibili.com/video/BV1e5411f7Eo</text:span></text:a><text:s/><text:line-break/>第四集 <text:line-break/><text:a xlink:type="simple" xlink:href="https://www.bilibili.com/video/BV16q4y147ex"><text:span text:style-name="T2">https://www.bilibili.com/video/BV16q4y147ex</text:span></text:a><text:s/><text:line-break/><text:line-break/>另外很少人知道普京在俄羅斯是鴿派吧！他其實是比較親西方的，甚至想讓俄羅斯加入北約。 <text:line-break/>（但被西方陣營忽悠太多次了） <text:line-break/><text:line-break/>董佳寧做了一期簡單講了一些，大家湊合看吧！ <text:line-break/><text:a xlink:type="simple" xlink:href="https://www.bilibili.com/video/BV1UU4y1o7ME"><text:span text:style-name="T2">https://www.bilibili.com/video/BV1UU4y1o7ME</text:span></text:a><text:s/><text:line-break/><text:line-break/>最後，因為推特大量封鎖刪除有關俄羅斯的訊息（譬如反駁烏克蘭製造的假新聞），有些人只好跑到Telegram(簡稱TG，俄羅斯公司開發的類似Line 微信的通訊軟體)上去了。 <text:line-break/>我自己多年前就安裝TG，但身邊沒有人用，只好晾在一旁，這次真派上用場了。 <text:line-break/><text:line-break/>可以免費安裝，教學文。有需要的朋友看一下。 <text:line-break/><text:a xlink:type="simple" xlink:href="https://www.kocpc.com.tw/archives/304043"><text:span text:style-name="T2">https://www.kocpc.com.tw/archives/304043</text:span></text:a></text:p>
      <text:p text:style-name="P2">陳真   |  2022.03.11 20:51   |   <text:a xlink:type="simple" xlink:href="http://palinfo.habago.org/Entry?Command=Information_PrintForum#FORUM42089"><text:span text:style-name="T1">#</text:span></text:a></text:p>
      <text:p text:style-name="P4">美國在韓國設置多個生物武器及生化武器實驗室，以及各種外洩與偷渡病毒等事件，只是罄竹難書的大量事實，經常引起韓國民眾的抗議。 <text:line-break/><text:line-break/>主流媒體卻完全掩蓋這些遍及全球而且特別沿著中俄周邊部署、邪惡透頂的撒旦行徑，光是美國部署海外、已知的生物武器實驗室數量就有兩百多個。 <text:line-break/><text:line-break/>台灣當然也是美國這個邪惡恐怖行徑的一環，但是，與南韓不同的是，台灣人絕對不會像韓國人那樣拼死抗議，台灣人一定會說能夠成為美國生物武器撒旦計畫的一環，能夠當美國人的生化武器狗肉炸彈，犧牲小我，消滅大陸，乃是無上的光榮。 <text:line-break/><text:line-break/>幾年來，關於美國的生物武器計畫這些事我已經寫了很多，但是，其實我只是寫出冰山一角，九牛一毛。我沒有多少時間寫，希望往後還有寫的機會，希望更多人能意識到這個不惜毀滅億萬生命的撒旦計畫。</text:p>
      <text:p text:style-name="P2">孫從輔   |  2022.03.11 13:00   |   <text:a xlink:type="simple" xlink:href="http://palinfo.habago.org/Entry?Command=Information_PrintForum#FORUM42088"><text:span text:style-name="T1">#</text:span></text:a></text:p>
      <text:p text:style-name="P3">我剛剛看到邱毅先生在觀網的留言，引用如下： <text:line-break/><text:line-break/>「 <text:line-break/>美國這下無法迴避了，俄羅斯已正式要求聯合國安理會召開緊急會議，討論美國在烏克蘭境內設置三十多個生化研究所，研究各種生化武器，甚至包括蝙蝠新冠病毒樣本。 <text:line-break/><text:line-break/>如果沒有俄烏戰爭，俄軍未曾進入烏克蘭境內，這個充滿邪惡的行動，可能永遠都不會被發現。現在紙已包不住火，若美國真是這兩年多新冠病毒肆虐的罪魁禍首，美國就應該是全人類的公敵，應該以「反人類罪」受國際審判。 <text:line-break/><text:line-break/>美國會在烏克蘭秘密搞生化武器研究基地，應該也會在其他地區做類似活動，最近美國黑手肆無忌憚的伸入韓國大選，是不是在韓國也存在類似的惡毒計劃呢？ <text:line-break/><text:line-break/>二戰期間，日本在哈爾濱搞細菌戰生化武器研究，用活生生的人做「活體實驗」，負責人是個陸軍中將，叫石井四郎。戰後石井四郎竟然能逃過戰犯審判，原因是他把全套生化武器研究資料交給美國，後來石井四郎還做了美軍顧問，美國在韓戰、越戰中都動用了生化武器。 <text:line-break/><text:line-break/>天網恢恢 疏而不漏，這次被俄羅斯在烏克蘭找到了証據，我希望聯合國安理會能迅速召開會議討論此事，組織專案小組，調查出完整真相，追究美國應負的相關責任。 <text:line-break/>」 <text:line-break/><text:line-break/><text:line-break/>新聞來源：俄公佈獲取的烏境內生物實驗室相關資料，稱證實美在烏克蘭領土進行軍事生物研究 <text:line-break/><text:line-break/><text:a xlink:type="simple" xlink:href="https://www.guancha.cn/military-affairs/2022_03_11_629801.shtml"><text:span text:style-name="T2">https://www.guancha.cn/military-affairs/2022_03_11_629801.shtml</text:span></text:a><text:s/><text:line-break/><text:line-break/>俄聯邦武裝部隊核生化防護部隊司令伊戈爾·基裡洛夫中將10日發布簡報，俄方從多個來源收到的信息證實了美國國防部在資助以及烏克蘭領土上進行軍事生物研究起到了“主導作用”。俄國防部稱，根據已經獲取的資料分析，在基輔、哈爾科夫與敖德薩等地生物實驗室參與下實施的UP-4項目主要是研究通過候鳥傳播危險傳染病的可能性，包括H5N1型流感病毒。 <text:line-break/><text:line-break/>名為R-781（俄/烏語寫法為Р-781）的研究項目則以蝙蝠作為主要研究載體，主要研究鼠疫、布魯氏菌、鉤端螺旋體、冠狀病毒、絲狀病毒等，實施該項目研究的設施不僅在烏克蘭，還涉及格魯吉亞的生物實驗室，另外UP-8項目的資料則指向剛果出血熱和漢坦病毒，俄稱該項目資料駁斥了美國方面此前“只有烏克蘭科學家”的說法，所有高風險研究都是“在美國專家的直接監督下進行”，除此之外，名為UP-2、UP-9和UP-10的項目則涉及炭疽和非洲豬瘟的病原體，俄國防部還稱，根據收到的消息與資料，哈爾科夫生物實驗室的140多箱蝙蝠寄生蟲，如跳蚤、扁蝨等也證明生物實驗室的美國合作方——美國國防部對傳播危險傳染病的昆蟲感興趣。 <text:line-break/><text:line-break/>俄還稱發現了規模性將烏克蘭公民生物樣本流向國外的跡象，如一份來自德國資助的項目中，用於研究克裡米亞-剛果出血熱的、採集自烏克蘭各地區1000份烏克蘭公民的血清樣本已轉移到德國漢堡的本哈托諾赫脫熱帶醫學研究所，由於這些血清樣本均來自斯拉夫族群，俄方懷疑這與開發種族針對性的生物戰劑的需求有密切關系。</text:p>
      <text:p text:style-name="P2">許世勤   |  2022.03.11 09:04   |   <text:a xlink:type="simple" xlink:href="http://palinfo.habago.org/Entry?Command=Information_PrintForum#FORUM42087"><text:span text:style-name="T1">#</text:span></text:a></text:p>
      <text:p text:style-name="P4">針對俄羅斯政府指控美國在烏克蘭發展生化武器實驗室，美國政府承認「至少在過去有協助烏克蘭建立這些實驗室」一方面卻又否認這些實驗室的目的是研製生化武器，而是「為了生物安全與防衛」的目的。 <text:line-break/><text:line-break/>如果一間生化實驗室的目的是為了「安全」，那美國何必把本來應該從世界上消失的天花病毒檢體保存下來？本來該滅亡的病源就讓它滅亡算了吧，特意保留下來能從中獲得「安全」？所以我知道養一頭老虎在身邊會有隨時被吃掉的危險，所以我把老虎養在身邊？目前有傳言，這些天花病毒的檢體甚至存放在烏克蘭的實驗室中，相當然爾美國政府方面皆叱為「陰謀論」。 <text:line-break/><text:line-break/>在一場美國聽證會上，共和黨代表詢問美國政府官員關於烏克蘭生化實驗室的問題，官員的回答是「美國盡全力避免烏克蘭實驗室的研究材料落入俄羅斯的掌控中」如果這些實驗室的研究目的真的跟「安全」有關，何必害怕落入俄羅斯的掌控？這不是此地無銀三百兩嗎？真相如何，作為小老百姓的我們無從得知，但美國表現出來的矛盾邏輯根本經不起推敲。</text:p>
      <text:p text:style-name="P2">陳真   |  2022.03.11 03:12   |   <text:a xlink:type="simple" xlink:href="http://palinfo.habago.org/Entry?Command=Information_PrintForum#FORUM42086"><text:span text:style-name="T1">#</text:span></text:a></text:p>
      <text:p text:style-name="P3">王家衛的 "春光乍洩" 正在上映。喜歡的人趕緊把握機會。 <text:line-break/><text:line-break/><text:a xlink:type="simple" xlink:href="https://www.youtube.com/watch?v=vpbHM9g7h_M"><text:span text:style-name="T2">https://www.youtube.com/watch?v=vpbHM9g7h_M</text:span></text:a><text:s/><text:line-break/><text:line-break/>我已經看好幾次了。今天才剛看完一次，打算明天再看一次。揮之不去的憂鬱，彷彿讓我對任何危險都不會感到懼怕。</text:p>
      <text:p text:style-name="P2">陳真   |  2022.03.11 02:06   |   <text:a xlink:type="simple" xlink:href="http://palinfo.habago.org/Entry?Command=Information_PrintForum#FORUM42084"><text:span text:style-name="T1">#</text:span></text:a></text:p>
      <text:p text:style-name="P4">今天帶小孩在一家小館子吃飯，餐廳裏有台電視，正播放俄烏戰爭的 "新聞"，痛斥俄羅斯如何屠殺婦女兒童，如何殘暴，如何沿路射殺難民，如何舉世憤慨等等。小孩看得驚叫連連，我叫她們不要看也不要聽，我說這全是謊言。小孩想多問，我就簡單說了幾句，我說普丁很可憐，為我們挺身而出，飽受許多國家的集體霸凌與抹黑。 <text:line-break/><text:line-break/>我跟小孩說，把拔看不慣黑白顛倒，於是昨天用英文寫了一封信給俄羅斯的駐台單位。小孩很驚奇，問我怎麼會認識俄羅斯政府？我說我不認識，我只是想在濁世滔滔一片抹黑聲中，表達我對他們的支持。 <text:line-break/><text:line-break/>前兩天，美國夥同英國禁運俄羅斯石油，拜登義正辭嚴地說："俄羅斯的每一滴石油，全都是烏克蘭人民的鮮血"。你聽了，心裏有何感想？你會覺得人性真美妙？還是醜陋不堪？ <text:line-break/><text:line-break/>我平常很不喜歡看所謂恐怖片，因為根本一點都不恐怖，裝神弄鬼地灑狗血，故意弄得大小聲想嚇人，實在有夠低級無聊。真正的恐怖就在現實生活中，製造中心就是美國白宮。它的邪惡、陰狠、血腥與殘暴，根本看不見底。 <text:line-break/><text:line-break/>我轉頭問學姊說："妳看，一個人如果從小每天接收像這樣一種鋪天蓋地的謊言，如何可能不腦殘？" 各位不妨看看底下這些人，你是不是會很絕望？人怎麼會普遍愚蠢到這種地步？蠢不可怕，可怕的是缺乏病識感，明明很蠢，蠢到流汁化膿，蠢到不可思議，但卻以為自己好聰明而且好幸福，生長在民主自由的文明國度，同時以為別人好笨好無知好可憐，被獨裁政權給洗腦了鎮壓了。 <text:line-break/><text:line-break/>陳真 <text:line-break/><text:line-break/>2022. 03. 11. <text:line-break/><text:line-break/>====================== <text:line-break/>全球反戰「為何不推翻普丁？」網看俄國街訪秒懂 <text:line-break/><text:line-break/>民視新聞網 <text:line-break/><text:line-break/>2022年3月10日 <text:line-break/><text:line-break/>生活中心／林孟蓉報導 <text:line-break/><text:line-break/>俄羅斯總統普丁（Vladimir Putin）下令俄軍入侵烏克蘭，戰爭延燒至今超過2週，釀成無辜百姓、士兵死傷，許多兒童頓時流離失所，畫面引發全球震驚。面對目前全球反戰聲浪，就有台灣網友發問，為何俄國人民不選擇推翻普丁，對此，就有網友翻出外媒在俄羅斯的街訪畫面，其中多數民眾竟都表示，支持普丁的決定。 <text:line-break/><text:line-break/>有網友在網路論壇《PTT》以「俄羅斯人民為什麼不推翻普丁？」為題發問，文中提到，普丁下令入侵烏克蘭，看起來大多數俄羅斯人民都是反對立場，民眾甚至上街頭抗議，代表對普丁專制政權有所不滿，因此原PO不解發問「為什麼之前都沒有人敢推翻普丁？是因為習慣專制政權了嗎？」。 <text:line-break/><text:line-break/>對於網友疑問，許多人給出回應「俄羅斯民眾大部分都是主戰的」、「牆內控制媒體是基本好嗎」、「死的是烏克蘭人，俄羅斯人沒事怎麼會想政變」、「因為是集權獨裁國家，抗議就被抓，就很難集結反抗」、「俄羅斯人普遍跟支那人一樣糟糕」。 <text:line-break/><text:line-break/>多數人都表示，俄羅斯算是集權獨裁國家，民眾就算有反抗聲浪，也很快就會被鎮壓，難以推翻政權。還有鄉民分享一段影片，記者在俄羅斯街頭訪問當地民眾，並拿出烏克蘭遭到俄軍轟炸的照片給民眾看，得到的回應卻相當驚人「我支持普丁，我不會看這些照片」、「沒有人在轟炸基輔，我不相信」、「我認為普丁是個聰明人，他知道自己在做什麼，所以我不會覺得這樣做不好」。還有位民眾擔心遭清算，回應「我不想談論這件事，因為這在俄羅斯很危險，我會避談這件事，但我支持和平，我不想要有戰爭」。 <text:line-break/><text:line-break/>台灣網友看完影片後，都認為俄國民眾跟中國人民相當類似「這跟在中國街頭問人民幸不幸福沒兩樣啊」、「像問中國人有沒有新疆集中營一樣」、「獨裁國家誰敢講真話」、「支那跟俄國的核心利益，擴張跟殖民」、「說錯話是要關五年的，你覺得他應該說什麼呢」、「你問中國人民為什麼不推翻習近平？」。</text:p>
      <text:p text:style-name="P2">許世勤   |  2022.03.10 14:23   |   <text:a xlink:type="simple" xlink:href="http://palinfo.habago.org/Entry?Command=Information_PrintForum#FORUM42083"><text:span text:style-name="T1">#</text:span></text:a></text:p>
      <text:p text:style-name="P3">中午吃飯，看到一個朋友的商標被大陸某健身房抄襲，底下的人回應「大陸不意外」「強國人就是這樣無法讓人尊重」「建議提告討回公道」似乎這就是大陸欺壓台灣的「證據」，大夥群情義憤。無獨有偶，前陣子在臉書上看到某間經營多年的台灣健身房，商標被日本某遊戲公司抄襲，但網友留言「紅到國外」「台灣之光」被抄襲的健身房似乎也無意提告「討公道」，好像台灣人的東西被日本抄襲是一件多麼光宗耀祖的事。 <text:line-break/><text:line-break/>以抄襲這件事是不正確的行為作為前提，那我們應該以同樣的標準來批判，不是大陸抄襲就該死，日本抄襲就好光榮。這群朋友批判的根本就不是抄襲這個行為，而是對大陸人民的批判，而且這過程中充分展現了身為台灣人的優越感，自我感覺十分良好。如果是，那麼日本某公司的抄襲，怎麼不是「日本人不意外」「倭寇就是這樣無法讓人尊重」「一定要對小日本提告捍衛台灣人的尊嚴」呢？ <text:line-break/><text:line-break/>個別的人或團體的行為，放大為「這就是大陸人的特質」既不合理也不符合比例原則。如果今天大陸人因為「聞名國際」的台灣金光黨，得出「台灣人都不腳踏實地，喜歡詐欺」的結論，台灣人也覺得合理嗎？批判抄襲這個行為是對的，但衍伸為對整個國家的批判則有邏輯上的問題。抽菸會增加罹患肺癌的風險，這是統計的結果，是概率的問題，如果衍伸為「抽菸一定會得肺癌」，腦子正常點的人都知道這種推論有問題。如同民進黨最愛宣傳的「四萬換一塊」，明明前面的「四萬」是嚴重貶值、通貨膨脹後的「舊台幣」，後面的「一塊」是經由大陸來台的黃金為基準發行的「新台幣」，兩者價值不同，能放在一起比較嗎？但台灣人卻覺得這種偷換概念是理所當然。十幾年前一句「台灣最美的風景是人」讓一堆台灣人爽歪歪，但多數台灣人的世界觀從邏輯上來看根本就是錯誤的，這只會不斷提高當局誤判局勢的風險。</text:p>
      <text:p text:style-name="P2">Ethan   |  2022.03.09 20:02   |   <text:a xlink:type="simple" xlink:href="http://palinfo.habago.org/Entry?Command=Information_PrintForum#FORUM42082"><text:span text:style-name="T1">#</text:span></text:a></text:p>
      <text:p text:style-name="P5"><text:span text:style-name="T3">俄烏背後的金融戰 <text:line-break/></text:span><text:a xlink:type="simple" xlink:href="https://youtu.be/u3a7yGKr4Rw"><text:span text:style-name="T4">https://youtu.be/u3a7yGKr4Rw</text:span></text:a><text:span text:style-name="T3"><text:s/><text:line-break/>可以看一下背後的強盜邏輯 <text:line-break/></text:span></text:p>
      <text:p text:style-name="P2">A hsin   |  2022.03.09 13:48   |   <text:a xlink:type="simple" xlink:href="http://palinfo.habago.org/Entry?Command=Information_PrintForum#FORUM42081"><text:span text:style-name="T1">#</text:span></text:a></text:p>
      <text:p text:style-name="P3">台灣媒體幾乎是西方觀點，媒體大多是為政治和金主服務，很多台灣人被操弄還認為自己很聰明。 <text:line-break/>最近還有挺烏克蘭遊行和捐款，烏克蘭跟台灣有什麼關係，有幫過台灣嗎？ <text:line-break/><text:line-break/>北港遊行力挺鳥克蘭 拜媽祖祈求世界和平 <text:line-break/><text:a xlink:type="simple" xlink:href="https://youtu.be/Yo4QBTy_Yfs"><text:span text:style-name="T2">https://youtu.be/Yo4QBTy_Yfs</text:span></text:a><text:s/><text:line-break/>台灣人善心再次大噴發烏克蘭捐款專戶五天衝3億元 <text:line-break/><text:a xlink:type="simple" xlink:href="https://youtu.be/iJhYY8gcCCg"><text:span text:style-name="T2">https://youtu.be/iJhYY8gcCCg</text:span></text:a><text:s/><text:line-break/><text:line-break/><text:line-break/>分享一個台灣媒體看不到的，俄羅斯女生對俄烏戰爭的觀點， <text:line-break/><text:line-break/>主持人：俄烏發生的起因你怎麼看？ <text:line-break/>受訪者：2014年烏克蘭威脅俄羅斯安全，第一件事就是烏克蘭政府說希望加入北約，如果加入北約導彈就會部屬在俄羅斯邊界，俄羅斯政府擔心安全，第二件事情是烏克蘭不希望頓巴斯獨立，八年間頓巴斯遭到導彈襲擊，但別的國家不管這件事，俄羅斯管，因為頓巴斯有很多俄羅斯人，烏克蘭政府也用槍用坦克用軍機在頓巴斯，為什麼別的國家都沒說。 <text:line-break/><text:line-break/>主持人：你覺得制裁對俄羅斯來說公平嗎？ <text:line-break/>受訪者：不公平，戰爭不是一個好事情，但美國侵略很多國家，別的國家都沒有實施什麼制裁，俄羅斯旁邊有兩個國家，亞美尼亞和阿塞拜疆，也有戰爭但西方國家不管這件事。 <text:line-break/><text:line-break/>制裁重压下的俄罗斯青年：愤怒 屈辱 不公！ <text:line-break/><text:a xlink:type="simple" xlink:href="https://www.bilibili.com/video/BV11r4y1z7ox?from=search&amp;;seid=10818746327305231266&amp;;spm_id_from=333.337.0.0"><text:span text:style-name="T2">https://www.bilibili.com/video/BV11r4y1z7ox?from=search&amp;;seid=10818746327305231266&amp;;spm_id_from=333.337.0.0</text:span></text:a><text:s/><text:line-break/><text:line-break/><text:line-break/>另外，因為有親戚在大陸工作生活，知道有bilibili、今日頭條、微博等網站，發現同一件事報導會與台灣媒體大不相同，例如過年期間中國男足輸給越南，很多人很氣憤，砸重金養男足，都可以住豪宅開名車，卻是一直輸球，相較於沒砸重金中國女足，贏日本、南韓最後得到亞洲盃冠軍，尤其南韓那場從0-2到3-2逆轉勝，拚搏精神讓人感動，但台灣媒體卻只看到女足贏有人接機，男足輸沒人理，還有人在男足飯店放鞭炮，顯得大陸人很現實和沒水準。 <text:line-break/><text:line-break/>500人迎陸女足載譽歸國 男足全程無人理 <text:line-break/><text:a xlink:type="simple" xlink:href="https://www.youtube.com/watch?v=BjF_Iu-nN7Y"><text:span text:style-name="T2">https://www.youtube.com/watch?v=BjF_Iu-nN7Y</text:span></text:a><text:s/><text:line-break/><text:line-break/><text:line-break/>多數台灣人不會去看大陸媒體，卻全盤接受台灣媒體那套，越年輕越有這種感覺， <text:line-break/>總覺得自己沒辦法在多數親朋好友面前表達自己想法，會被當成異類。</text:p>
      <text:p text:style-name="P2">陳真   |  2022.03.09 01:02   |   <text:a xlink:type="simple" xlink:href="http://palinfo.habago.org/Entry?Command=Information_PrintForum#FORUM42079"><text:span text:style-name="T1">#</text:span></text:a></text:p>
      <text:p text:style-name="P3">看！反戰？人性真的很可恥。 <text:line-break/><text:line-break/>我對台灣的學生、老師，真的是很看不起，不管到底是蠢還是壞，一樣窩囊猥瑣，很沒出息，不像個 "人"。 <text:line-break/><text:line-break/>陳真 <text:line-break/><text:line-break/>===================== <text:line-break/>中華日報 <text:line-break/><text:line-break/>台首大聲援烏克蘭 <text:line-break/><text:line-break/>2022年3月9日 <text:line-break/><text:line-break/>台灣首府大學八日一早百餘名師生齊聚行政大樓前，由校長張淑中帶領師生反戰爭、要和平及保護女性人權，聲援烏克蘭。 <text:line-break/><text:line-break/>張淑中表示，自從俄羅斯於二月二十四日大軍入侵烏克蘭後，十多天來已造成大量烏克蘭軍人、平民，甚至許多婦女與幼兒的傷亡，對於俄羅斯此種破壞和平、引發戰火並侵略烏克蘭的非法軍事舉動，堅決反對。 <text:line-break/><text:line-break/>張淑中說，任何的戰爭行為，都是非常殘忍、不人道，更有許多烏克蘭的婦女與幼兒，受到戰爭的無情殺害，令人難過，學校慶祝婦女節的同時，特別站出來舉辦聲援活動，也希望國際支持烏克蘭。 <text:line-break/><text:line-break/>昨天包括幼教、烘焙、飯店、觀光、餐旅管理等系所的師生及樂齡大學的學生，大家高舉「No War」、「Stop」、「Peace」、「重視幼兒及婦女生命權」等標語，並在印尼籍的學生會長郭明順、副會長陳愛玲帶領下，高喊：「反戰爭」、「要和平」、「支持烏克蘭、反對侵略」等口號，表達力挺烏克蘭決心。</text:p>
      <text:p text:style-name="P2">Xuan-wei   |  2022.03.08 23:37   |   <text:a xlink:type="simple" xlink:href="http://palinfo.habago.org/Entry?Command=Information_PrintForum#FORUM42078"><text:span text:style-name="T1">#</text:span></text:a></text:p>
      <text:p text:style-name="P4">分享一篇日前中國外交部發布的文章《美國對印第安人實施種族滅絕的歷史事實和現實證據》，用搜尋引擎可找到全文。 <text:line-break/>此文有理有據地、全面地呈現美國政府對其國內印第安人實施種族滅絕的可恥暴行。看到其中提到的，在6,70年代印第安婦女在不知情/非自願的情況下遭受 Indian Health Service所屬醫院施行絕育手術，想起多年前閱讀到相關資料時不可置信的心情，不禁感歎西方掌權者總是有辦法以美好、正當的理由(如：家庭計劃、優生考量)從事各式各樣反人類的行為。</text:p>
      <text:p text:style-name="P2">陳真   |  2022.03.08 10:11   |   <text:a xlink:type="simple" xlink:href="http://palinfo.habago.org/Entry?Command=Information_PrintForum#FORUM42077"><text:span text:style-name="T1">#</text:span></text:a></text:p>
      <text:p text:style-name="P3">那位貼一些歧視性言論(什麼西方人支持烏克蘭是因為可以去烏克蘭買春)的同學，我雖有意見，但希望你別放心上。如果你還想貼別的，請儘管貼，匿名當然也無妨，但是拜託各位不要便宜行事，對於轉貼內容宜多加查證及選擇，很多所謂網紅，言論含水量太高，不可靠，甚至充滿偏見與歧視。 <text:line-break/><text:line-break/>巴勒網沒法做到百分之百正確無誤，但是都會盡力查證，不會信口開河，也不會過度評價，更不會容忍法西斯言論或過於腦殘的言論。巴勒網嚴格管控言論，但是，這才是真正的百分之百言論自由。說鬼話說鳥話說蠢話，那不叫自由；那種言論，有害無益。</text:p>
      <text:p text:style-name="P2">陳真   |  2022.03.08 07:10   |   <text:a xlink:type="simple" xlink:href="http://palinfo.habago.org/Entry?Command=Information_PrintForum#FORUM42076"><text:span text:style-name="T1">#</text:span></text:a></text:p>
      <text:p text:style-name="P4">對，我相信人，相信生命，但我不開空白支票給黨給政府，總都還是得看具體作法內容，逐個衡量。大局有大局的評價，小局面有小局面的個別看法。 <text:line-break/><text:line-break/>但我同時也明白，就跟看病開藥動手術一樣，很多時候會有必要之惡，並非凡事都無代價。我明白這一點，因此我也比較不會以絕對價值衡量人事物。做事的人有做事者的難處。 <text:line-break/><text:line-break/>至於毛澤東，功利角度上他確實功勞巨大，功過再怎麼相抵還是個偉人，但他理當贏得一切榮耀，卻贏不了我一顆心。我不以這樣的ㄧ己評價態度為榮，但心這種東西畢竟沒什麼工具理性內涵，我們並不是經過一番關乎功過的分析來決定心之歸屬，心之所嚮。</text:p>
      <text:p text:style-name="P2">张证壹   |  2022.03.07 23:49   |   <text:a xlink:type="simple" xlink:href="http://palinfo.habago.org/Entry?Command=Information_PrintForum#FORUM42075"><text:span text:style-name="T1">#</text:span></text:a></text:p>
      <text:p text:style-name="P3">分享个人一点见解。我支持中国政府，但是不喜欢。这就像是陈真医生所说的，一种个人的“美感问题”，让我无法真心欣赏中国共产党。 <text:line-break/><text:line-break/>首先，李晓鹏博士的书我有买，包括他一本写华为与5G发展史的签名书我也买了（但还没有时间看）。他的微信公众号文章我几乎都读完了。 <text:line-break/><text:line-break/>从以上行为来说，我应该算是李晓鹏博士的粉丝，但其实不算。 <text:line-break/><text:line-break/>李晓鹏写的文章，很多时候角度很有见地，但是只要一扯上毛泽东时，就会转变为完全的吹捧，简直把毛泽东捧为不世伟人。 <text:line-break/><text:line-break/>毛泽东当然很有贡献，同时也是红色中国的开国元勋，但不代表他是个完人。毛泽东是军事天才，但是在治国上，大跃进、土法炼钢、人民公社这些悲剧都是他一手推动的，饿死数十万人。再后来，先鼓励大鸣大放，并且承诺绝不秋后算账，接下来反手就用这些材料，搞起文革斗争，这些都是毛泽东干的事情。 <text:line-break/><text:line-break/>军事上可以兵不厌诈，但是政治上也搞起钓鱼执法这一套，是毛泽东最不能让我容忍的地方。 <text:line-break/><text:line-break/>即使是中国共产党，给毛泽东盖棺论定的时候也是“七分功三分过”，已经算是比较高的评价了。 <text:line-break/><text:line-break/>前几年中国文化界有一股歪风，就是无脑吹捧毛泽东，这是让我非常不能忍受的。中国传统文化的一句经典之言，子曰：“民无信不立”，是智慧的结晶。为什么中国人民普遍不信共产党的公开言论，而是经常做其他解读，然后与政府斗智斗勇？这就是文革时期种下来的恶果。说到底，人无完人，所谓的圣人只是造神运动的虚幻宣传。 <text:line-break/><text:line-break/>独立思考的能力真的非常重要，不人云亦云，就不至于被洗脑。虽然中国现在因为生存需要而进行的政治宣传（洗脑）是必要之恶，但是对于我这种已经被国民党洗脑教育骗过一次的人来说，这是让我绝对反感的行为。</text:p>
      <text:p text:style-name="P2">張萬康   |  2022.03.07 23:12   |   <text:a xlink:type="simple" xlink:href="http://palinfo.habago.org/Entry?Command=Information_PrintForum#FORUM42074"><text:span text:style-name="T1">#</text:span></text:a></text:p>
      <text:p text:style-name="P4">念淨說的我回一下。大陸電影圈、文藝圈的親帝派是主流，他們很信西方那套。我有些大陸朋友在他們面前不敢講點不同意見，不然受氣被拉黑事小，恐怕還斷了發展機會。甚至傳播圈，當記者的，或學校相關科系的老師也不少這樣的人。 <text:line-break/><text:line-break/>去年八月我本要貼一篇我的想法，但想了半天沒發，今日斗膽發出。 <text:line-break/><text:line-break/>＃ <text:line-break/>念淨提到「中國國歌有危機意識」，我和哥們老孫聽到這句「中華民族到了最為危險的時候」會胸口一堵，除了某種對歷史的感動（這歌是在抗戰年月火起來的），還包括對近年時局的憂心。有這種感覺的不光我、老孫這樣的中年人，前陣子和一30出頭歲的台灣朋友談到這句歌詞，他立刻就說：「其實現在也是。」 <text:line-break/><text:line-break/>所以我看到大陸網站喊打喊殺的人，覺那些人莫名其妙。不是說不懂他們把台灣人當同胞但卻常受污辱歧視的心情，而是非常能懂，但他們那樣叫囂實在很扯。金一南說台灣的飛彈可以覆蓋到武漢，給大陸製造一定的威脅，不把統一這事解決算不上民族復興，但他講話也是好好講，可沒像兩岸網友網紅那樣嘶吼。喜歡那樣叫囂的大陸網友在日常生活中的待人接物我可以想像出是啥德行。 <text:line-break/><text:line-break/>兩岸一旦升高成武力鬥爭，台灣肯定是慘，但大陸的損傷不容易估測，我觀察得出大陸當局很負責任，運籌帷幄考量方方面面，美國人設的局得細心因應。 <text:line-break/><text:line-break/>此外我非常討厭大陸的大小公知，這些人和綠營妖道的腦子和手段是一樣的。很多大陸人民認為恨國黨的人很少，聲勢差遠了，但我認為少歸少，可別小看們扯後腿的能力。年輕一代慕洋者很多的，喜歡新的事物，認為國外一切都值得中國學習，愛講中國沒救了。他們在轉公知寫的鬼扯文章時會加一句引言：「聽點各種不同的聲音。」或表示原來如此，真是理中客又有批判力。綠色妖道、偽學術份子搞爛台灣已至難以救治的地步，但中國可不能被公知、恨國黨、親帝派給帶偏。（以前常講他們叫「自由派」，但這個用語太溢美他們了） <text:line-break/><text:line-break/>大陸文藝圈和導演們的墮落不下於台灣，很多恨國黨。有的人不是恨國黨但也習慣見人說人話、見鬼說鬼話，喜歡跟著大家演批判政府。可是他們的那種批判叫批判嗎？前陣子有件讓我難受至今的事，一個做巴爾幹半島研究的文學工作者，尤其跑過幾次塞爾維亞（她跟我說過庫斯圖里卡跟她搶過同一包玉米片），在建黨100年當天在豆瓣發文，說她爸爸對這種典禮活動嗤之以鼻，她十分附議，於是兩個人決定一起看歐洲盃足球賽事的重播（當時是賽事舉行期間但白天沒新的球賽看），結尾寫還是足球好看多了。寫了這麼一小段就博得豆瓣文青瘋傳和高讚了。我覺真是很噁心啊。一個做巴爾幹半島書寫的人如此矯情，三觀出很大的問題怎麼能做巴爾幹半島或塞爾維亞的活兒呢？可我跟她談過美國肆虐前南斯拉夫的事，她裝得很痛心......回想起來我才發現她是裝給我看的，她從不批評美國的，只談戰爭禍害人民她很傷心。如果一個人真的痛心美國的惡行，怎會在建黨百年還那樣騷操作呢？這並非兩回事啊，當局搞的活動即便不免有幾分八股教條味，也不值得他們父女那樣不能"成全"吧？又想起此人喜歡藉用爸爸發揮的另一件事，去年（按：2020）武漢疫情爆發時期，她寫爸爸狂罵肯定當局給的信息與死亡數字啥的都是假的，然後寫自己傷心且同意爸爸的英明銳見。當然，豆瓣網友熱愛這種發文。 <text:line-break/><text:line-break/>今年（按：2021）也有疫情，此人住的城市有的地方因此暫時封路，要人繞道，小區忙著檢測種種，她寫說她看了灰心，巴拉巴拉意思是這是什麼可恥的不自由的國家。這些人文筆都很厲害，通常寫自己心寒，委屈，活在中國體制下的黑暗中。然後此人愛寫自己很愛跟路上大媽聊天，覺大媽老伯是最可愛的。小清新，有愛，順愛寫知識份子虛偽，愛寫朋友跟她說你這人就是直率。事實上在我來看大媽老伯只是她掩飾優越感的道具，有種給他們摸摸頭的感覺。這很微妙。我們台灣穿吊嘎、拖鞋裝作自己叛逆接地氣的藝術家還會少嗎？又，平時自稱愛農民，可農民改投藍軍就被他們譏笑、怒罵是無知，用詞之難聽。又，許崑源過世，覺青發文表示黑道不值同情。 <text:line-break/><text:line-break/>這個大陸女生以前是我朋友，後來我才看出她反共反很大，反共也沒啥，可那從不是就事論事在談事情。這票人喜歡發些小清新氣氛的東西談世界和平，自認對主旋律、大敘事受不了。不是說他們全錯，而是有夠瞎，心態有問題，有的人還會嘻嘻哈哈講自己也歧視中國。或是送出一句總之台灣就是比大陸好，你來鐵拳下住住看就知道了。他們好像不知道我們的朋友過去生活的可不少。台灣某些方面本就還不錯但不是他們想像或美化成的那樣。 <text:line-break/><text:line-break/>豆瓣這個網站很扯，系統後台也是恨國、親美、精日、親港台的，最近我發文寫恨國和精日，恨國二字遭不准發送，精日二字則被系統改成不准網友留言。因為讓他們（豆瓣）感覺刺眼的用詞在這裡不准出現。大陸有豆瓣這種網站，還有啥言論不自由？反對豆瓣這些人的聲音反而受限制。知乎也是很亂，似乎各路水軍都有，公知寫的偽論文洋洋灑灑努力講不實或似是而非、三真七假的東西。大陸真開放啊，不像我朋友在臉書批綠批美就被禁言30天。 <text:line-break/><text:line-break/>一個心中欠缺張雨霏所講的「中國力量」的人會真的用心疼惜塞爾維亞和周邊獨立的國家嗎？我不相信。 <text:line-break/><text:line-break/>（張雨霏是女泳隊選手，前幾天在四人自由泳4x200接力賽中，和隊友一起游出金牌並打破世界紀錄。賽後受訪，她是第三棒，她說最後50公尺她不知道哪來的力量，是用中國力量，我就不服!跟他(它)拚了!） <text:line-break/><text:line-break/>這些公知、文青對中國力量這種素樸動人的話語是嗤之以鼻的。他們認為知識份子必須有批評政府的天職，這沒錯啊，但對善惡這麼敏感的人、自居智慧高過老百姓的人怎會看不見美國的惡質呢？再者，有些公知住西方國家那麼久怎沒批過當地政府？因為國外的事情他們不熟？有的還理直氣壯談自己出國後打開視野才知道國內有多糟糕，或寫自己在西方確實從沒看過種族歧視。 <text:line-break/><text:line-break/>中國已經再次處在最危險的時候了，建黨100年還遭到一個作家這樣的不齒，我覺真的果然是有夠危險。 <text:line-break/><text:line-break/>【2022/3/7按：本文當時沒發的原因之一，我講的那個小清新作家以前是我朋友，雖看出她腦袋妖蛾子已疏遠，但寫出來像是講人壞話？所以沒發出。一個大陸朋友私下看了說，你是對公不是對私，可以發啊。但我還是忍住。今天重發，順講的是大陸挺烏克蘭、譴責俄羅斯但對美帝罪行視而不見的人還不少（在微博輸入烏克蘭三字去搜可發現），並沒像台灣一面倒。此外塞爾維亞、俄羅斯的親帝派本就不乏親帝派，這是南斯拉夫被裂解的因素之一。兩岸問題簡單說也是被美國分化的。日本只是幫美國小忙，好比沖繩的「台灣之塔」，日台雙方一起搞這。又如西鄉從道在屏東牡丹鄉的征台功勳碑，在當地排灣族部落的抗議下也恢復了樹立。另，孤烟暮蝉的氣息挺歪，我看過她好像批過柴靜。柴靜本一小清新狀之崇洋者，刁難防疫學者的德行很沒品，但孤烟暮蝉的氣息亦叫人不敢恭維。台灣有個大問題是沒有解殖，事實上中國大陸也是的，太崇拜西方，太貶低自身。我最受不了的是大陸網友喜歡謾罵黑人，無論恨國派或愛國派都是這樣。】 </text:p>
      <text:p text:style-name="P2">李念淨   |  2022.03.07 18:18   |   <text:a xlink:type="simple" xlink:href="http://palinfo.habago.org/Entry?Command=Information_PrintForum#FORUM42073"><text:span text:style-name="T1">#</text:span></text:a></text:p>
      <text:p text:style-name="P3">不過把大陸年輕一代的疑西風氣說成多數，我覺得有點太樂觀。 <text:line-break/>最近長期在大陸一些網路論壇比方知乎微博來看，感覺大陸民意對俄烏局勢的看法還是非常分裂的，並非是真的多數都支持俄羅斯 <text:line-break/><text:line-break/>又或者說多數支持俄羅斯，但是有話語權有財力的那方卻很信北約那套的說法 <text:line-break/><text:line-break/>(我並沒有否定台灣網軍在這之中的作用) <text:line-break/><text:line-break/>而是大陸對思想控制其實是很寬鬆，甚至可以說是割裂的 <text:line-break/>中共內部有一大半的官員其實很親歐美，從鄧小平以後的河殤派到今天都是這樣 <text:line-break/>比方說方方這樣的人，在中共內部其實相當多 <text:line-break/><text:line-break/>又或者說看起來中俄之間關係緊密，但那實際上僅僅是政治跟軍事上有合作 <text:line-break/>經濟上....中國其實大部份的交易份額都是日本、澳洲、美國這樣的反華國家 <text:line-break/><text:line-break/>就甚至連俄羅斯這樣的國家，大概到2018年檯面上多數的官員還是親西方的派系，還很順利的把世界盃都辦完，最大反對派莫斯科回聲的電台甚至到前幾天才被政府關閉 <text:line-break/><text:line-break/>而西方呢？幾乎是一面倒的反俄，前幾天日本的鳩山由紀夫，僅僅說了"烏克蘭在頓巴斯也有屠殺"，就這個事實，也能被日本網友罵到臭頭 <text:line-break/><text:line-break/>要論對國內思想及輿論的掌控程度，中國跟俄羅斯這樣國內輿論64開的都遠遠不能跟歐美國家19開的相比。 </text:p>
      <text:p text:style-name="P7"><text:span text:style-name="T5">李輝焱</text:span><text:s/>  |  2022.03.07 12:52   |   <text:a xlink:type="simple" xlink:href="http://palinfo.habago.org/Entry?Command=Information_PrintForum&amp;iPage=1#FORUM42072"><text:span text:style-name="T1">#</text:span></text:a></text:p>
      <text:p text:style-name="P8"><text:span text:style-name="T6"><text:line-break/></text:span>我直接貼算了一直失敗<text:span text:style-name="T6"><text:s/><text:line-break/><text:line-break/><text:line-break/></text:span>從個人經歷談中國年輕一代認識中西方道路的心路歷程<text:span text:style-name="T6"><text:s/><text:line-break/></text:span>李曉鵬博士<text:span text:style-name="T6"><text:s/>2019-10-23 <text:line-break/><text:line-break/><text:line-break/><text:line-break/><text:line-break/></text:span>我生於<text:span text:style-name="T6">1982</text:span>年，改革開放後四年，是比較早的一批「<text:span text:style-name="T6">80</text:span>後」。今年三十出頭了。回顧這三十多年的生活，感覺自己非常幸運，可以在<text:span text:style-name="T6">30</text:span>年左右的時間裏，體驗到了人類社會兩千多年的變遷<text:span text:style-name="T6">——</text:span>從原始的農耕社會到工業化社會，再到移動互聯網和人工智能社會。這個過程讓我對中國和外部世界的認識經歷過很多次劇烈的沖擊和變化。<text:span text:style-name="T6"><text:s/><text:line-break/><text:line-break/></text:span>我出生在中國最貧窮的地區之一：重慶（原屬四川）和貴州的交界處。西南地區本來就是中國最窮的地區，我家在兩省的邊緣地區，就是窮上加窮。那個地方群山起伏、交通不便，土地貧瘠。父親是鄉裏的數學老師，但是他的兄弟和父母都在農村種地。寒暑假和農忙的時候，我也會去農村做些農活。<text:span text:style-name="T6"><text:s/><text:line-break/><text:line-break/></text:span>當時學校還有專門的假期叫農忙假<text:span text:style-name="T6">——</text:span>每年稻谷播種和收割的時候放假一周，中小學的孩子們都回家去幹農活。不然家長們會有意見，說讀書耽誤了農忙，就不讓孩子來念書了。<text:span text:style-name="T6"><text:s/><text:line-break/><text:line-break/></text:span>農忙時候幹的活兒，勞作方式跟兩千年前沒有多大的區別，犁田用牛、插秧用手，收割用鐮刀、打谷用架子。<text:span text:style-name="T6"><text:s/><text:line-break/><text:line-break/></text:span>小鎮（鄉政府所在地）只有一條街，被稱之為老街，都是一些老式的瓦房。街道大約只有五六米寬，但相當長，大約有一兩公裏，街旁邊就是河，叫筍溪河。這條街的歷史非常古老，應該有一千多年了。所有的老街坊都認識。盡管物質生活貧乏，但治安良好、沒什麽貧富差距，大家習慣了緊巴巴的小日子，生活還算悠然自得。<text:span text:style-name="T6"><text:s/><text:line-break/><text:line-break/>1998</text:span>年，長江全流域發大水，筍溪河也一夜暴漲，把我家房子沖垮了。整條街被沖垮的房子不少。洪災過後，鄉政府趁機對街道進行修繕開發，搞旅遊，號稱「中山古鎮」。去年（<text:span text:style-name="T6">2015</text:span>年）春節還上了新聞聯播，被當成「青山綠水變金山銀山」的典型案例，現在就更火了。<text:span text:style-name="T6"><text:s/><text:line-break/><text:line-break/></text:span>我離開中山，是一級一級考試考出來的。當時還有一級行政區劃叫做區，比鄉高一級，比縣低一級。<text:span text:style-name="T6">1996</text:span>年去區裏面讀初中，<text:span text:style-name="T6">1997</text:span>年到江津縣城讀高中。<text:span text:style-name="T6">2000</text:span>年從縣裏面考到了北京的中國人民大學。念完大學，在博士期間去英國劍橋大學做訪學。後來又到美國哈佛做<text:span text:style-name="T6">Research Fellow</text:span>（大致可翻譯為「研究員」）。現已回到國內，定居北京，以研究為業。<text:span text:style-name="T6"><text:s/><text:line-break/><text:line-break/></text:span>從中國最落後的地區，從兩千年前的農業耕作式的生活方式，到大城市體驗工業化社會的生活，又到英美感受西方現代化的生活，跟著大家一起，經歷信息化、移動互聯網的創新浪潮。人類從農耕時代走到今天，走了三千多年，我在這三十年裏親身體驗了一遍，這是我的最幸運之處。<text:span text:style-name="T6"><text:s/><text:line-break/><text:line-break/></text:span>外部世界的快速變化，也急劇改變著我們的思想。我們這一代人對世界、對中國的看法經歷了幾次很大的變化。有的時候是完全顛倒過來：以前你認為正確的現在全部錯了，以前你認為是錯的現在全部正確了。而且更神奇的是：還可能再顛倒一次。<text:span text:style-name="T6"><text:s/><text:line-break/><text:line-break/></text:span>我出生的時候文化大革命已經結束五六年了。但文革的影響依然存在。文化大革命時期的宣傳材料和圖書，很多家庭還保存著。小時候去小夥伴家裏玩，從他家床下的紙箱子裏翻一些小人書，大部分都是文革期間出版的。其中我印象最深刻的是一套批判孔子的書。<text:span text:style-name="T6"><text:s/><text:line-break/><text:line-break/></text:span>文化大革命有一段時間批判孔子，把孔子說成是很壞的一個人，是奴隸主階級的反動文人，成天就想復辟奴隸製度，反對社會進步，主張堅決鎮壓奴隸們的反抗。我不知道文革是什麽，但小人書上的東西看得懂。小孩沒有分辨能力，以為書上說的就是對的，認為孔子就是一個大壞蛋，而崇拜書裏面跟孔子鬥爭的奴隸起義英雄。<text:span text:style-name="T6"><text:s/><text:line-break/><text:line-break/></text:span>過了幾年，中央電視臺播了一個紀錄片，就叫《孔子》。那時候我家還沒有電視機，對門買了，黑白的，只能收到中央一臺，而且只有晚上才有信號，周圍的街坊們晚上都跑到對門去看《孔子》。我看得半懂不懂的，但印象很深刻，因為前後對比太強烈了。這個紀錄片竟然說孔子是一個偉人！是偉大的教育家，中國歷史上的偉人，做出了很大的貢獻！而且電視裏面還告訴我們全世界有兩百多個國家都有孔子像。<text:span text:style-name="T6"><text:s/><text:line-break/><text:line-break/></text:span>這是我第一次世界觀的顛覆。第一次發現，原來這個世界對同一個人竟然可以有兩種截然相反的評價。以前書上說他是壞人，壞透了。現在中央電視臺裏面又說他是好人，而且還是一個很偉大的人物。怎麽會這樣？好壞可以這樣顛倒嗎？<text:span text:style-name="T6"><text:s/><text:line-break/><text:line-break/></text:span>後來我上了小學、初中，接受了改革開放的標準化教育，文革的影響慢慢褪去。政治課本上說，黨領導人民推翻了三座大山、建立了新中國。但是，黨在文革時期犯過很嚴重的錯誤，毛澤東同誌對此負有不可推卸的責任，他的過錯和功勞要三七開。經過改革開放，把文革的錯誤路線糾正過來了，堅持四項基本原則，以經濟建設為中心，國家這才走上了正確的發展道路。對孔子的批判是「文革」時期極左路線的產物。這些，我全都相信了，不再對孔子是一個偉大的思想家、教育家有任何疑問，對毛的看法也與官方一致。<text:span text:style-name="T6"><text:s/><text:line-break/><text:line-break/>——</text:span>不過，家裏的長輩們對毛的評價比課本上的還要更高一些。我的父母都來自於貧苦農民家庭，非常敬仰毛澤東。身邊的長輩們也幾乎都是如此。我還在讀初中的時候，爸爸就給我買了一套四卷《毛澤東選集》給我看。我把這四卷翻得爛熟。不過我印象中家裏從未掛過毛主席像，而且我們家三代人包括我在內，都不是黨員。長輩們對毛的敬仰完全是出於一種樸素的感謝，感謝他讓窮苦百姓過上了和平穩定、有尊嚴、能溫飽的生活，而不是出於什麽政治立場。<text:span text:style-name="T6"><text:s/><text:line-break/><text:line-break/></text:span>在信息閉塞的小山村，對中國和世界的差距，我並不了解。在讀大學以前，我從未離開過重慶，重慶市的市區也只去過那麽三四次。政治課本上告訴我們，西方的資本主義製度是腐朽的、反動的、剝削勞動人民。我對此深信不疑。<text:span text:style-name="T6"><text:s/><text:line-break/><text:line-break/></text:span>中學時期，我努力的學習中國政治和中國革命史，崇拜毛澤東、周恩來、鄧小平這一些政治領袖。高考的時候，我的政治科目成績是重慶市第一名。<text:span text:style-name="T6"><text:s/><text:line-break/><text:line-break/></text:span>我家的生活水平在改革開放以後提高很快。小學的時候還有糧票<text:span text:style-name="T6">——</text:span>每個人每個月吃多少斤大米都要根據糧票配額供應。在配額內，國家統購統銷，價格比較便宜，超過配額的部分則花錢也買不到。一個青少年男子的配額是最高的，一個月可以吃<text:span text:style-name="T6">32</text:span>斤糧。我對這個數字印象深刻，每天都盼望著長大，盼望著到了中學以後就可以一個月吃<text:span text:style-name="T6">32</text:span>斤大米了。但等我真的上了中學，糧票製度就廢除了。<text:span text:style-name="T6"><text:s/><text:line-break/><text:line-break/></text:span>糧食放開以後，鎮上也通自來水了。以前是自己去河裏挑水，家裏有個大水缸，慢慢鎮上開始修自來水管了，一家一戶鋪進來。<text:span text:style-name="T6"><text:s/><text:line-break/><text:line-break/></text:span>後來政府又投資建了電視轉播站，買了衛星信號接收器，給家家戶戶接入有線電視。我們家也買了一臺很小的黑白電視機，可以看見中央一臺和二臺。<text:span text:style-name="T6">1992</text:span>年，鄧小平南巡講話以後，經濟更好了。之後，我們家就買了一個長虹的彩色電視機。家家戶戶生活的改善很明顯，吃的、穿的、用的都有提高。<text:span text:style-name="T6"><text:s/><text:line-break/><text:line-break/></text:span>到鄉裏的公路很早以前就有，但往農村延伸是在七八十年代。公路修好之後，隨著政策放寬，有很多做小買賣的生意人開始跑貨物販運。當時有中山、太和、常樂三個鄉鎮，大家約定中山三六九趕集，常樂二四八，太和一四七。每三天輪換一次，逢十就都休息。到了趕集這天，周圍鄉鎮所有的人都來這裏買東西，小商販在街上擺攤，各種花色的衣服布料最受歡迎，商品經濟日漸繁榮。<text:span text:style-name="T6"><text:s/><text:line-break/><text:line-break/></text:span>等我<text:span text:style-name="T6">1997</text:span>年到縣城讀高中以後，和中國以外的事物有了第一次親密接觸。外國的商品開始在縣城裏出現了，但是很貴。比如電池，國產的電池比較便宜，一塊錢一對，而日本產的金霸王電池，十塊錢一對，特別特別貴。但使用的時間很長，品質可靠。我們用來練習英語聽力的隨身聽，磁帶機，日本索尼的價錢是國產的好多倍。運動鞋，美國的阿迪達斯和耐克，也比國產品牌貴很多。這些外國貨，只有家裏很有錢的同學才買的起，可以在同學們面前炫耀。西方商品已經進入我們的生活，足以讓處在偏遠地區縣城的我也感受到西方和中國的差距。<text:span text:style-name="T6"><text:s/><text:line-break/><text:line-break/></text:span>這段時期我在思想上受中國特色社會主義教育，沒有太大的變化。對我思想刺激比較大的是<text:span text:style-name="T6">1999</text:span>年美國轟炸南聯盟大使館這個事。以前教科書上宣傳美國是資本主義帝國主義的頭子，大家都覺得美國很壞，但到底怎麽個壞法，沒有感覺。直到<text:span text:style-name="T6">1999</text:span>年，美國人在轟炸南聯盟的戰爭中，用導彈攻擊了中國駐南聯盟大使館，炸死了我們的外交人員，我們才第一次強烈的感受到來自美國的敵意和對國家的威脅。<text:span text:style-name="T6"><text:s/><text:line-break/><text:line-break/></text:span>那一年我<text:span text:style-name="T6">17</text:span>歲，和幾個同學印發了一批傳單到街上散發。傳單上沒什麽特別的內容，無非就是把新聞報道重復一遍，並表示強烈抗議。我們在通過這種方法來表達憤怒。我們從小接受的歷史教育，中國近代以來，就不斷的遭到西方列強入侵。但那都是歷史，這是第一次在現實中感受到國家被欺淩侵略。這種憤怒的感覺是很強烈的，我們不能容忍中華民族再次受到這樣的侮辱。<text:span text:style-name="T6"><text:s/><text:line-break/><text:line-break/></text:span>一年後，我抱著這樣一種感情到北京開始念大學。<text:span text:style-name="T6"><text:s/><text:line-break/><text:line-break/></text:span>剛進校的時候宿舍沒有網絡，上個網得跑到校外的網吧去。大一下學期，學校開始在學生宿舍裏鋪設網線。我在<text:span text:style-name="T6">2001</text:span>年上半年，跟寢室另一個同學湊錢合夥買了一臺電腦，是一個臺式機，放在寢室上網。<text:span text:style-name="T6"><text:s/><text:line-break/><text:line-break/></text:span>沒過多久，<text:span text:style-name="T6">911</text:span>事件發生了，美國的世貿雙塔遭遇恐怖襲擊，大樓倒塌、死亡上萬人。當時，包括我在內，全班同學聽到這個消息都非常高興，歡呼雀躍<text:span text:style-name="T6">——</text:span>太好了，美國終於被人教訓了！<text:span text:style-name="T6"><text:s/><text:line-break/><text:line-break/></text:span>此時距離美國襲擊中國南聯盟大使館才兩年。我們都覺得美國非常可恨，但是也已經知道它很強大，拿它沒什麽辦法。看到它的大樓被飛機撞塌、死了那麽多人，而且還都是精英分子，覺得非常開心。<text:span text:style-name="T6"><text:s/><text:line-break/><text:line-break/></text:span>第二天上課，同學們都無心聽課，覺得應該放假慶祝。學校和官方沒有任何表態，還是要正常上課。國內的一些文化名人比如余傑發文章批評我們，說我們這種思想是可笑、荒謬的。恐怖襲擊是對全世界文明的挑戰，是一個巨大的悲劇，中國人絕對不應該幸災樂禍。<text:span text:style-name="T6"><text:s/><text:line-break/><text:line-break/></text:span>情況變化得很快。沒過多久，美國要報復，去攻打阿富汗和伊拉克。這個時候我和很大一部分同學竟然完全支持美國的行動。我們的思想在這段時間發生了劇烈的變化，覺得美國打阿富汗和伊拉克是一件非常正義的事情。特別是打伊拉克。伊拉克總統薩達姆是一個獨裁者、暴君，他統治下人民民不聊生，美國推翻他的統治是一件很正義的事情，每次聽到美軍又打下哪個城市，我們都感到歡欣鼓舞。<text:span text:style-name="T6"><text:s/><text:line-break/><text:line-break/></text:span>從<text:span text:style-name="T6">9·11</text:span>事件到美軍攻打伊拉克，也就一年的時間，為什麽我們的思想會變化那麽大呢？<text:span text:style-name="T6"><text:s/><text:line-break/><text:line-break/></text:span>這是因為，我們進大學以後接受的思想、看到的東西，和高中時代完全不一樣。以前課堂上講的是國家編訂的教材，到了大學，特別是有了網絡以後，接觸的東西就全變了。<text:span text:style-name="T6"><text:s/><text:line-break/><text:line-break/></text:span>人大法學院的老師們都是海外留學回來的，其中以從德國、美國回來的最吃香，其次是英國和日本。他們全盤接受了西方法律思想，在課堂上講授的東西，無非就是美國的民主製度就是好、英國的法治傳統多麽悠久、德國的法律體系又有多麽完善<text:span text:style-name="T6">……</text:span>而中國則不民主、不法治、不自由、沒有人權<text:span text:style-name="T6">……</text:span>總之就是全面落後。<text:span text:style-name="T6"><text:s/><text:line-break/><text:line-break/></text:span>不僅課堂上老師們這樣講，網上也這麽說。那時候國內網絡正在建設中，各方面的管理很松散，網上發什麽文章都沒人管。我看了很多網絡文章，各種所謂的高層揭秘，各種負面消息滿天飛，而中國古代的歷史也完全是暴君統治的歷史，獨裁專製、暗無天日。現在想起來當時看的很多網絡文章都是造謠，沒有根據的胡說，但當時不知道，反而深以為然。<text:span text:style-name="T6"><text:s/><text:line-break/><text:line-break/></text:span>網絡把中國很多深層次的問題暴露出來了。從被嚴格控製的官方媒體渠道中撕開了一條縫隙。當時中國確實有很嚴重的問題，最嚴重就是官僚體系的腐敗。我從小也有很深刻的感受。<text:span text:style-name="T6"><text:s/><text:line-break/><text:line-break/></text:span>初中的時候，學校的老師們組織過罷課。因為鄉鎮政府拖欠老師的工資<text:span text:style-name="T6">——</text:span>這在九十年代在全國都十分常見，大家普遍相信拖欠的工資被政府官員貪汙或用於吃喝腐敗了。初二那年，有一天晚上我的英語老師從親戚家吃完酒出來，被六個流氓攔路搶劫。這些人喝醉酒，搶走了他所有的錢物，還要把他丟到河裏淹死。在河邊被路過的人發現才未能得逞。那幫人第二天被鎮政府抓起來了，老師被打到住院，結果這批人竟然很快就被釋放了。老師們認為這是走關系和行賄的後果，於是開始罷課、上訪。由於教學秩序不正常，我被迫轉學。<text:span text:style-name="T6"><text:s/><text:line-break/><text:line-break/>98</text:span>年大洪水，把我家的房子沖垮了。後來一直好多年，我父親就住在學校提供的一個小房子裏，沒有空間再給我住。我在外面念書是住校，放假回家就臨時給我找地方。我回家一般是寒假和暑假，我父親的學校也放假了，他便在圖書室裏鋪了個床給我睡，好多年都是這樣。當時災民很多，我們家還算情況比較好的。但就是這樣的情況，在救災過程中，依然出現了鎮政府官員貪汙救災款、救災物資的現象。這讓我們非常憤怒，又有很多街坊參與組織上訪、告狀。<text:span text:style-name="T6"><text:s/><text:line-break/><text:line-break/></text:span>類似的事情還有很多，政府的官員，從小就給我留下了十分腐敗的印象。我考大學的時候報考法學專業，也是因為有這麽一個理想，認為法律、政治這種東西能夠改變中國的現狀。<text:span text:style-name="T6"><text:s/><text:line-break/><text:line-break/></text:span>當時我十七八歲，覺得這些東西肯定要改變，但不知道要怎麽改變。我有了這些經歷，又受到大學課堂上老師們宣傳的、網絡上文章講的西方民主法製的影響，思想很容易就發生了改變，覺得西方的政治體製非常好，應該用它來改變中國。我開始認為，中國的政治體製，是非常壞的，中國歷史，也非常糟糕。<text:span text:style-name="T6"><text:s/><text:line-break/><text:line-break/></text:span>這是我自孔子從壞人變好人以後，遭遇到的第二次思想顛覆。我發現以前所相信的東西竟然又都是錯誤的或者虛假的。<text:span text:style-name="T6"><text:s/><text:line-break/><text:line-break/></text:span>那時候我和身邊的同學們普遍相信，這個國家的體製用不了多久就會崩潰，無非就是五六十歲那幫老人下臺了、死掉了，後來的人一定會學習歐美走美式自由民主的道路。當時我們人大法學院有幾位法學泰鬥，已經退休了，年輕老師嘲笑他們是「社會主義法學的最後堡壘」。在年輕一代，無論老師和學生，我感覺已經沒人再相信什麽「社會主義法學」了。大家全都是學的西方那一套東西。<text:span text:style-name="T6"><text:s/><text:line-break/><text:line-break/></text:span>市場上類似的書也很多，我印象很深的是，一套在美國生活的華人寫的介紹美國製度的書，叫《近距離看美國》。其中有一本叫做「總統是靠不住」的，講的是尼克松的水門事件。這個事情在中國看起來令人覺得不可思議：一個總統犯了竊聽政治對手的錯誤，這看起來並不是什麽大不了的事情。但美國的體製通過一套一套的程序，居然就讓他下臺了。在這過程中，他試圖讓司法部長幹預調查，但是在製度面前敗下陣來。<text:span text:style-name="T6"><text:s/><text:line-break/><text:line-break/></text:span>難道中國不也應該有這樣的製度嗎？我看到有很多中國的官員犯的錯誤嚴重的多，卻依然可以在自己的位置上高枕無憂，這顯然是應該改變的。<text:span text:style-name="T6"><text:s/><text:line-break/><text:line-break/></text:span>大學四年，我花了很多的時間，在圖書館裏閱讀了很多西方的社會、經濟學、法學名著。我想要深入的了解西方的政治經濟體系，將來可能對中國的改革有好處。都是那些很傳統的啟蒙思想家寫的西方經典，比如孟德斯鳩《論法的精神》，盧梭《論人類社會不平等的起源》，此外看了多關於美國憲法的書，諸如美國製憲歷程、美國著名的憲法案例集等等。<text:span text:style-name="T6"><text:s/><text:line-break/><text:line-break/></text:span>看書、上網、聽課，從各個角度我得到的信息都是一樣的：中國落後了，西方才人類文明的燈塔，我們應該努力讓中國變成西方的樣子。像張維迎、茅於軾這些媒體上經常出現的鼓吹中國只有走西方自由民主道路的「輿論領袖」，被我們視為先知和英雄。<text:span text:style-name="T6"><text:s/><text:line-break/><text:line-break/>2003</text:span>年，發生了一件轟動一時的大事。一個叫孫誌剛的年輕人在廣東被城管抓起來打死了。當時中國有收容遣返製度：如果到北京、深圳、廣州這種大城市而沒有合法居住證明的，可能會被城管、警察抓起來遣返回老家。在這個過程中，被遣返者的人身自由會遭到限製，中間就可能被監管人員敲詐勒索或者虐待。<text:span text:style-name="T6"><text:s/><text:line-break/><text:line-break/></text:span>在有一次班會課上，班主任老師跟我們講，說學校來了一個新老師，手續還沒有辦好，突然間這個人就消失了。學校四處打聽，才得知是因為出門逛街遇到警察查證件，被當成無業流民收容，送到昌平去篩沙子了<text:span text:style-name="T6">——</text:span>也就是先在京郊地區強製勞動一段時間，把回家的火車票錢掙出來，再遣返回到老家去。後來學校派人去給接出來了。<text:span text:style-name="T6"><text:s/><text:line-break/><text:line-break/></text:span>在強製收容遣返過程中，出現人員意外死亡的情況應該並不少見。但孫誌剛事件能影響這麽大，主要還是因為他是一個剛畢業的大學生，容易引起大學生這個群體的共鳴<text:span text:style-name="T6">——</text:span>誰也不想以後出來工作會莫名其妙被人抓起來打死。這個時候中國重點高校幾乎全部鋪通了網線，大學生們都可以在宿舍自由的上網，高校的網絡群體出現了，網絡輿論爆發的條件已經成熟。<text:span text:style-name="T6"><text:s/><text:line-break/><text:line-break/></text:span>孫誌剛死亡事件爆出來之後，《南方周末》的兩個記者去深入調查了這個事情，文章便在網絡上迅速的傳播，大家非常憤怒，人大法學院幾個博士還簽名上書，要求徹查這個事情。我們在網絡上不停的呼籲、抗議，驚動了中央高層。最後這件事情得到了比較妥善的解決：兩個主犯被判處了死刑，還有幾個從犯被判處了無期徒刑，判的非常重。很快，政府宣布廢除收容遣返條例，對無業遊民從強製收容遣返改為非強迫性的救助。<text:span text:style-name="T6"><text:s/><text:line-break/><text:line-break/></text:span>孫誌剛事件可能是中國進入網絡社會的一個標誌性事件。網絡言論並不限於為孫誌剛伸冤，而是紛紛指向整個國家體製。這種言論在網上影響力之大、傳播範圍之廣泛，說明在會上網的大學生群體中間，已經有了一定的共識：中國的政治製度一定要做某些徹底的改變。大家普遍認為西方世界非常美好，中國的製度則應該學習西方。普遍的說法是，等改革開放以後的新一代年輕人成長起來，中國就一定會全面學習西方。<text:span text:style-name="T6"><text:s/><text:line-break/><text:line-break/></text:span>這種思想一直持續到<text:span text:style-name="T6">2008</text:span>年我博士期間出國以前。<text:span text:style-name="T6"><text:s/><text:line-break/><text:line-break/></text:span>出國以前，我逐步也意識到中國變得越來越強大，而並非網上有些文章講的那麽一無是處。隨著中國經濟持續高速增長，網絡上、課堂上、社會上有關中國前途的爭議越來越激烈，並不再是那麽一邊倒了。<text:span text:style-name="T6">2004</text:span>年，我的一個講經濟的老師，在課上給我們說：他們去美國、英國玩，從國外買東西帶回國內，打開包裝發現盡然都是<text:span text:style-name="T6">made in china</text:span>。這種情況已非常普遍。聽到這種事情，很難不對中國產生一種自豪感。<text:span text:style-name="T6"><text:s/><text:line-break/><text:line-break/></text:span>中國成為「世界工廠」這個詞已經流行起來，在報刊雜誌上頻繁出現了。我們知道工業革命之後，英國是世界上最強大的國家，是老牌世界工廠。現在中國也成為了世界工廠，這似乎很是一件了不起的事才對。但也有一種聲音說，中國製造是低端製造，而且是以犧牲底層勞動者的健康和生態環境為代價換來的，發展模式不可持續，真正高端的東西還是在發達國家。<text:span text:style-name="T6"><text:s/><text:line-break/><text:line-break/>2007</text:span>年的時候我和一個同學辯論。他認為中國快完蛋了，粗放的經濟增長已經耗盡了這個國家的自然資源和勞動力資源。我認為中國經濟仍然會高速發展，並不會崩潰，中國有足夠的時間在經濟正常發展的過程中逐步推動政治體製改革，最終走上西方自由民主道路。他舉了很多例子，說中國的高端產業跟世界先進水平還差的很遠，根本沒有希望追上。當時我覺得，這個東西可以一步一步來的。我們二十年前什麽狀態、現在是什麽狀態？中國的產業鏈雖然低端，但薄利多銷，掙的錢也不少。只要有錢，高端的產品我們可以投入研發、可以收購、可以招聘外國的高級人才。總之，只要經濟發展起來，這些差距都是可以追上來的。我當時已經有這種思想了，覺得中國在經濟上可以變得強大，但這樣的想法還不足以改變我對東西方政治體製的認識。<text:span text:style-name="T6"><text:s/><text:line-break/><text:line-break/></text:span>另一件促使我思想轉變的大事情是美國<text:span text:style-name="T6">2007</text:span>年爆發次貸金融危機。我喜歡上網看《經濟學人》網站上的文章，<text:span text:style-name="T6">2007</text:span>年以前的《經濟學人》，總說中國這不好、那不好，都是問題。但是美國金融危機爆發以後，《經濟學人》上集中發了很多文章，說美國出現了這麽嚴重的問題，中國卻還在高速增長，這是西方世界始料不及的。很明顯能感覺到，西方世界已經有很大一部分人認為中國崛起是一個不可阻擋的事情。特別是<text:span text:style-name="T6">2008</text:span>年中國奧運會，讓西方對中國刮目相看。但也有一些輿論領袖認為，政府花大量的錢，建了很多豪華的體育場館，是一種可怕的浪費，就是為了一個面子工程，奧運一過，這些提前透支的財富會讓國家經濟陷入蕭條。<text:span text:style-name="T6"><text:s/><text:line-break/><text:line-break/></text:span>奧運會過後，我就去了劍橋。劍橋是一個很古老、很漂亮的地方，我以前沒有在那麽漂亮的地方學習和生活。我是抱著朝聖的心態去的，那地方對讀書人而言確實是一個聖地。在劍橋的生活很愉快，但也讓我觀察到了西方社會存在的問題。<text:span text:style-name="T6"><text:s/><text:line-break/><text:line-break/></text:span>跟國內一個很直接的對比就是銀行系統。到了劍橋第一件事情是要辦一張銀行卡，首先沒有排號機。中國任何銀行都有排號機，而在英國的銀行只能人工排隊，效率很慢。在銀行窗口提交了所有證件、辦完所有手續以後，還需要至少等七個工作日，銀行會把卡寄到我的地址去。我覺得很驚訝，在中國辦一張銀行卡是一件很簡單的事情，直接有辦卡機、身份證一掃就可以打出來。我很震驚：為什麽西方發達國家效率低到這種程度？<text:span text:style-name="T6"><text:s/><text:line-break/><text:line-break/></text:span>我去坐倫敦的地鐵，比北京的更破，價格卻是北京地鐵的幾十倍！一張地鐵票四五英鎊，價值六十多元人民幣，而北京當時是兩塊錢隨便坐。倫敦這個城市好像也就這麽回事，沒有多麽好。倫敦金融城還可以，但跟上海陸家嘴相比也差的很遠。我去了英國很多城市，感覺這些個地方，文物古跡自然風光倒是很值得一看，但看不到一個世界強國的痕跡。<text:span text:style-name="T6"><text:s/><text:line-break/><text:line-break/></text:span>在英國各地，都有人乞討。我去蘇格蘭旅遊，一些穿著看著很時髦的年輕女士也坐在街上乞討要錢。冬天大雪天，走在劍橋的街上，有乞丐抱著一條狗要錢，我也會給他一個英鎊。我覺得這個社會還是問題很多的。<text:span text:style-name="T6"><text:s/><text:line-break/><text:line-break/></text:span>後來我又獲得了去哈佛做研究機會。到了美國以後，我對西方世界的看法變化就更大了。哈佛是一個很開放的學校，跟劍橋差異很大。劍橋保守、嚴謹，大家更關心純學術，而對外部世界最新的變化不太敏感。哈佛這不一樣，每天都在討論熱門話題。而當時中國就是最熱門的話題。<text:span text:style-name="T6"><text:s/><text:line-break/><text:line-break/></text:span>這時已經是<text:span text:style-name="T6">2010</text:span>年。金融危機以後這個世界變化的很大。我發現，原來有很多美國一流的學者竟然也認為中國非常厲害。他們認為中國崛起會挑戰美國的世界霸主地位。<text:span text:style-name="T6"><text:s/><text:line-break/><text:line-break/></text:span>在國內，我聽到的基本都是關於中國如何如何差，而美國如何如何好的言論。我想不到中國在美國精英們眼裏，竟然已經如此強大。這樣看來，中國還確實是有很多很厲害的地方。<text:span text:style-name="T6"><text:s/><text:line-break/><text:line-break/></text:span>我在哈佛的同事中有一個在中國工作多年的日本朋友，曾經擔任日本央行駐中國的研究部門負責人。他告訴我中國一定會超越美國。給我看了很多他的研究材料。大量的數據表明中國在<text:span text:style-name="T6">2008</text:span>年的經濟結構大約相當於日本在<text:span text:style-name="T6">20</text:span>世紀六七十年代而不是八九十年代。就算房價像過去幾年一樣繼續一路狂奔，中國要重蹈日本泡沫經濟的覆轍，也至少還有二三十年的高速發展空間，而那個時候中國的經濟總量肯定已經大大超過美國了。我認為他的材料很有說服力，同時也決心在未來二十年為中國找到解決金融地產畸形發展的方案。<text:span text:style-name="T6"><text:s/><text:line-break/><text:line-break/></text:span>美國社會跟英國社會比，問題可能更多。比如流浪漢、乞討的現象比英國更嚴重，貧民窟在各大城市隨處可見。在地鐵站臺上，時不時就會鉆出來一個人，向我討錢。這種情況很普遍。<text:span text:style-name="T6"><text:s/><text:line-break/><text:line-break/></text:span>此外，美國的社會治安也比英國更糟糕。在大城市，中國人都不敢去<text:span text:style-name="T6">downtown</text:span>黑人聚集區這樣的地方。我的郵箱經常收到哈佛或者波士頓的警方發的一些消息，說城裏又發生了槍擊案或者有人因為抗拒搶劫而受傷，提醒大家遇上了搶劫不要反抗。在中國學生中流傳著一個經驗：錢包裏帶上<text:span text:style-name="T6">20</text:span>美元現金，遇到搶劫就給劫匪。如果多於<text:span text:style-name="T6">20</text:span>美元損失比較大，但如果少於<text:span text:style-name="T6">20</text:span>美元，劫匪可能就會傷害你。這似乎是一條劫匪們的潛規則。<text:span text:style-name="T6"><text:s/><text:line-break/><text:line-break/></text:span>在中國的城市，治安狀況要明顯好得多。大晚上一個人出去隨便逛，絕對不會有安全上的擔心。這也帶動了夜市經濟的繁榮，晚上出來吃吃喝喝四處閑逛成了許多普通中國城市居民的生活習慣。美國社會不僅離一個理想社會有差距，就算跟中國社會比起來，也有很大差距。中國在城市基礎設施建設方面也和美國全方位拉開了差距。落後的公交系統，臟亂破舊的城市街道，坐地鐵也不夠方便，銀行的服務效率則跟英國一樣低下。<text:span text:style-name="T6"><text:s/><text:line-break/><text:line-break/></text:span>在哈佛那段時間，《華爾街日報》發了一篇比較轟動的報道，一位被稱為「虎媽（<text:span text:style-name="T6">Tigher Mother</text:span>）」的華裔母親講述自己培養孩子的經驗。這位母親用中國式的嚴厲教育培養出了兩個非常優秀的孩子，她艱辛中國的教育模式比美國更好，對孩子的嚴格要求不僅讓他們更優秀，還可以讓她們更快樂。她認為快樂不是依靠放任自由獲得的，而是通過嚴格要求和訓練讓孩子不斷取得進步，從進步中獲得。她講了兩個故事，一個故事是跟自己的女兒鬥爭，強迫她練習鋼琴。這個過程十分辛苦，但女兒在掌握了鋼琴技巧以後可以在學校登臺表演。表演成功令女兒激動萬分。虎媽認為這才是父母給予孩子的真正的歡樂。而她有一個美國朋友，對女兒非常放任，任憑她荒廢學業，胡吃海喝，最後他女兒長得很胖而又什麽都不會，當父親的還叫她「我最美麗的天使」。但他女兒私下告訴「虎媽」，她知道父母在騙她，自己既自卑又抑郁。<text:span text:style-name="T6"><text:s/><text:line-break/><text:line-break/></text:span>「虎媽」的文章向西方世界表明了中國人對自己文化的自信正在恢復。中國的教育模式很明顯優於西方。即使在西方國家內部，華裔培養出來的後代總體而言也比外國小孩優秀。在美國和英國的大學裏，華裔大學生所占的比例，遠遠高於他們在總人口中的比例。越是頂級名校，這種趨勢就越明顯。<text:span text:style-name="T6"><text:s/><text:line-break/><text:line-break/></text:span>早在<text:span text:style-name="T6">2004</text:span>年<text:span text:style-name="T6">——</text:span>我還完全沈浸於從經濟政治上學習西方道路的年代<text:span text:style-name="T6">——</text:span>我就寫了一本書，叫做《學習改變命運》，認為中國不應該被西方所謂的「素質教育」所迷惑，應該堅信應試教育就是最好的素質教育，學好數理化就是最好的素質。當時的主流輿論對高考製度口誅筆伐，認為它作為科舉考試的遺毒被現代西方素質教育取代是歷史的必然。《學習改變命運》可能是國內第一本系統為中國考試製度和基礎教育體製辯護、反對拋開考試談素質的暢銷書。雖然中國在政治經濟體製上全面落後於西方，到至少在基礎教育方面做的很好，數學物理的基本邏輯沒學紮實就去搞什麽創造性思維，就是在禍害我們的下一代。<text:span text:style-name="T6"><text:s/><text:line-break/><text:line-break/></text:span>《學習改變命運》是我第一次以公開的形式發聲，反對中國盲目學習西方。雖然只局限在基礎教育這麽一個很小的領域。但火種已經埋下。等我讀到《華爾街日報》有關虎媽的報道的時候，仿佛找到了知己。十多年前有關基礎教育的思考，這些年對中國經濟的觀察，到英美留學的感受<text:span text:style-name="T6">……</text:span>這些東西都串了起來，讓我開始有了一種朦朧但明確的想法：中國這些年的經濟高速增長，不是偶然，也不是因為簡單的學習西方，而是因為我們在從文化教育到政治經濟，都有一套不同於西方甚至可能是優於西方的東西。中國的製度，不是大部分落後和局部有優勢，而很有可能是整體上優越於西方。<text:span text:style-name="T6"><text:s/><text:line-break/><text:line-break/></text:span>回到中國以後，我帶著這個想法去讀很多書，回想自己過去多年的所見所聞，很多困擾自己多年的疑問逐漸變得清晰起來。<text:span text:style-name="T6"><text:s/><text:line-break/><text:line-break/>2011</text:span>年的<text:span text:style-name="T6">4</text:span>月<text:span text:style-name="T6">19</text:span>日，我讀到了張五常寫的《中國的經濟製度》。他在書中公開宣稱，中國的經濟製度是全世界最好的。張五常與一般的經濟學家不同，他是被西方主流經濟學認可的大師。他這樣講，實在是對我頗有些震撼。書中有一句話令我有茅塞頓開之感：<text:span text:style-name="T6"><text:s/><text:line-break/><text:line-break/></text:span>「我可以在一個星期內寫一本厚厚的批評中國的書。然而，在有那麽多的不利的困境下<text:span text:style-name="T6">,</text:span>中國的高速增長持續了那麽久<text:span text:style-name="T6">,</text:span>歷史上從來沒有出現過。中國一定是做了非常對的事才產生了我們見到的經濟奇跡。那是什麽呢？這才是真正的問題。」<text:span text:style-name="T6"><text:s/><text:line-break/><text:line-break/></text:span>張五常把中國經濟製度的優勢歸結於縣一級地方政府之間存在的競爭。受他的啟發，我把多年的理論串起來。我碩士是區域經濟學，博士是城市經濟學，都是研究中國的地方經濟。在碩博期間，我跟著我的導師走遍了中國很多很多地方，和地方政府有很多接觸和溝通。我所看到的是，中國政府在推動經濟發展方面可以說是殫精竭慮，花了巨大的心血，把經濟發展起來，讓人民過上更好的生活。我見過的幾乎所有市縣區的書記、市（縣、區）長以及規劃、發改這些重要部門的領導，都在超負荷的工作，「五加二、白加黑」是常態。背後當然有一些貪汙腐敗的事情，但政府官員們努力的成績仍然應該充分肯定。<text:span text:style-name="T6"><text:s/><text:line-break/><text:line-break/></text:span>中國的政治生態，一個人被提拔起來，也許需要走後門、跑關系，灰色收入也廣泛存在。但基本前提仍然是：必須要在自己的職位上幹出成績來才可能被提拔。操守有問題被提拔的不少，但能力平庸、沒幹出成績來就被提拔的很少很少。官員晉升的競爭機製非常激烈，我們在各地調研過程中，明顯感覺到，如果某個地方經濟增長快、<text:span text:style-name="T6">GDP</text:span>高，地方官員就會自信滿滿的向我們介紹經驗。有的地方經濟增長比較慢，官員介紹經驗的時候都缺乏信心，比較緊張，壓力也很大。<text:span text:style-name="T6">GDP</text:span>考核機製讓地方政府競爭性的去搞投資、拉項目、招商，成為中國經濟增長的重要動力。有很多人預言這種做法會導致經濟崩潰，然而這樣的預言總是失敗。<text:span text:style-name="T6"><text:s/><text:line-break/><text:line-break/></text:span>把張五常的理論和我所接觸的實踐結合起來之後，我重新來認識中國的政治經濟製度，發現它確實有很多優於西方政治經濟製度的地方。我是研究城市經濟學的，但是我的博士論文相當離經叛道，純粹是在一個宏觀經濟學的方面寫的論文，主題很大，力圖構造一個新的經濟學理論來解釋中國的經濟。<text:span text:style-name="T6"><text:s/><text:line-break/><text:line-break/></text:span>最終思考的成果，這就是我在<text:span text:style-name="T6">2012</text:span>年以博士論文為基礎修改出版的《這個國家會好嗎<text:span text:style-name="T6">——</text:span>中國崛起的經濟學分析》一書，這本書在張五常的基礎上對中國經濟製度作了更全面的闡述，也標誌著我再一次完成了巨大的思想轉變<text:span text:style-name="T6">——</text:span>從堅信中國應該走西方道路，變為堅信西方應該學習中國走中國道路。<text:span text:style-name="T6"><text:s/><text:line-break/><text:line-break/></text:span>在這本書裏面，我認為中國製度的優勢在於：把市場經濟製度和職業化的政治家製度結合起來，實現了市場與政府和合理分工，並維持政治和資本的勢力均衡。<text:span text:style-name="T6"><text:s/><text:line-break/><text:line-break/></text:span>在政治製度上，我認為政治家的選拔不應該采取公開競選、一人一票的形式。口頭承諾和舞臺表演的競選更適合挑選演員而非官員，也更適合利益集團在幕後進行操縱。政治治理是一項高度復雜的工作，政治家應該以政治為終身的職業，從基層做起，終生學習和鍛煉如何管理政府。不能讓什麽影視明星、房地產商、投資銀行董事長之類的社會名流，前半生拼命賺錢，在專業領域功成名就之後，半路出家來「玩」政治。只有在政治實踐中經受住了物質利益的考驗、幹出了有利於國家和人民的真實成績的人物，才能被提拔到更高的位置上。當總統的，應該先當好州長；當州長的，應該先當好市長縣長。像奧巴馬和特朗普這種毫無政治實幹經驗的人直接當總統，對國家的長治久安並無益處。這方面，西方應該向中國學習。<text:span text:style-name="T6"><text:s/><text:line-break/><text:line-break/></text:span>在網絡時代，中國的政府明顯比西方國家表現出更強的適應能力。大部分網絡熱點問題都能得到迅速的回應和公正的解決，很多官員因為網絡曝光了他們的錯誤言行而被免職、撤職甚至坐牢。孫誌剛案件引發的輿情看起來是對舊體製的沖擊，但政府迅速嚴懲罪犯並取消了收容遣返製度。我後來又參與過鄧玉嬌刺死官員案、劉湧死緩案的網絡抗議，最後鄧玉嬌無罪釋放、劉湧被改判死刑立即執行，這些事情中國政府的反應都是迅速而公正的。相比之下，西方的議會製普選製民主政府，面對類似的突發事件則總是反應遲鈍而且官僚主義作風嚴重。最令我印象深刻的是金融危機以後美國爆發的「占領華爾街」運動，人民起來抗議金融業的過度貪婪。這次運動在網絡上反響極大，而美國傳統媒體則冷漠以對，報道的很少。美國總統奧巴馬聲稱自己站在抗議者一邊，然而他除了嘴上說說以外、什麽實質性的舉動也沒有做。這場運動最後被警察鎮壓了下去，一些積極分子被以毀壞私有財產的罪名判刑。有人認為這是民主製度的優勢，總統也不能胡作非為。然後我卻認為這樣的民主製度實際上是一種無人負責的製度，政治家們都把責任推給民主程序，利用所謂的權力分立體製來「和稀泥、踢皮球」，拒絕做出實質性改革。人民要求變革的呼聲主要體現在政客們的嘴上，而不是實際行動中。<text:span text:style-name="T6"><text:s/><text:line-break/><text:line-break/></text:span>在經濟製度上，我認為無節製的自由市場不可取，它必然導致不合理的兩極分化。土地和自然資源等非個人所創造的財富應該由政府負責分配，而企業家和社會資本則應該專註於創造性的領域，比如互聯網創新和科技產品等等。一切經濟製度，都應該圍繞一個基本原則來展開：鼓勵人們去創造對他人有益的財富，然後從中獲得利益；而反對人們從占有存量財富甚至掠奪他人的合法財富中發家致富。金融、房地產和煤礦等產業中的大量財富從現在的法律製度框架來看是合法的，但是從經濟製度本身的倫理來看，是不合理也不應該合法的。<text:span text:style-name="T6"><text:s/><text:line-break/><text:line-break/></text:span>國有資本控製國家金融命脈、土地財富、礦產資源和通訊交通等自然壟斷領域，非常必要。所謂的「企業家精神」並不總是好的，它可能被用於為社會創造財富，也可能被用於掠奪社會財富<text:span text:style-name="T6">——</text:span>關鍵看製度安排。如果一切經濟資源全盤市場化，中國的企業家們可能就不會花時間去研究如何生產一流的商品、搞科技創新，而是花心思去低價收購煤礦、廉價拿地開發房地產、投機股市製造泡沫等等。「企業家精神」不是自由放任放出來的，有一半的市場競爭逼出來的，還有一半是政府監管逼出來的。只有一個有力的、獨立的、廉潔的政府，監管住那些掠奪存量財富的渠道，企業家們的聰明才智才會真的用到創造性的為社會生產財富上來。這方面西方也應該向中國學習。而中國過去的某些改革，過度學習西方，實際上也讓自己走上了歧途<text:span text:style-name="T6">——</text:span>金融地產暴富、實業生存環境艱難，就是這種錯誤路線的集中體現。<text:span text:style-name="T6"><text:s/><text:line-break/><text:line-break/></text:span>《這個國家會好嗎》實際上從經濟、政治、文化三個方面解釋了改革開放以後的「中國經濟奇跡」產生的根源。這本書出版以後頗有影響，美聯儲的文一教授把它與林毅夫的「新結構主義」並列為解釋中國經濟奇跡的兩個優秀範例。但寫作完成之後，我又發現，就改革開放談改革開放還是遠遠不夠的。中國這三十年所經歷的巨大變化，其實跟我出生之前，也就是改革開放之前的歷史密不可分。中國在經歷戰亂之後重新崛起，創造舉世矚目的經濟繁榮，在我們兩千年的歷史上其實是常事。這裏面一定有超越市場經濟和計劃經濟之爭的更深刻的歷史文化動力在裏邊。於是我從經濟而入歷史，又寫作了《從黃河文明到「一帶一路」》兩卷，試圖從新理解我們偉大的中華文明，從千年歷史發展的層面來探討中國近現代興衰的根源。<text:span text:style-name="T6"><text:s/><text:line-break/><text:line-break/><text:line-break/><text:line-break/></text:span>我的思想的變化大概就是這麽一個過程。在同齡人中應該有一定代表性。比我更年輕的<text:span text:style-name="T6">90</text:span>後、<text:span text:style-name="T6">00</text:span>後一代，像我以前那樣認為中國應該完全學習西方體製的比例已經不高了。<text:span text:style-name="T6">90</text:span>後、<text:span text:style-name="T6">00</text:span>後經歷的變化比我們更少，在他們有政治意識的時候中國就已經成為了世界第二大強國，如果告訴他們西方的製度多麽多麽好，他們也不太會接受。他們從小就比較自信，從根子上認可自己的國家。<text:span text:style-name="T6"><text:s/><text:line-break/><text:line-break/></text:span>網上流傳一句話：「一出國就愛國」。中國向全世界派遣留學生，西方國家也很歡迎來自中國的留學生，他們樂觀的認為大量的留學生會認可西方的製度並用它來改變中國。但最後的結果可能會正好相反。好多人不出國，還不知道中國這麽好。真正到了西方國家留學，才發現中國優點非常多<text:span text:style-name="T6">——</text:span>政府辦事效率、治安情況、基礎設施建設、醫療成本等，中國都好太多了。隨著中國經濟發展越來越好，世界和中國的差距只會越來越大。在這種情況下，這一代對中國的政治經濟製度一定是越來越有信心的。<text:span text:style-name="T6"><text:s/><text:line-break/><text:line-break/></text:span>我們在大學期間曾經頂禮膜拜的意見領袖，像茅<text:span text:style-name="T6">*</text:span>軾、張<text:span text:style-name="T6">*</text:span>迎這些人，片面主張中國應該學習西方，他們的論調不僅被轉變了思想的<text:span text:style-name="T6">80</text:span>後拋棄，在<text:span text:style-name="T6">90</text:span>後、<text:span text:style-name="T6">00</text:span>後中間越來越沒有市場，越來越不受歡迎了。<text:span text:style-name="T6"><text:s/><text:line-break/><text:line-break/></text:span>盡管現在我在諸多觀點上都與茅、張等人截然不同。但我對他們還是保持著尊敬。因為我知道他們為什麽會這樣想，我也曾經抱有跟他們幾乎完全一致的觀點。張說他在西北當過好多年農民，茅說他在上個世紀六十年代初親眼看見好多人死於饑荒。我只幹過農活，沒真當過農民；見過貧窮，沒見過窮得餓死的人。但我也可以想象，如果把我放到跟他們一樣的環境下，見到如此窮苦的中國和命運如此悲慘的中國人，我也會認為當時中國的製度出了大問題。如果我在八十年代就出國留學，對比西方的強盛和中國的貧窮落後，我也會大力鼓吹西方製度的優越性，主張大力學習西方，從科學技術到經濟體製到政治製度都要學。<text:span text:style-name="T6"><text:s/><text:line-break/><text:line-break/></text:span>但時代不一樣了，我們這一代人，以及後面的<text:span text:style-name="T6">90</text:span>後、<text:span text:style-name="T6">00</text:span>後看到的、親身感受到的社會問題，既不是國家貧窮落後，也不是體製僵化不靈。國家已經強大了，計劃經濟體製則早已被摧毀，政府只能在有限的範圍內調動經濟資源，官員們在網絡輿論的監督下不再能夠任性妄為。個人可以自由的變換工作或者創業，只需要一張火車票就能自由的從一個城市遷往另一個城市。計劃經濟時代是缺乏選擇自由，現在是選擇太多無法適應。這種情況下，誇西方、贊自由、罵體製的那一套傳統布道方法，在年輕人中間當然會越來越沒有市場。<text:span text:style-name="T6"><text:s/><text:line-break/><text:line-break/></text:span>我們這一代人所感受到問題，是在一輪又一輪的房價和物價上漲中，實體經濟發展越來越困難，投機分子甚至違法分子反而可以賺取巨大的財富，個人發展的機遇在喪失，貧富差距急劇擴大，醫療、教育、土地等基本生存發展資源的分配越來越不公平，不同社會階層之間的流動性在下降，整個社會的價值觀在被金錢迅速扭曲。隨著政府管製的放寬，各種非法集資、傳銷活動、帶有詐騙性質的高利貸、「莆田系」醫療騙局、電信詐騙正在一輪一輪的洗劫普通人民的積蓄和財富。<text:span text:style-name="T6"><text:s/><text:line-break/><text:line-break/></text:span>而這些問題，很明顯和過度的市場化和自由化密切相關；這些問題，很明顯是當代西方自身都不能解決甚至搞得比中國還要嚴重的問題。這個時候布道士們再來向我們鼓吹市場萬能，鼓吹西方製度先進，當然會遭到冷漠的對待。<text:span text:style-name="T6"><text:s/><text:line-break/><text:line-break/></text:span>中國過去一百多年的探索史，每一代人遇到的難題不同、提出的解決方案不同，最後的成果也都有利有弊。後一代人對前一代人的探索，往往是既有繼承，也有揚棄。<text:span text:style-name="T6"><text:s/><text:line-break/><text:line-break/></text:span>孫中山他們那一代人，要解決的問題是，是「驅除韃虜、恢復中華、建立民國、平均地權」。他們學習西方的自由民主製度，推翻了滿清的統治，建立了民國。但平均地權卻沒有實現。消滅皇權以後，找不到凝聚國家的力量，中國陷入了軍閥混戰的泥潭。軍閥們對內依靠地主豪強，對外投靠帝國主義，搞得國將不國、民不聊生。<text:span text:style-name="T6"><text:s/><text:line-break/><text:line-break/></text:span>毛澤東為代表的第一代共產黨人，要解決的問題就是徹底結束軍閥混戰，推翻壓迫人民的三座大山。他們學習同樣來自西方的馬克思主義、學習蘇聯，用底層革命的方式完成了國家的統一，重建了有力的中央集權，實現了從農業國向工業國的轉變。但蘇聯式的計劃經濟體製把政治權力和經濟資源全部掌握在官僚集團手中，社會多元化不足，導致了嚴重的社會經濟活動僵化和官僚集團特權化。毛在晚年試圖通過文化大革命來解決這個問題，但直到他去世，問題還是很嚴重。<text:span text:style-name="T6"><text:s/><text:line-break/><text:line-break/></text:span>主導改革開放的那一代人，他們需要解決的問題就是打破蘇聯計劃經濟體製，恢復社會活力。這一次改革的主要思想導向就是學習西方的市場經濟製度。取得的成就是中國經濟的高速增長，成為了世界第二大經濟體。在這個過程中，出現了一大批像張維迎、茅於軾這樣主張全面學習西方的知識分子、輿論領袖。雖然他們的觀點從根本上來講，是不對的，但從客觀效果上來看，在八九十年代，確實促進了中國學習西方有益的東西<text:span text:style-name="T6">——</text:span>國有企業官僚主義嚴重，學學西方現代企業製度；計劃經濟體製僵化，引進市場競爭機製增加活力，這些當然都是有益的。我認為他們對國家的影響，總體上功大於過，在主觀上也是真心為了讓這個國家變得更好。有些激烈反對他們的人，將他們斥之為「漢奸」、「西方的走狗」等，我不贊成。<text:span text:style-name="T6"><text:s/><text:line-break/><text:line-break/></text:span>但跟之前的幾次大變革一樣，改革在取得成績的同時也伴生了許多問題。這些問題，不僅是之前的歷史遺留下來的問題，還有很大一部分是改革本身帶來的新問題。為此，必須有新的方案來解決。若還是依靠以前的路徑，試圖主要靠學習西方的政治經濟製度來解決，是肯定行不通的。那些曾經遠赴西方學習先進經驗、回國引領風氣之先的精英分子，如果不能及時轉變觀念，就可能就會從改革的推動者變成絆腳石。這種情況在過去中國一百多年的歷史上，已經反復出現過多次。<text:span text:style-name="T6"><text:s/><text:line-break/><text:line-break/></text:span>不要以為我們主張中國體製優於西方，就不主張變革。我們所倡導的變革比西方布道士們所主張的更大而不是更小，只不過在方向上有所不同。錯誤的改革方向比不改革更糟，所以當他們試圖把中國的優點說成缺點的時候，我們就要堅決的糾正，為的不是拒絕變革，而是找到正確的變革方向。<text:span text:style-name="T6"><text:s/><text:line-break/><text:line-break/></text:span>時代變了，中國一方面有信心對外宣傳我們製度的優越性，並且鼓勵全世界都來向我們學習；一方面還要堅持內部改革，以保證我們始終處在人類社會製度創新的最前沿，而不會被我們的學生超過。這兩個方面同時都要做，並不矛盾。若有人一聽見我們為中國的製度辯護，就認為我們不懂得變革，我們是不會同意的。<text:span text:style-name="T6"><text:s/><text:line-break/><text:line-break/></text:span>對於那些積極為中國介紹西方先進經驗的上一代思想輿論領袖們，如果他們不願意改變自己的觀點，那麽我們希望能和他們握手道別，感謝他們曾經為國家進步作出的貢獻。如果他們也不願意和我們握手，那麽就揮手道別。總之我們會向前走的。我們知道他們曾經對我們寄予厚望，希望我們按照他們的想法來完成中國徹底的西方化。但我們最後還是選擇另外一條路，跟他們所主張的不會截然相反，但肯定大相徑庭。中國會變得更好的，我認為這在總體上仍然符合他們的心願。<text:span text:style-name="T6"><text:s/><text:line-break/><text:line-break/>============= <text:line-break/><text:line-break/></text:span>李曉鵬，經濟學博士，著有《這個國家會好嗎》和《從黃河文明到一帶一路》、《重現偉大中華史》等。個人公眾號：李曉鵬博士。</text:p>
      <text:p text:style-name="P7"><text:span text:style-name="T5">李輝焱</text:span><text:s/>  |  2022.03.07 12:45   |   <text:a xlink:type="simple" xlink:href="http://palinfo.habago.org/Entry?Command=Information_PrintForum&amp;iPage=1#FORUM42071"><text:span text:style-name="T1">#</text:span></text:a></text:p>
      <text:p text:style-name="P9"><text:span text:style-name="T7">抱歉有兩篇沒貼好或可搜標題加李曉鵬博士</text:span><text:span text:style-name="T8"><text:s/><text:line-break/><text:line-break/></text:span><text:span text:style-name="T7">八年前</text:span><text:span text:style-name="T9">讨论乌克兰局势的文章《乌克兰局势：美国重大战略性失误及其体制根源》</text:span><text:span text:style-name="T8"><text:s/><text:line-break/><text:line-break/></text:span><text:a xlink:type="simple" xlink:href="https://mp.weixin.qq.com/s/uXYtllgqRS03KBmqmnAc1g"><text:span text:style-name="T4">https://mp.weixin.qq.com/s/uXYtllgqRS03KBmqmnAc1g</text:span></text:a><text:span text:style-name="T8"><text:s/><text:line-break/><text:line-break/><text:line-break/><text:line-break/></text:span><text:span text:style-name="T7">从个人经历</text:span><text:span text:style-name="T9">谈中国年轻一代认识中西方道路的心路历程</text:span><text:span text:style-name="T8"><text:s/><text:line-break/><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4">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p>
      <text:p text:style-name="P7"><text:span text:style-name="T5">李輝焱</text:span><text:s/>  |  2022.03.07 12:30   |   <text:a xlink:type="simple" xlink:href="http://palinfo.habago.org/Entry?Command=Information_PrintForum&amp;iPage=1#FORUM42070"><text:span text:style-name="T1">#</text:span></text:a></text:p>
      <text:p text:style-name="P10"><text:span text:style-name="T8"><text:line-break/></text:span><text:span text:style-name="T7">今天才看到李晓</text:span><text:span text:style-name="T9">鹏博士的文章，很有预见性，供参考。最后一篇是大陆很多年轻人成长以来对西方崇拜转变为爱国经历过的事。</text:span><text:span text:style-name="T8"><text:s/><text:line-break/><text:line-break/></text:span><text:span text:style-name="T7">八年前</text:span><text:span text:style-name="T9">讨论乌克兰局势的文章《乌克兰局势：美国重大战略性失误及其体制根源》</text:span><text:span text:style-name="T8"><text:s/><text:line-break/></text:span><text:a xlink:type="simple" xlink:href="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 text:style-name="T4">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text:a><text:span text:style-name="T8"><text:s/><text:line-break/><text:line-break/></text:span><text:span text:style-name="T7">再</text:span><text:span text:style-name="T9">论乌克兰局势：对俄乌战争演进方向的一个推测</text:span><text:span text:style-name="T8"><text:s/><text:line-break/><text:line-break/></text:span><text:a xlink:type="simple" xlink:href="https://mp.weixin.qq.com/s/ZCa88T528lrqLggcA4hA2Q"><text:span text:style-name="T4">https://mp.weixin.qq.com/s/ZCa88T528lrqLggcA4hA2Q</text:span></text:a><text:span text:style-name="T8"><text:s/><text:line-break/><text:line-break/>2018</text:span><text:span text:style-name="T7">年的文章</text:span><text:span text:style-name="T9">关于贸易战</text:span><text:span text:style-name="T8"><text:s/><text:line-break/><text:line-break/></text:span><text:span text:style-name="T7">有些同志啊，实在是想中国崩</text:span><text:span text:style-name="T9">溃都想疯了</text:span><text:span text:style-name="T8"><text:s/><text:line-break/><text:line-break/></text:span><text:a xlink:type="simple" xlink:href="https://weibo.com/ttarticle/x/m/show/id/2309404269251824371202?_wb_client_=1"><text:span text:style-name="T4">https://weibo.com/ttarticle/x/m/show/id/2309404269251824371202?_wb_client_=1</text:span></text:a><text:span text:style-name="T8"><text:s/><text:line-break/><text:line-break/></text:span><text:span text:style-name="T7">从个人经历</text:span><text:span text:style-name="T9">谈中国年轻一代认识中西方道路的心路历程</text:span><text:span text:style-name="T8"><text:s/><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4">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span text:style-name="T8"><text:s/><text:line-break/><text:line-break/></text:span></text:p>
      <text:p text:style-name="P7"><text:span text:style-name="T5">陳真</text:span><text:s/>  |  2022.03.07 02:03   |   <text:a xlink:type="simple" xlink:href="http://palinfo.habago.org/Entry?Command=Information_PrintForum&amp;iPage=1#FORUM42069"><text:span text:style-name="T1">#</text:span></text:a></text:p>
      <text:p text:style-name="P11">我不知道你是誰，無意冒犯，亦無從冒犯，純粹針對你提供的資訊而論。<text:span text:style-name="T6"><text:s/><text:line-break/><text:line-break/></text:span>例如裡頭說烏克蘭賣淫是最受歡迎的旅遊項目，難怪西方人支持烏克蘭。這話的意思是怎樣？原來烏克蘭女人很賤，有錢就能玩？是西方人的性玩物及代理生小孩的工具？<text:span text:style-name="T6"><text:s/><text:line-break/><text:line-break/></text:span>你覺得這樣的法西斯言論像話嗎？<text:span text:style-name="T6"><text:s/><text:line-break/><text:line-break/></text:span>洋人很賤，烏克蘭人很賤，是歐洲的子宮，而咱中國人很高貴，所以我們不支持烏克蘭？<text:span text:style-name="T6"><text:s/><text:line-break/><text:line-break/></text:span>這像人話嗎？<text:span text:style-name="T6"><text:s/><text:line-break/><text:line-break/></text:span>總之，請各位提供資訊時，注意一下言論內涵的可信度與基本水平。</text:p>
      <text:p text:style-name="P7"><text:span text:style-name="T5">嗯呵</text:span><text:s/>  |  2022.03.07 01:08   |   <text:a xlink:type="simple" xlink:href="http://palinfo.habago.org/Entry?Command=Information_PrintForum&amp;iPage=1#FORUM42068"><text:span text:style-name="T1">#</text:span></text:a></text:p>
      <text:p text:style-name="P8">澄清一下。冷靜的學者，是指那位帶著偏黑墨鏡的來賓。<text:span text:style-name="T6"><text:s/><text:line-break/><text:line-break/></text:span>陳醫師的教導，在下會謹記於心。當然，引發您誤解，也必須申明所指為何。<text:span text:style-name="T6"><text:s/><text:line-break/><text:line-break/></text:span>再者，在下匿名也並非是有心做您所不齒的事情。<text:span text:style-name="T6"><text:s/><text:line-break/><text:line-break/></text:span>麻煩您，把今晚在下所發的所有貼文都刪掉，也好維持版面風格的前後一貫。<text:span text:style-name="T6"><text:s/><text:line-break/><text:line-break/></text:span>抱歉！抱歉！耽誤您的寶貴心力。</text:p>
      <text:p text:style-name="P7"><text:span text:style-name="T5">嗯呵</text:span><text:s/>  |  2022.03.07 00:56   |   <text:a xlink:type="simple" xlink:href="http://palinfo.habago.org/Entry?Command=Information_PrintForum&amp;iPage=1#FORUM42067"><text:span text:style-name="T1">#</text:span></text:a></text:p>
      <text:p text:style-name="P11">明白！明白！<text:span text:style-name="T6"><text:s/><text:line-break/><text:line-break/></text:span>陳醫師您作主。在下絕無異議。對不起哈！（當然，包括這一則也刪了吧）</text:p>
      <text:p text:style-name="P7"><text:span text:style-name="T5">嗯呵</text:span><text:s/>  |  2022.03.07 00:53   |   <text:a xlink:type="simple" xlink:href="http://palinfo.habago.org/Entry?Command=Information_PrintForum&amp;iPage=1#FORUM42066"><text:span text:style-name="T1">#</text:span></text:a></text:p>
      <text:p text:style-name="P6"><text:span text:style-name="T5">補上這位小姑娘的見解。剛才疏漏了，抱歉。</text:span><text:s/><text:line-break/><text:line-break/><text:line-break/><text:span text:style-name="T5">孤烟暮</text:span><text:span text:style-name="T10">蝉说时政：面对西方施压</text:span><text:s/><text:span text:style-name="T5">印度是怎么打好对外</text:span><text:span text:style-name="T10">舆论战的？</text:span><text:s/><text:line-break/><text:a xlink:type="simple" xlink:href="https://www.youtube.com/watch?v=23ZXkauiZqM"><text:span text:style-name="T11">https://www.youtube.com/watch?v=23ZXkauiZqM</text:span></text:a></text:p>
      <text:p text:style-name="P7"><text:span text:style-name="T5">陳真</text:span><text:s/>  |  2022.03.07 00:43   |   <text:a xlink:type="simple" xlink:href="http://palinfo.habago.org/Entry?Command=Information_PrintForum&amp;iPage=1#FORUM42065"><text:span text:style-name="T1">#</text:span></text:a></text:p>
      <text:p text:style-name="P11">你提供的資訊，水平太低，再貼我就要刪了。</text:p>
      <text:p text:style-name="P7"><text:span text:style-name="T5">陳真</text:span><text:s/>  |  2022.03.07 00:42   |   <text:a xlink:type="simple" xlink:href="http://palinfo.habago.org/Entry?Command=Information_PrintForum&amp;iPage=1#FORUM42064"><text:span text:style-name="T1">#</text:span></text:a></text:p>
      <text:p text:style-name="P8">我隨便點了一個這位匿名人士所提供的視頻，例如什麼烏克蘭最受歡迎的是買春，什麼歐洲子宮，它媽的這不就是法西斯才會這樣子針對族群去抹黑嗎？<text:span text:style-name="T6"><text:s/><text:line-break/><text:line-break/></text:span>一個人可以腦殘，但是不要卑鄙，不要有卑鄙之心。烏克蘭或任何國家的人民，都不是誰的仇敵。<text:span text:style-name="T6"><text:s/><text:line-break/><text:line-break/></text:span>一個人不會因為他剛好站在一個個所謂正確的立場<text:span text:style-name="T6">(</text:span>例如挺俄羅斯<text:span text:style-name="T6">)</text:span>，就可以任意去抹黑對方，或是用一些空洞修辭來醜化對方。<text:span text:style-name="T6"><text:s/><text:line-break/><text:line-break/></text:span>各位不要總以為自己匿名，然後便可以為所欲為，毫無責任感地任意散播扭曲資訊或法西斯思想。<text:span text:style-name="T6"><text:s/><text:line-break/><text:line-break/></text:span>至於那位司馬南，我看幾秒鐘就看不下去了，那叫做<text:span text:style-name="T6"><text:s/>"</text:span>冷靜的學者<text:span text:style-name="T6">"</text:span>？<text:span text:style-name="T6"><text:s/><text:line-break/><text:line-break/></text:span>立場這東西其實毫無意義，態度和居心仍然還是最重要。一個善良的腦殘，依舊靠近我心，依舊贏得我的尊敬，但是那些卑鄙猥瑣囂張跋扈的所謂同志，即便他的想法本身有多麼正確也沒用，不會給世界與人心帶來好的影響，只是換上不同顏色的卑鄙。<text:span text:style-name="T6"><text:s/><text:line-break/><text:line-break/></text:span>各位堅持要匿名，我能勉強接受，但我認為，一個人如果不打算光明磊落地說話寫字，那他其實就應該保持沉默，而不是藉著匿名來規避最基本的責任，那很沒出息。</text:p>
      <text:p text:style-name="P7"><text:span text:style-name="T5">嗯呵</text:span><text:s/>  |  2022.03.07 00:34   |   <text:a xlink:type="simple" xlink:href="http://palinfo.habago.org/Entry?Command=Information_PrintForum&amp;iPage=1#FORUM42063"><text:span text:style-name="T1">#</text:span></text:a></text:p>
      <text:p text:style-name="P5"><text:span text:style-name="T5">覺得看圖文吸收資訊速度比較快的，可以參考這個磊哥在油管的社群。天天拿證據扒光米帝與西方小弟們自吹自擂的的悲天憫人、慈眉善目。</text:span><text:s/><text:line-break/><text:line-break/><text:span text:style-name="T5">新冠爆發後，這位磊哥從油管演算法裡跳出來，自己偶爾看看又出了什麼可以笑一笑或者不盡然認同的天津相聲。</text:span><text:s/><text:line-break/><text:line-break/><text:span text:style-name="T5">此番普丁揮軍要敉平納粹，這才發現磊哥在社群頁面裡另有一番天地。</text:span><text:s/><text:line-break/><text:line-break/><text:a xlink:type="simple" xlink:href="https://www.youtube.com/c/%E7%A3%8A%E5%93%A5%E8%81%8A%E6%94%BF%E7%BB%8F/community"><text:span text:style-name="T12">https://www.youtube.com/c/</text:span><text:span text:style-name="T13">磊哥聊政经</text:span><text:span text:style-name="T12">/community</text:span></text:a><text:s/><text:line-break/><text:line-break/><text:line-break/><text:span text:style-name="T5">隨便例舉最近的兩則資訊。</text:span><text:s/><text:line-break/><text:line-break/><text:line-break/><text:a xlink:type="simple" xlink:href="https://www.youtube.com/post/Ugkxqjrl79fw4vmSxcWuem_a5FfZl7OHSBLQ"><text:span text:style-name="T11">https://www.youtube.com/post/Ugkxqjrl79fw4vmSxcWuem_a5FfZl7OHSBLQ</text:span></text:a><text:s/><text:line-break/><text:line-break/><text:span text:style-name="T5">德国总理肖尔茨前几天在</text:span><text:span text:style-name="T10">议会称，欧洲大地已经有</text:span>75<text:span text:style-name="T5">年没有发生过俄</text:span><text:span text:style-name="T10">罗斯轰炸乌克兰的景儿了</text:span>...<text:span text:style-name="T10">啧～不知道他身边有没有人给他看看北约怎么炸的南斯拉夫</text:span>...<text:span text:style-name="T5">才</text:span><text:span text:style-name="T10">刚过</text:span>20<text:span text:style-name="T5">年</text:span>.. <text:line-break/><text:line-break/><text:line-break/><text:a xlink:type="simple" xlink:href="https://www.youtube.com/post/UgkxLf8xAs1CiMvqzI61JWvqztPbabP7z10b"><text:span text:style-name="T11">https://www.youtube.com/post/UgkxLf8xAs1CiMvqzI61JWvqztPbabP7z10b</text:span></text:a><text:s/><text:line-break/><text:line-break/>BBC<text:span text:style-name="T5">的中东地区</text:span><text:span text:style-name="T10">编辑，发了个图片，教乌克兰平民怎样向坦克扔燃烧瓶，评论区翻车，被网友各种骂</text:span><text:s/><text:line-break/><text:span text:style-name="T5">这是鼓</text:span><text:span text:style-name="T10">励平民去送死，日内瓦公约保护的是平民，但手持武器就不是平民了</text:span></text:p>
      <text:p text:style-name="P7"><text:span text:style-name="T5">嗯呵</text:span><text:s/>  |  2022.03.07 00:10   |   <text:a xlink:type="simple" xlink:href="http://palinfo.habago.org/Entry?Command=Information_PrintForum&amp;iPage=1#FORUM42062"><text:span text:style-name="T1">#</text:span></text:a></text:p>
      <text:p text:style-name="P12"><text:span text:style-name="T5">比較冷靜的學者給出的判斷，希望不會嚇到各位。</text:span><text:span text:style-name="T6"><text:s/><text:line-break/><text:line-break/><text:line-break/></text:span><text:span text:style-name="T5">司马南对</text:span>话吕祥：乌克兰战事是冷战的历史延续（司马会客厅对话吕祥先生<text:span text:style-name="T6"><text:s/></text:span><text:span text:style-name="T5">第一期）</text:span><text:span text:style-name="T6"><text:s/><text:line-break/></text:span><text:a xlink:type="simple" xlink:href="https://www.youtube.com/watch?v=c0DvsntK4S8"><text:span text:style-name="T14">https://www.youtube.com/watch?v=c0DvsntK4S8</text:span></text:a><text:span text:style-name="T6"><text:s/><text:line-break/><text:line-break/></text:span><text:span text:style-name="T5">《</text:span>乌克兰战事是冷战的历史延续》<text:span text:style-name="T6"><text:s/><text:line-break/></text:span><text:span text:style-name="T5">亚速</text:span>营、褐衫军为代表的新纳粹势力，直接的资助者正是美国人。<text:span text:style-name="T6"><text:s/><text:line-break/></text:span><text:span text:style-name="T5">拜登担任副总统的时候</text:span>负责处理乌克兰事务，现在负责乌克兰搞事的筹划者，很多人就是拜登团队的原班人马。某种意义上美国实现了目标：第一削弱俄罗斯，第二打击了欧洲，第三离间中俄。<text:span text:style-name="T6"><text:s/><text:line-break/></text:span><text:span text:style-name="T5">美国副国务卿</text:span>纽兰透露，以往为乌克兰美国花了<text:span text:style-name="T6">50</text:span><text:span text:style-name="T5">亿美元，去年秋天又提供了</text:span><text:span text:style-name="T6">9,000</text:span><text:span text:style-name="T5">万美元的安全</text:span>资助，最近又在加紧提供新的援助。<text:span text:style-name="T6"><text:s/><text:line-break/><text:line-break/><text:line-break/></text:span><text:span text:style-name="T5">司马南对</text:span>话吕祥：俄乌战争可能升级的一个方向（司马会客厅对话吕祥先生<text:span text:style-name="T6"><text:s/></text:span><text:span text:style-name="T5">第二期）</text:span><text:span text:style-name="T6"><text:s/><text:line-break/></text:span><text:a xlink:type="simple" xlink:href="https://www.youtube.com/watch?v=8sECJoXDXVk"><text:span text:style-name="T14">https://www.youtube.com/watch?v=8sECJoXDXVk</text:span></text:a><text:span text:style-name="T6"><text:s/><text:line-break/><text:line-break/></text:span><text:span text:style-name="T5">《俄</text:span>乌战争可能升级的一个方向》<text:span text:style-name="T6"><text:s/><text:line-break/></text:span><text:span text:style-name="T5">吕祥先生</text:span>认为现在媒体关于乌克兰战事极为夸张，闪电战什么的，大规模爆炸死伤的画面大都是虚构的，连我天津化工厂爆炸的图片都被剪进去冒充乌克兰什么电厂被炸。<text:span text:style-name="T6"><text:s/><text:line-break/></text:span><text:span text:style-name="T5">普京</text:span>军队表现极为克制，战场画面犹如一战时期，美国参议员叫嚣暗杀普京，制裁进一步升级，战场有可能向波罗的海几国连同波兰方向转移，如此，北约直面俄罗斯红了眼睛撕破脸交了手，那才是真正战争升级。</text:p>
      <text:p text:style-name="P7"><text:span text:style-name="T5">嗯呵</text:span><text:s/>  |  2022.03.07 00:00   |   <text:a xlink:type="simple" xlink:href="http://palinfo.habago.org/Entry?Command=Information_PrintForum&amp;iPage=2#FORUM42061"><text:span text:style-name="T1">#</text:span></text:a></text:p>
      <text:p text:style-name="P6"><text:span text:style-name="T5">列舉幾則直白一些的影片給潛水的新來朋友們，瞧瞧西方國家的虛偽。</text:span><text:s/><text:line-break/><text:line-break/><text:span text:style-name="T5">北京近年來一直出言警示，米帝帶著一幫西方小弟撕裂二次世界大戰戰勝法西斯之後的雅爾達體制。</text:span><text:s/><text:line-break/><text:line-break/><text:span text:style-name="T5">台灣也出現仰慕納粹的情況。</text:span><text:s/><text:line-break/><text:line-break/><text:line-break/><text:span text:style-name="T10">纳粹的幽灵：美利坚养蛊，乌克兰战争</text:span><text:s/>- 3 <text:line-break/><text:a xlink:type="simple" xlink:href="https://www.youtube.com/watch?v=aP7GucZXbBY"><text:span text:style-name="T11">https://www.youtube.com/watch?v=aP7GucZXbBY</text:span></text:a><text:s/><text:line-break/><text:line-break/><text:line-break/><text:span text:style-name="T5">孤烟暮</text:span><text:span text:style-name="T10">蝉说时政：和新冠共存</text:span><text:s/><text:span text:style-name="T5">却隔离了俄</text:span><text:span text:style-name="T10">罗斯的活人死人和猫</text:span><text:s/><text:line-break/><text:a xlink:type="simple" xlink:href="https://www.youtube.com/watch?v=cz0w23VlXL8"><text:span text:style-name="T11">https://www.youtube.com/watch?v=cz0w23VlXL8</text:span></text:a><text:s/><text:line-break/><text:line-break/><text:line-break/><text:span text:style-name="T10">乌克兰是如何变成欧洲子宫世界代孕中心的？乌克兰最受欢迎的旅游项目竟然是买春、我终于理解为什么西方国家都支持乌克兰了</text:span>…… <text:line-break/><text:a xlink:type="simple" xlink:href="https://www.youtube.com/watch?v=rpRGFER0PZk"><text:span text:style-name="T11">https://www.youtube.com/watch?v=rpRGFER0PZk</text:span></text:a><text:s/><text:line-break/><text:line-break/><text:line-break/><text:span text:style-name="T5">俄</text:span><text:span text:style-name="T10">罗斯被西方全面制裁吓坏中国土豪、中国外逃资产纷纷回国、印度网友站队俄罗斯痛击西方媒体，面对乌克兰危机印度竟然觉醒了？欧洲永久中立国全部下场制裁俄罗斯，俄罗斯猫咪被制裁</text:span><text:s/><text:line-break/><text:a xlink:type="simple" xlink:href="https://www.youtube.com/watch?v=gQaxH2J4J68"><text:span text:style-name="T11">https://www.youtube.com/watch?v=gQaxH2J4J68</text:span></text:a></text:p>
      <text:p text:style-name="P7"><text:span text:style-name="T5">陳真</text:span><text:s/>  |  2022.03.06 16:27   |   <text:a xlink:type="simple" xlink:href="http://palinfo.habago.org/Entry?Command=Information_PrintForum&amp;iPage=2#FORUM42060"><text:span text:style-name="T1">#</text:span></text:a></text:p>
      <text:p text:style-name="P11">看吧！議論無用，拳頭才是真理。當你拳頭夠粗夠硬，走狗們就會搶著舔你的腳趾頭喊萬歲。</text:p>
      <text:p text:style-name="P7"><text:span text:style-name="T5">張萬康</text:span><text:s/>  |  2022.03.06 16:07   |   <text:a xlink:type="simple" xlink:href="http://palinfo.habago.org/Entry?Command=Information_PrintForum&amp;iPage=2#FORUM42059"><text:span text:style-name="T1">#</text:span></text:a></text:p>
      <text:p text:style-name="P10"><text:span text:style-name="T7">澳洲政論節目的主持人，把現場的俄裔澳洲青年轟出去。</text:span><text:span text:style-name="T8"><text:s/><text:line-break/></text:span><text:a xlink:type="simple" xlink:href="https://www.youtube.com/watch?v=zBNc5p852Fw"><text:span text:style-name="T4">https://www.youtube.com/watch?v=zBNc5p852Fw</text:span></text:a><text:span text:style-name="T8"><text:s/><text:line-break/><text:line-break/></text:span><text:span text:style-name="T7">原始連結</text:span><text:span text:style-name="T8">(</text:span><text:span text:style-name="T7">內容和上面的一樣</text:span><text:span text:style-name="T8">) <text:line-break/></text:span><text:a xlink:type="simple" xlink:href="https://m.weibo.cn/status/4743623679150955"><text:span text:style-name="T4">https://m.weibo.cn/status/4743623679150955</text:span></text:a></text:p>
      <text:p text:style-name="P7"><text:span text:style-name="T5">陳真</text:span><text:s/>  |  2022.03.06 02:22   |   <text:a xlink:type="simple" xlink:href="http://palinfo.habago.org/Entry?Command=Information_PrintForum&amp;iPage=2#FORUM42058"><text:span text:style-name="T1">#</text:span></text:a></text:p>
      <text:p text:style-name="P11">黑暗時代的英雄：阿桑吉、普丁和<text:span text:style-name="T6"><text:s/>Emir Kusturica <text:line-break/><text:line-break/></text:span>陳真<text:span text:style-name="T6"><text:s/><text:line-break/>2022. 03. 06. <text:line-break/><text:line-break/><text:line-break/></text:span>幾天前，<text:span text:style-name="T6">Kusturica </text:span>被一些國家<text:span text:style-name="T6"><text:s/>(</text:span>例如捷克<text:span text:style-name="T6">) </text:span>的電影節主辦單位撤銷過去頒給他的獎項，理由是說他和<text:span text:style-name="T6"><text:s/>"</text:span>俄羅斯合作<text:span text:style-name="T6">"</text:span>，比方說他在俄烏戰爭開打前一天<text:span text:style-name="T6">(2</text:span>月<text:span text:style-name="T6">23</text:span>日<text:span text:style-name="T6">)</text:span>，表明他將會找時間申請俄羅斯國籍。被影展單位撤銷獎項的更具體原因是，俄羅斯國防部長於俄烏戰爭前宣佈將邀請<text:span text:style-name="T6"><text:s/>Kusturica </text:span>擔任俄羅斯陸軍中央學術劇院主任。<text:span text:style-name="T6">Kusturica </text:span>對外表示，俄羅斯此一決定，對他個人而言，<text:span text:style-name="T6"><text:s/>"</text:span>深感榮耀<text:span text:style-name="T6">"</text:span>，但他實際上並沒有接受，表明個人並無此一生涯規劃。他說，他只答應為該劇院監製三齣戲劇。<text:span text:style-name="T6"><text:s/><text:line-break/><text:line-break/></text:span>儘管他並沒有接受這項職務，但是西方國家一堆文人走狗仍然還是以他<text:span text:style-name="T6"><text:s/>"</text:span>親俄<text:span text:style-name="T6">" </text:span>為由，再一次對他發動人身攻擊。上一次攻擊他是在他的祖國南斯拉夫陷入內戰時，他批評美國策動這場內戰。他的電影<text:span text:style-name="T6"><text:s/>"</text:span>地下社會<text:span text:style-name="T6">" </text:span>雖然獲得坎城影展金棕櫚獎，但該電影卻在西方引起無數走狗文人對他發動人格毀滅戰，罵他是統派<text:span text:style-name="T6"><text:s/>(</text:span>反對南斯拉夫被西方解體<text:span text:style-name="T6">)</text:span>，說他反民主反自由反人權，說他和什麼獨裁者站在一起云云。<text:span text:style-name="T6"><text:s/><text:line-break/><text:line-break/>Kusturica </text:span>向來毫不掩飾他的反美立場，他在電影中公開罵布希是人渣；長年以來，多次公開譴責美國在世界各地發動侵略戰爭，並因此經常遭到一些親美法西斯組織的死亡威脅，但他從未因此退縮，從未因此隱藏他的政治態度與親中親俄立場。他說，如果有一天，<text:span text:style-name="T6">RT </text:span>突然遭到西方飛彈的攻擊，那就是第三次世界大戰的到來。<text:span text:style-name="T6"><text:s/><text:line-break/><text:line-break/></text:span>這些年，<text:span text:style-name="T6">Kusturica </text:span>經常在一些電影節或演唱會場合上，穿上聲援阿桑吉的衣服，稱讚阿桑吉是這個<text:span text:style-name="T6"><text:s/>"</text:span>黑暗時代的英雄<text:span text:style-name="T6">"</text:span>，說他讓我們知道很多被掩蓋的西方帝國血腥暴行。他說，阿桑吉深深改造了這個世界，但是，這樣一個舉世英雄卻被世人所遺忘。他說，世界上惟一會報導阿桑吉的媒體就是俄國的媒體，而其它整個世界的媒體卻被謊言與垃圾資訊所全面覆蓋。<text:span text:style-name="T6"><text:s/><text:line-break/><text:line-break/>Kusturica</text:span>說，他想要告訴人們的是：歷史總是一再如此呈現，那些曾經改造了世界的英雄，卻總是被世人所遺忘或忽略。現在，這樣一個給世界帶來革命性價值的人<text:span text:style-name="T6">--</text:span>阿桑吉，已經快要死於監牢，但世人卻一無所知，取而代之的是主流媒體每天以各種謊言與垃圾流行資訊鋪天蓋地地對全世界進行疲勞轟炸與洗腦，以防我們挺身相抗。<text:span text:style-name="T6"><text:s/><text:line-break/><text:line-break/>Kusturica </text:span>說，當今之世，流行事物充斥，今天流行，明天退燒，但我們應該知道，世上仍有一些人，他們深深影響了歷史，儘管我們對其根本一無所知或迅速遺忘，但他們的足跡終將留下，他們的傳奇不會消失。<text:span text:style-name="T6"><text:s/><text:line-break/><text:line-break/>Kusturica </text:span>聲援阿桑吉：<text:span text:style-name="T6"><text:s/><text:line-break/></text:span><text:a xlink:type="simple" xlink:href="https://bit.ly/3sTijMd"><text:span text:style-name="T14">https://bit.ly/3sTijMd</text:span></text:a><text:span text:style-name="T6"><text:s/><text:line-break/><text:line-break/></text:span>阿桑吉和<text:span text:style-name="T6">Kusturica</text:span>：<text:span text:style-name="T6"><text:s/><text:line-break/></text:span><text:a xlink:type="simple" xlink:href="https://bit.ly/35Ct64e"><text:span text:style-name="T14">https://bit.ly/35Ct64e</text:span></text:a><text:span text:style-name="T6"><text:s/><text:line-break/><text:line-break/></text:span>普丁和<text:span text:style-name="T6"><text:s/>Kusturica</text:span>：<text:span text:style-name="T6"><text:s/><text:line-break/></text:span><text:a xlink:type="simple" xlink:href="https://bit.ly/35UmVs0"><text:span text:style-name="T14">https://bit.ly/35UmVs0</text:span></text:a></text:p>
      <text:p text:style-name="P7"><text:span text:style-name="T5">陳真</text:span><text:s/>  |  2022.03.05 23:44   |   <text:a xlink:type="simple" xlink:href="http://palinfo.habago.org/Entry?Command=Information_PrintForum&amp;iPage=2#FORUM42056"><text:span text:style-name="T1">#</text:span></text:a></text:p>
      <text:p text:style-name="P8">向兩岸喊話<text:span text:style-name="T6"><text:s/><text:line-break/><text:line-break/></text:span>陳真<text:span text:style-name="T6"><text:s/><text:line-break/><text:line-break/>2022. 03. 05. <text:line-break/><text:line-break/><text:line-break/></text:span>這些美國軍火販子、血腥人渣是來撈我們的退休金的。相關文件為圖片，請看：<text:span text:style-name="T6"><text:s/><text:line-break/><text:line-break/></text:span><text:a xlink:type="simple" xlink:href="https://udn.com/news/story/122703/6141824"><text:span text:style-name="T14">https://udn.com/news/story/122703/6141824</text:span></text:a><text:span text:style-name="T6"><text:s/><text:line-break/><text:line-break/></text:span>不但撈台灣人的錢，更要台灣人的命。台灣人真的是不見棺材不掉淚，被人掏空身家財產，然後準備推入火坑當炮灰，然後還很開心，很驕傲。<text:span text:style-name="T6"><text:s/><text:line-break/><text:line-break/></text:span>我要告訴台灣人，你不需要懂得很多國際常識，但你至少應該要懂得怎麼保護你的下一代。你的愚蠢毀了自己無妨，但你真的希望你的子女被泯滅人性、貪得無饜的西方人渣與其台灣走狗推向一個恐怖無望的未來，以填補人渣們無底洞般的貪婪？你真的相信這樣一些人渣在乎什麼民主自由？你真的不知道你以及你的子女的身家性命，只是這群人渣藉以斂財的工具？<text:span text:style-name="T6"><text:s/><text:line-break/><text:line-break/></text:span>大陸長年以來，每年上千億美元供養台灣，你卻被人渣給洗腦，視對岸同胞為仇敵，反倒樂意為帝國血腥畜牲充當炮灰去傷害大陸同胞，並視之為無上光榮。天底下怎麼會有這麼蠢的人民？<text:span text:style-name="T6"><text:s/><text:line-break/><text:line-break/></text:span>我也想跟對岸同胞說上幾句話？你們能理解台灣二十多年來是如何被洗腦的嗎？你們能想像嗎？你們能體會一個腦袋正常的人，住在這樣一個病態瘋狂的極端封閉島嶼的處境與日常感受嗎？<text:span text:style-name="T6"><text:s/><text:line-break/><text:line-break/></text:span>在你們看來或是在任何一個腦袋正常的人看來都非常不可思議的離譜思維言行，在資訊完全封閉的台灣卻反而是一種普遍<text:span text:style-name="T6"><text:s/>"</text:span>常識<text:span text:style-name="T6">"</text:span>，仇中反華在這島上，就像太陽由東邊升起那樣理所當然。你很難在島內找到幾個腦袋正常或良心未泯的人。<text:span text:style-name="T6"><text:s/><text:line-break/><text:line-break/></text:span>我知道很多台灣人其實是懂的，他們並不是真的腦子進水，但他們為了明哲保身，噤若寒蟬，或是也跟著眛著良知做人。學界醫界文化界很多這樣的沒出息軟骨生物，他們汲汲於個人前途，或是害怕招來鋪天蓋地的政治報復，害怕招惹那些網軍蛆類生物，於是也跟著眛起良知，搶著說違背良心的話。<text:span text:style-name="T6"><text:s/><text:line-break/><text:line-break/></text:span>對岸同胞或島外任何腦子正常的人，不妨細細思量一下這樣一個島嶼，細細體會倘若你身在島嶼之中的處境與心境，你將如何自處？我想說的是，你應該把這事看成一種悲劇，心懷憐憫，而非心懷不屑或怨恨。<text:span text:style-name="T6"><text:s/><text:line-break/><text:line-break/></text:span>我不怪祖國，不怪共產黨，但是話說回來，台灣人被美日鬼子及台奸漢奸糟蹋成這樣，難道不是因為祖國長年以來根本無能對抗美帝，無能保護台灣人所致？<text:span text:style-name="T6"><text:s/><text:line-break/><text:line-break/></text:span>總之，這是一場悲劇，對岸同胞不要以為自身在理性上與文明發展上比較優越，事實上，你們只是比較幸運，生活在內地，而台灣人卻很不幸，長年生活在美日殖民之下，飽受洗腦摧殘。你把任何人從小關在一個封閉小島上，每天灌輸他無數謊言，你想，有多少人能夠倖免於洗腦？<text:span text:style-name="T6"><text:s/><text:line-break/><text:line-break/>======================= <text:line-break/></text:span>無投資交易？外交部曾推國發基金投資龐培歐任顧問公司<text:span text:style-name="T6"><text:s/><text:line-break/><text:line-break/>2022-03-05 01:55 </text:span>聯合報<text:span text:style-name="T6"><text:s/>/ </text:span>記者周志豪／台北即時報導<text:span text:style-name="T6"><text:s/><text:line-break/><text:line-break/></text:span>美國前國務卿龐培歐去年<text:span text:style-name="T6">7</text:span>月拜訪我駐美代表處，爭取我國退撫基金、勞退基金投資其任顧問的基金公司，並表示盼數月後訪台時能有具體進展。如今龐培歐終抵台，行政院昨否認此行有任何投資交易，但知情人士說，外交部去年接獲代表處電報後，「要五毛給一元」，還主動多徵詢「國發基金」投資可能，只是遭婉拒。圖／讀者提供<text:span text:style-name="T6"><text:s/><text:line-break/><text:line-break/><text:line-break/></text:span>據國發會去年<text:span text:style-name="T6">8</text:span>月<text:span text:style-name="T6">26</text:span>日簽辦外交部要求函文中表示，國發基金的成立是要透過投、融資方式，協助我國新興事業發展；但龐培歐協助的<text:span text:style-name="T6">Anarock</text:span>基金公司此次擬邀我方參與的投資計劃，卻多屬美國或印度的投資項目，不符規定。<text:span text:style-name="T6"><text:s/><text:line-break/><text:line-break/></text:span>駐美代表處去年<text:span text:style-name="T6">8</text:span>月<text:span text:style-name="T6">2</text:span>日發給外交部的電報指出，龐培歐率由其任資深顧問的<text:span text:style-name="T6">Anarock</text:span>公司投資長<text:span text:style-name="T6">Gino Ramadi</text:span>拜會駐美代表蕭美琴，盼引介公部門的退撫基金與勞退基金等潛在投資夥伴。<text:span text:style-name="T6"><text:s/><text:line-break/><text:line-break/></text:span>外交部接獲電報後，更據以函請勞動部、銓敘部、中央銀行、金管會、經濟部與國發會就我國基金與外國基金合作的相關法規與可能合作類型提供意見，等於主動納入國發基金等選項。<text:span text:style-name="T6"><text:s/><text:line-break/><text:line-break/></text:span>國發會簽文指出，<text:span text:style-name="T6">Anarock</text:span>邀請投資的計畫涵蓋貨運航空、全球冷鏈設施網路、美國住宅房地產房屋權益、航空租賃業務、社區協會管理營運商、房屋貸款保險、濱海住宅發展／船屋、印度信用卡合作／數位銀行與渦輪引擎製造九項。<text:span text:style-name="T6"><text:s/><text:line-break/><text:line-break/></text:span>國發會簽文表示，<text:span text:style-name="T6">Anarock</text:span>公司<text:span text:style-name="T6">Ramadi</text:span>表示，新冠疫情凸顯供應鏈重要性，促進電子商務成長，在東南亞尤其顯著，此為擴大投資最佳時機，盼我方協助引介潛在台灣投資夥伴，包括公部門退撫基金、勞保基金，與私部門創投基金及企業。<text:span text:style-name="T6"><text:s/><text:line-break/><text:line-break/></text:span>國發會簽文摘錄的「本案要點」中提到，龐培歐是<text:span text:style-name="T6">Anarock</text:span>基金公司資深顧問、可能的董事會主席，對本案甚為重視，「並有意於數月後訪台」，盼訪台前就相關投資合作取得具體進展，訪台時可與潛在合作夥伴進一步洽談。<text:span text:style-name="T6"><text:s/><text:line-break/><text:line-break/></text:span>但簽文也引述國發會產業處看法，表示我國政府所管的各基金或產業（如銀行、保險），均有主管機關與管理運用規範，國發會目前尚無主管的基金或私部門。<text:span text:style-name="T6"><text:s/><text:line-break/><text:line-break/></text:span>國發基金也表示，國發基金成立是要透過投、融資方式，協助我國新興事業發展；投資國內外創投事業，是希望透過結合資金、技術、人才、投資與管理等專業能力，引導國際資源與資金跨境合作，帶動我國產業創新，增加國際競爭力。<text:span text:style-name="T6"><text:s/><text:line-break/><text:line-break/></text:span>簽文指出，<text:span text:style-name="T6">Anarock</text:span>基金公司此次擬邀我方參與的投資計劃，多屬美國或印度的投資項目，不符國發基金成立目的；若該公司未來有意募集以投資我國新興事業為主要投資策略之創投基金，歡迎再與國發基金洽談合作事宜。<text:span text:style-name="T6"><text:s/><text:line-break/><text:line-break/>===================== <text:line-break/></text:span>獨／龐培歐訪台非為保台？駐美代表處電報指向商業考量<text:span text:style-name="T6"><text:s/><text:line-break/><text:line-break/>2022-03-04 03:09 </text:span>聯合報<text:span text:style-name="T6"><text:s/>/ </text:span>記者周志豪／台北即時報導<text:span text:style-name="T6"><text:s/><text:line-break/><text:line-break/></text:span>美國前國務卿龐培歐訪台，媒體詢及對台灣印象如何，他豎起大拇指比讚。記者曾吉松／攝影<text:span text:style-name="T6"><text:s/><text:line-break/><text:line-break/></text:span>俄烏戰爭開打，兩岸再陷緊張。繼美國總統拜登特使團旋風訪台，美國前國務卿龐培歐接力抵台，被蔡政府解讀要強化台美友好關係。但知情人士透露提供駐美代表處電報，指稱龐此行是為爭取退撫基金、勞退基金投資其有關的<text:span text:style-name="T6">Anarock</text:span>公司；抗中挺台是假，來台爭取退撫與勞保基金當「政治保護費」才是目的。<text:span text:style-name="T6"><text:s/><text:line-break/><text:line-break/></text:span>其實，龐培歐此次亞洲行早傳出有「商業考量」，駐美代表處該封於去年<text:span text:style-name="T6">8</text:span>月<text:span text:style-name="T6">2</text:span>日發給外交部的電報，相當程度坐實傳言。<text:span text:style-name="T6"><text:s/><text:line-break/><text:line-break/></text:span>根據駐美代表處該封電報指出，龐培歐去年<text:span text:style-name="T6">7</text:span>月<text:span text:style-name="T6">8</text:span>日即率<text:span text:style-name="T6">Anarock</text:span>公司投資長<text:span text:style-name="T6">Gino Ramadi</text:span>到雙橡園拜會駐美代表蕭美琴，會談過程，<text:span text:style-name="T6">Ramadi</text:span>也提到該公司盼與我方建立投資夥伴關係的構想。<text:span text:style-name="T6"><text:s/><text:line-break/><text:line-break/></text:span>電報中也提到，<text:span text:style-name="T6">Ramadi</text:span>於去年<text:span text:style-name="T6">7</text:span>月<text:span text:style-name="T6">19</text:span>日再與駐美代表處經濟組及紐約金管會同仁進行視訊會議，更具體說明盼我方引介公、私部門資金參與的投資計畫。會中即提到，龐培歐「有意於數月後訪台」，盼訪台前相關投資合作能取得具體進展。<text:span text:style-name="T6"><text:s/><text:line-break/><text:line-break/></text:span>電報指出，<text:span text:style-name="T6">Anarock</text:span>公司邀我參與的投資計畫涵蓋貨運航空、全球冷鏈設施網路、美國住宅房地產房屋權益、航空租賃業務、社區協會管理營運商、房屋貸款保險、濱海住宅發展／船屋、印度信用卡合作／數位銀行與渦輪引擎製造等<text:span text:style-name="T6">9</text:span>項。<text:span text:style-name="T6"><text:s/><text:line-break/><text:line-break/></text:span>電報中也記錄，<text:span text:style-name="T6">Ramadi</text:span>盼我方協助引介之潛在投資夥伴，包括公部門的退撫基金與勞退基金，以及私部門的創投基金與企業（如金融、保險、財務投資公司）等，還聲稱不同投資計畫可與不同投資夥伴合作。<text:span text:style-name="T6"><text:s/><text:line-break/><text:line-break/></text:span>電報中補充，<text:span text:style-name="T6">Ramadi</text:span>盼我方協助安排與我公、私部門潛在投資人視訊會議，並再強調，龐培歐對本案甚為重視，盼未來訪台時可與潛在合作夥伴進一步洽談。<text:span text:style-name="T6">Ramadi</text:span>還告知，龐培歐是<text:span text:style-name="T6">Anarock</text:span>公司資深顧問、未來的董事會主席。<text:span text:style-name="T6"><text:s/><text:line-break/><text:line-break/></text:span>駐美代表處在電報中建議，鑑於龐培歐甚為友我，且頗具政治影響力與潛力，有必要與他維持良好互動關係，盼外交部將本案轉洽政府相關機關，研議配合安排相關視訊會議，亦可考慮向該公司說明我國具投資潛力的基礎建設或創投計畫。<text:span text:style-name="T6"><text:s/><text:line-break/><text:line-break/></text:span>據了解，外交部接獲駐美代表處電報後，已函請勞動部、銓敘部、中央銀行、金管會、經濟部與國發會就我國基金與外國基金合作的法規與可能類型提供意見。<text:span text:style-name="T6"><text:s/><text:line-break/><text:line-break/></text:span>知情人士表示，龐培歐此次來台並非為保台、挺台，而是要親自牽線當監軍，確保退撫基金、勞保基金與政府安排私部門基金及企業，對<text:span text:style-name="T6">Anarock</text:span>公司注資，質疑蔡政府作法，無異於是把軍公教退撫基金與勞保基金當政治保護費。</text:p>
      <text:p text:style-name="P7"><text:span text:style-name="T5">鄭豐遠</text:span><text:s/>  |  2022.03.05 09:27   |   <text:a xlink:type="simple" xlink:href="http://palinfo.habago.org/Entry?Command=Information_PrintForum&amp;iPage=2#FORUM42055"><text:span text:style-name="T1">#</text:span></text:a></text:p>
      <text:p text:style-name="P11">這裡提供一個連結，下面有一長串俄羅斯被西方制裁的清單。<text:span text:style-name="T6"><text:s/><text:line-break/><text:line-break/></text:span><text:a xlink:type="simple" xlink:href="https://user.guancha.cn/wap/content?id=707525&amp;;s=fwzxhfbt&amp;;fbclid=IwAR2JaOp0xC3kJQYT738X2q2nT1DofVTW-IYdjay2pVzUo_vUBgbcGTjetUg"><text:span text:style-name="T14">https://user.guancha.cn/wap/content?id=707525&amp;;s=fwzxhfbt&amp;;fbclid=IwAR2JaOp0xC3kJQYT738X2q2nT1DofVTW-IYdjay2pVzUo_vUBgbcGTjetUg</text:span></text:a><text:span text:style-name="T6"><text:s/><text:line-break/><text:line-break/></text:span>昨天怡靜還說，一些本應對所有生命都平等看待的醫療全球合作網路，竟然也把俄羅斯踢除，從此讓俄羅斯人自生自滅。<text:span text:style-name="T6"><text:s/><text:line-break/><text:line-break/></text:span>那些所謂中立國如瑞士，現在不但不中立，而且公開在許多方面支援納粹化的烏克蘭。<text:span text:style-name="T6"><text:s/><text:line-break/><text:line-break/></text:span>從上面這篇文章可以看出，中國人現在挺有自信，凡事都能帶著戲謔和嘲諷，但現況其實一點也不好笑，因為這一長串清單再乘以十，甚至乘以一百，恐怕就是不久的將來祖國所要承受的。<text:span text:style-name="T6"><text:s/><text:line-break/><text:line-break/></text:span>我不懷疑我們中國人的智慧和勇氣，也相信歷史最終會迎來中國的勝利和復興，但現況是，我們用血汗積累了七十多年的一切，事實上絕大部份仍仰賴西方。比如電腦作業系統、比如各種工業軟件，比如<text:span text:style-name="T6"><text:s/>CNC </text:span>數控機床，比如芯片，比如大客機發動機，比如金融如跨國交易<text:span text:style-name="T6"><text:s/>SWIFT </text:span>系統，比如各種<text:span text:style-name="T6"><text:s/>IT </text:span>網路科技，比如各種社交發聲平台，比如全球運輸，比如石油能源，比如糧食的種子，比如各種民生娛樂。甚至，連整個互聯網的根伺服器都掌握在美國手上。<text:span text:style-name="T6"><text:s/><text:line-break/><text:line-break/></text:span>就連溫鐵軍這樣思想完全異於西方，甚至可說與之背道而馳的人，都公開說自己的一整套敘事邏輯和思想工具都是西方的。<text:span text:style-name="T6"><text:s/><text:line-break/><text:line-break/></text:span>現實是，地球就牢牢被西方人給掌握在手心裡，而現在整個西方似乎已經著魔，朝著完全納粹化的方向前進。<text:span text:style-name="T6"><text:s/><text:line-break/><text:line-break/></text:span>我們要面對的就是這樣一個敵人。俄羅斯似乎已經下定決心，要和這種人類公敵拼個你死我活，它並不是一場戲，而是關乎全人類的存續，我們中國人的未來又在何方<text:span text:style-name="T6">?</text:span></text:p>
      <text:p text:style-name="P7"><text:span text:style-name="T5">賴志昌</text:span><text:s/>  |  2022.03.04 23:26   |   <text:a xlink:type="simple" xlink:href="http://palinfo.habago.org/Entry?Command=Information_PrintForum&amp;iPage=2#FORUM42054"><text:span text:style-name="T1">#</text:span></text:a></text:p>
      <text:p text:style-name="P10"><text:span text:style-name="T7">剛剛也看了法國紀錄片頓巴斯，補一個這紀錄片被發掘的起因。</text:span><text:span text:style-name="T8"><text:s/><text:line-break/><text:line-break/></text:span><text:a xlink:type="simple" xlink:href="https://www.youtube.com/watch?v=7L_kKw_HxwQ"><text:span text:style-name="T4">https://www.youtube.com/watch?v=7L_kKw_HxwQ</text:span></text:a></text:p>
      <text:p text:style-name="P7"><text:span text:style-name="T5">李念淨</text:span><text:s/>  |  2022.03.04 22:55   |   <text:a xlink:type="simple" xlink:href="http://palinfo.habago.org/Entry?Command=Information_PrintForum&amp;iPage=2#FORUM42053"><text:span text:style-name="T1">#</text:span></text:a></text:p>
      <text:p text:style-name="P9"><text:a xlink:type="simple" xlink:href="https://space.bilibili.com/4160149/dynamic"><text:span text:style-name="T4">https://space.bilibili.com/4160149/dynamic</text:span></text:a><text:span text:style-name="T8"><text:s/><text:line-break/></text:span><text:span text:style-name="T7">另外翻譯的人有提供可以直接下載的方法</text:span></text:p>
      <text:p text:style-name="P7"><text:span text:style-name="T5">李念淨</text:span><text:s/>  |  2022.03.04 22:39   |   <text:a xlink:type="simple" xlink:href="http://palinfo.habago.org/Entry?Command=Information_PrintForum&amp;iPage=2#FORUM42052"><text:span text:style-name="T1">#</text:span></text:a></text:p>
      <text:p text:style-name="P8"><text:a xlink:type="simple" xlink:href="https://www.acfun.cn/v/ac33866984"><text:span text:style-name="T14">https://www.acfun.cn/v/ac33866984</text:span></text:a><text:span text:style-name="T6"><text:s/><text:line-break/><text:line-break/></text:span>似乎是法國的紀錄片<text:span text:style-name="T6"><text:s/></text:span>頓巴斯<text:span text:style-name="T6"><text:s/><text:line-break/></text:span>有中文字幕可以直接看<text:span text:style-name="T6"><text:s/><text:line-break/><text:line-break/></text:span>這還是<text:span text:style-name="T6">2017</text:span>年的影片<text:span text:style-name="T6"><text:s/><text:line-break/></text:span>也就是說烏東地區的人在這部影片後又過了<text:span text:style-name="T6">8</text:span>年多的地獄生活<text:span text:style-name="T6"><text:s/><text:line-break/><text:line-break/></text:span>直到<text:span text:style-name="T6">2022</text:span>年</text:p>
      <text:p text:style-name="P7"><text:span text:style-name="T5">許世勤</text:span><text:s/>  |  2022.03.04 10:33   |   <text:a xlink:type="simple" xlink:href="http://palinfo.habago.org/Entry?Command=Information_PrintForum&amp;iPage=2#FORUM42051"><text:span text:style-name="T1">#</text:span></text:a></text:p>
      <text:p text:style-name="P11">美國天然氣輸出，<text:span text:style-name="T6">2021</text:span>年歐洲市場占其全球輸出份額的<text:span text:style-name="T6">81%</text:span>。俄烏戰端開啟後，俄羅斯輸送至歐洲的天然氣份額，將被美輸天然氣取代。加之以美輸天然氣的價格又高於俄羅斯輸出的天然氣，等於歐洲要花更大筆的金錢在能源方面的交易。<text:span text:style-name="T6"><text:s/><text:line-break/><text:line-break/></text:span>俄烏戰端開啟後，因為歐洲不再安全，美元成為貨幣市場中的避險首選，因此外資紛紛逃離歐洲進入美國，無疑對美國高居不下的通膨壓力解套。美國此舉是以鄰為壑，而且還是剝「盟友」的一層皮。<text:span text:style-name="T6"><text:s/><text:line-break/><text:line-break/></text:span>如果俄歐之間持續紛爭，歐洲持續衰弱，美國更可以持續收割經濟利益，直到歐洲不再有可以收割的羊毛。美國一方面口中喊解決紛爭，一方面不願派兵以免陷入戰爭泥沼，一方面又持續對歐洲輸送軍火，軍工複合體從中再賺一筆戰爭紅利。<text:span text:style-name="T6"><text:s/><text:line-break/><text:line-break/></text:span>由此可見，世界的根本亂源是美國的霸權主義。一些人基於自身的信仰，昧於基本事實。當你知道基輔被圍困，美國不派兵，卻又「確信」烏克蘭將打贏俄羅斯？雖然這是一種心理投射，這種想法卻跟台灣人可以靠「氣質」抗疫一樣天真，自我滿意度還很高。</text:p>
      <text:p text:style-name="P7"><text:span text:style-name="T5">張萬康</text:span><text:s/>  |  2022.03.04 01:25   |   <text:a xlink:type="simple" xlink:href="http://palinfo.habago.org/Entry?Command=Information_PrintForum&amp;iPage=2#FORUM42050"><text:span text:style-name="T1">#</text:span></text:a></text:p>
      <text:p text:style-name="P10"><text:span text:style-name="T7">俄羅斯人的聲音</text:span><text:span text:style-name="T8"><text:s/><text:line-break/></text:span><text:a xlink:type="simple" xlink:href="https://www.youtube.com/watch?v=UWdXYEFRYV0"><text:span text:style-name="T4">https://www.youtube.com/watch?v=UWdXYEFRYV0</text:span></text:a><text:span text:style-name="T8"><text:s/><text:line-break/><text:line-break/></text:span><text:span text:style-name="T7">烏克蘭人的看法</text:span><text:span text:style-name="T8"><text:s/><text:line-break/></text:span><text:a xlink:type="simple" xlink:href="https://www.youtube.com/watch?v=oIbjcAO_o-E"><text:span text:style-name="T4">https://www.youtube.com/watch?v=oIbjcAO_o-E</text:span></text:a><text:span text:style-name="T8"><text:s/><text:line-break/><text:line-break/></text:span><text:span text:style-name="T7">這兩個影片是我從</text:span><text:span text:style-name="T8">b</text:span><text:span text:style-name="T7">站先看到，再去</text:span><text:span text:style-name="T8">yt</text:span><text:span text:style-name="T7">找到的。博主叫楊探驪。駐外媒體工作者。</text:span></text:p>
      <text:p text:style-name="P7"><text:span text:style-name="T5">嗯呵</text:span><text:s/>  |  2022.03.03 23:59   |   <text:a xlink:type="simple" xlink:href="http://palinfo.habago.org/Entry?Command=Information_PrintForum&amp;iPage=3#FORUM42049"><text:span text:style-name="T1">#</text:span></text:a></text:p>
      <text:p text:style-name="P6"><text:span text:style-name="T10">乌克兰与俄罗斯的恩怨情仇，两国如何由</text:span>“<text:span text:style-name="T5">兄弟</text:span>”<text:span text:style-name="T5">变</text:span><text:span text:style-name="T10">为</text:span>“<text:span text:style-name="T5">仇人</text:span>”<text:span text:style-name="T5">。</text:span><text:span text:style-name="T10">详述乌克兰历史：</text:span>History of Ukraine <text:line-break/><text:a xlink:type="simple" xlink:href="https://www.youtube.com/watch?v=69ptUdmeCfk"><text:span text:style-name="T11">https://www.youtube.com/watch?v=69ptUdmeCfk</text:span></text:a><text:s/><text:line-break/><text:line-break/><text:line-break/><text:span text:style-name="T5">无法回避的</text:span><text:span text:style-name="T10">舆论战！俄罗斯和乌克兰打仗，网友称家里因为俄乌战争吵的不可开交！反共不反华的谎言竟然被战争戳破了，俄罗斯现在经历的制裁未来中国能扛得住吗？</text:span><text:s/><text:line-break/><text:a xlink:type="simple" xlink:href="https://www.youtube.com/watch?v=JY3rWDAaHhY"><text:span text:style-name="T11">https://www.youtube.com/watch?v=JY3rWDAaHhY</text:span></text:a><text:s/><text:line-break/><text:line-break/><text:line-break/><text:span text:style-name="T5">淺白一點的兩則影片，共襄盛舉一下。</text:span><text:s/><text:line-break/><text:line-break/><text:span text:style-name="T5">個性很不一樣的兩個視頻主。一個天津相聲，一個冷得多。</text:span></text:p>
      <text:p text:style-name="P7">Ethan   |  2022.03.03 20:49   |   <text:a xlink:type="simple" xlink:href="http://palinfo.habago.org/Entry?Command=Information_PrintForum&amp;iPage=3#FORUM42047"><text:span text:style-name="T1">#</text:span></text:a></text:p>
      <text:p text:style-name="P11"><text:a xlink:type="simple" xlink:href="https://youtu.be/r7ObZGUiDnU"><text:span text:style-name="T14">https://youtu.be/r7ObZGUiDnU</text:span></text:a><text:span text:style-name="T6"><text:s/><text:line-break/></text:span>誰是朋友誰是敵人？<text:span text:style-name="T6"><text:s/><text:line-break/></text:span>這個毛五，講俄烏戰爭，批評大陸的公知，講的還滿到位的。<text:span text:style-name="T6"><text:s/><text:line-break/></text:span>可以聽聽</text:p>
      <text:p text:style-name="P7"><text:span text:style-name="T5">鄭豐遠</text:span><text:s/>  |  2022.03.03 16:06   |   <text:a xlink:type="simple" xlink:href="http://palinfo.habago.org/Entry?Command=Information_PrintForum&amp;iPage=3#FORUM42046"><text:span text:style-name="T1">#</text:span></text:a></text:p>
      <text:p text:style-name="P8"><text:span text:style-name="T10">轩讲：乌克兰，老老实实当个</text:span><text:span text:style-name="T6">“</text:span>中立国<text:span text:style-name="T6">”</text:span>不香<text:span text:style-name="T10">吗？</text:span><text:span text:style-name="T6"><text:s/><text:line-break/></text:span><text:a xlink:type="simple" xlink:href="https://youtu.be/pePGIDHVT08"><text:span text:style-name="T14">https://youtu.be/pePGIDHVT08</text:span></text:a><text:span text:style-name="T6"><text:s/><text:line-break/><text:line-break/></text:span>觀察者網這家媒體，組成很年輕，信譽基本可靠，是中文世界裡很難得的媒體。台灣同胞們不妨多看。<text:span text:style-name="T6"><text:s/><text:line-break/><text:line-break/></text:span>看完這個影片，各位不覺得這樣的故事線很熟悉嗎<text:span text:style-name="T6">? </text:span>我們正一步一步走上相同的結局。</text:p>
      <text:p text:style-name="P7"><text:span text:style-name="T5">鄭豐遠</text:span><text:s/>  |  2022.03.03 13:26   |   <text:a xlink:type="simple" xlink:href="http://palinfo.habago.org/Entry?Command=Information_PrintForum&amp;iPage=3#FORUM42045"><text:span text:style-name="T1">#</text:span></text:a></text:p>
      <text:p text:style-name="P11">還有，西方這些他媽的種族主義人渣在這場戰爭前，什麼時候將烏克蘭人視為「金髮碧眼的文明歐洲人」了<text:span text:style-name="T6">? </text:span>在西方這些他媽的種族主義人渣眼裡，烏克蘭人和俄羅斯人就是一群雜種<text:span text:style-name="T6"><text:s/>(</text:span>因為兩者共同的地理發源地基輔羅斯曾被蒙古人佔領過兩百多年，所謂金帳汗國<text:span text:style-name="T6">)</text:span>。<text:span text:style-name="T6"><text:s/><text:line-break/><text:line-break/></text:span>我在澳洲不只一次聽過澳洲人和歐洲人對烏克蘭人和俄羅斯人的外貌，用一種高高在上的態度品頭論足，說他們<text:span text:style-name="T6">"</text:span>同時有亞洲人和歐洲人的五官特徵<text:span text:style-name="T6">"</text:span>，翻譯成白話就是<text:span text:style-name="T6">: </text:span>血統不純的雜種。更有甚者，我也不只一次聽過澳洲人和歐洲人說他們哪天在路上看到一個漂亮的女生，是烏克蘭或俄羅斯人<text:span text:style-name="T6"><text:s/>(</text:span>他們其實也搞不清楚，也不關心<text:span text:style-name="T6">)</text:span>，而且還說，一看就知道是出來賣的。<text:span text:style-name="T6"><text:s/><text:line-break/><text:line-break/></text:span>西方這些他媽的種族主義人渣說的話如果能聽，真是他媽的狗屎都能吃。</text:p>
      <text:p text:style-name="P7"><text:span text:style-name="T5">鄭豐遠</text:span><text:s/>  |  2022.03.03 10:52   |   <text:a xlink:type="simple" xlink:href="http://palinfo.habago.org/Entry?Command=Information_PrintForum&amp;iPage=3#FORUM42044"><text:span text:style-name="T1">#</text:span></text:a></text:p>
      <text:p text:style-name="P8">我確實也認為，這樣一種時代，這世界種種問題的根源，就是種族主義。種族主義的危害在於它影響人們看待美醜的根本眼光，理性和智能於是鮮少能發揮作用，不管他是處於種族主義天平的哪一方。於是，白人真心以為自己高人一等，黃種女人看到白種男人就心醉神迷、發春發浪，黃種男人看到白種女人就覺得氣質優雅，又性感又有教養又善良。幾個人有自知之明而非例外<text:span text:style-name="T6">? </text:span>五胡亂華和南北朝時代都沒這麼誇張。<text:span text:style-name="T6"><text:s/><text:line-break/><text:line-break/></text:span>我去他媽的種族主義。</text:p>
      <text:p text:style-name="P7"><text:span text:style-name="T5">孫從輔</text:span><text:s/>  |  2022.03.03 10:01   |   <text:a xlink:type="simple" xlink:href="http://palinfo.habago.org/Entry?Command=Information_PrintForum&amp;iPage=1#FORUM42043"><text:span text:style-name="T1">#</text:span></text:a></text:p>
      <text:p text:style-name="P8">有兩個網路上的謬論要理清楚。<text:span text:style-name="T6"><text:s/><text:line-break/><text:line-break/>1. </text:span>不少公知自稱反俄羅斯出兵是反戰。事實是，如果一個人只反俄羅斯出兵，那他必然不是反戰，而是反戰爭以外的某些事。另外，一個人若不反對導致戰爭的主要原因<text:span text:style-name="T6">(</text:span>北約東擴、法西斯猖獗<text:span text:style-name="T6">)</text:span>，也必然不是反戰。<text:span text:style-name="T6"><text:s/><text:line-break/><text:line-break/>2. </text:span>有評論指出普丁出兵是為了個人私利。這個更是荒謬至極。世界上有人會為了自己的私利而選擇和美國對著幹這麼危險的事嗎？<text:span text:style-name="T6"><text:line-break/><text:line-break/></text:span>西方這次在宣傳上撲天蓋地，但我注意到其中有一個問題，就是種族主義的色彩太重了，像什麼「不忍看到金髮碧眼的文明歐洲人怎樣怎樣」的論調盛行。這可能是深入西方人的骨髓到連他們自己也沒察覺有何不妥，但許多非西方國家聽起來想必很刺耳，這從幾個發展中大國的態度可以看出來。以人口論，其實世界上超過一大半的人是不願意在此事件上和西方陣營站在一起的。當然他們現在沒有什麼聲音，但在撲天蓋地的宣傳下仍能保持沈默，已是難得，長期下來可能成為一個突破口。而日、韓、台等非白人社會對此種族主義氣氛毫無所覺，也說明了多數人崇洋媚外的程度，實在是可悲。</text:p>
      <text:p text:style-name="P7"><text:span text:style-name="T5">陳真</text:span><text:s/>  |  2022.03.03 09:48   |   <text:a xlink:type="simple" xlink:href="http://palinfo.habago.org/Entry?Command=Information_PrintForum&amp;iPage=1#FORUM42042"><text:span text:style-name="T1">#</text:span></text:a></text:p>
      <text:p text:style-name="P8">謝謝韓葳。<text:span text:style-name="T6"><text:s/><text:line-break/><text:line-break/></text:span>我覺得，就客觀意義來講，人類的普遍智能其實還是相當難以恭維的，也許比鸚鵡好一些，但是面對系統性的洗腦，其實馬上就又回到鸚鵡的水平。<text:span text:style-name="T6"><text:s/><text:line-break/><text:line-break/></text:span>杜斯托也夫斯基相信美能救世界，羅素相信人們普遍足夠的理性能力才能救世界，但是，現實卻告訴我們，拳頭夠硬才能救世界。<text:span text:style-name="T6"><text:s/><text:line-break/><text:line-break/></text:span>雖然我還是投給杜兄一票，相信詩，相信真善美的終極價值，但那就像我相信上帝一樣，純粹是一種信念，一種嚮往，也許在現實世界中，也許直到宇宙毀滅，它都不會實現，但我對它的依戀，從來不曾動搖。</text:p>
      <text:p text:style-name="P7"><text:span text:style-name="T5">韓葳</text:span><text:s/>  |  2022.03.03 08:54   |   <text:a xlink:type="simple" xlink:href="http://palinfo.habago.org/Entry?Command=Information_PrintForum&amp;iPage=1#FORUM42041"><text:span text:style-name="T1">#</text:span></text:a></text:p>
      <text:p text:style-name="P11">尊敬的陳醫師，您好<text:span text:style-name="T6"><text:s/><text:line-break/><text:line-break/></text:span>您說：為什麼人們連最基本的思考能力似乎都不存在？<text:span text:style-name="T6"><text:s/><text:line-break/><text:line-break/></text:span>根據我觀察自己和找尋答案，有一個可能的解釋是：因為人們太習慣被「自我感覺良好」主控。<text:span text:style-name="T6"><text:s/><text:line-break/><text:line-break/></text:span>在思考的時候，每每想出一個自我感覺良好的「結論」，就覺得自己很聰明、感到很開心，然後就停止思考了。<text:span text:style-name="T6"><text:s/><text:line-break/></text:span>後來，當接觸到反面資訊時，因為之前任由自己沈浸在「我很聰明」的快樂感受中，而這個新資訊暗示其實自己並非想像中那麼聰明，所以自我開始感覺不是很好，於是自然產生排拒，而不願繼續思考下去。<text:span text:style-name="T6"><text:s/><text:line-break/><text:line-break/></text:span>這樣就會導致：當新訊息進來而有需要重新思考時，困難。<text:span text:style-name="T6"><text:s/><text:line-break/></text:span>「自我感覺良好」是阻擋深入思考的一個障礙。<text:span text:style-name="T6"><text:s/><text:line-break/></text:span>人們被「自我感覺良好」掌控住了，沒有認知到它是有危險性的。<text:span text:style-name="T6"><text:s/></text:span></text:p>
      <text:p text:style-name="P7">Ethan   |  2022.03.03 08:37   |   <text:a xlink:type="simple" xlink:href="http://palinfo.habago.org/Entry?Command=Information_PrintForum&amp;iPage=1#FORUM42040"><text:span text:style-name="T1">#</text:span></text:a></text:p>
      <text:p text:style-name="P10"><text:span text:style-name="T8"><text:line-break/></text:span><text:span text:style-name="T7">烏克蘭新納粹</text:span><text:span text:style-name="T8"><text:s/><text:line-break/></text:span><text:a xlink:type="simple" xlink:href="https://user.guancha.cn/wap/content?id=706264"><text:span text:style-name="T4">https://user.guancha.cn/wap/content?id=706264</text:span></text:a><text:span text:style-name="T8"><text:s/></text:span></text:p>
      <text:p text:style-name="P7"><text:span text:style-name="T5">張萬康</text:span><text:s/>  |  2022.03.03 03:11   |   <text:a xlink:type="simple" xlink:href="http://palinfo.habago.org/Entry?Command=Information_PrintForum&amp;iPage=1#FORUM42039"><text:span text:style-name="T1">#</text:span></text:a></text:p>
      <text:p text:style-name="P8">在西方大國之中，我相對喜歡的總是法國，儘管極右派近年聲勢不弱，但法國的底蘊還是好，看問題清晰的人相對算多，這和他們討厭美國霸權由來已久也有關。這位法國女記者講述頓巴斯八年來的艱難狀況。<text:span text:style-name="T6"><text:s/><text:line-break/><text:line-break/></text:span><text:a xlink:type="simple" xlink:href="https://m.weibo.cn/status/4742475724620327?sourceType=weixin&amp;;from=10C2195010&amp;;wm=4260_0001"><text:span text:style-name="T14">https://m.weibo.cn/status/4742475724620327?sourceType=weixin&amp;;from=10C2195010&amp;;wm=4260_0001</text:span></text:a><text:span text:style-name="T6"><text:s/><text:line-break/><text:line-break/></text:span>這女子有種鋼鐵柔情的氣宇。稍微離題，很多人說烏克蘭、俄羅斯、南斯拉夫、整個斯拉夫民族的女生都長得很美，確實可以這麼說。不過法國女生很特別的是，她們就算有些人五官不夠好看也還是美。誇張點來說，法國女性沒有醜的。她們有種氣質，教養，優雅，活潑，慈仁之心，總之就是一個字，美。這位女記者也是。<text:span text:style-name="T6"><text:s/><text:line-break/><text:line-break/></text:span>不過有個疑問，按說俄軍已經控制頓巴斯，她怎說居民仍遭烏軍砲擊和空襲。可能是一種零星滋擾？我想問軍事專家邱世卿，等他解答後若有必要，再跟大家報告。<text:span text:style-name="T6"><text:s/><text:line-break/><text:line-break/></text:span>密特朗故去前一年吧，他的口述傳記中表示，他想再次強調和提醒的是，世界上最危險的就是美國。<text:span text:style-name="T6"><text:s/><text:line-break/><text:line-break/></text:span>謝謝這個板一直能發出一些聲音支撐大家的心靈。<text:span text:style-name="T6"><text:s/></text:span></text:p>
      <text:p text:style-name="P7"><text:span text:style-name="T5">陳真</text:span><text:s/>  |  2022.03.03 02:47   |   <text:a xlink:type="simple" xlink:href="http://palinfo.habago.org/Entry?Command=Information_PrintForum&amp;iPage=1#FORUM42038"><text:span text:style-name="T1">#</text:span></text:a></text:p>
      <text:p text:style-name="P11">三十年變局揭開序幕<text:span text:style-name="T6"><text:s/><text:line-break/><text:line-break/></text:span>陳真<text:span text:style-name="T6"><text:s/><text:line-break/><text:line-break/>2022.03.03. <text:line-break/><text:line-break/></text:span>今年一月三號，新年才剛過，突然就來了一個<text:span text:style-name="T6">“</text:span>五常核聲明<text:span text:style-name="T6">”</text:span>，中美英法俄五個聯合國常任理事國發表聯合聲明不打核戰爭。<text:span text:style-name="T6"><text:s/><text:line-break/><text:line-break/></text:span>當下看到這條新聞很驚訝，媒體卻說這是<text:span text:style-name="T6">2022</text:span>年列強送給世人的一個禮物。但是，如果沒有大事要發生，莫名其妙怎麼會突然給大家這樣一個<text:span text:style-name="T6">“</text:span>禮物<text:span text:style-name="T6">”</text:span>呢？果然，不到兩個月的時間，大戰就爆發了，核戰的陰影也隨即而來。<text:span text:style-name="T6"><text:s/><text:line-break/><text:line-break/></text:span>這說明了一件事，我們一般人不知道何時會打仗，但是大國高層之間其實是事先知情的，彼此都已經打好招呼，只差一聲令下，所以才會突然來一個前所未見的五常核聲明，先給即將發生的戰爭打個預防針，設下最後一道防線。至於防不防得住核戰，恐怕很難說。<text:span text:style-name="T6"><text:s/><text:line-break/><text:line-break/></text:span>這個五常核聲明是俄羅斯提議，中國積極附和，於是才有了這紙聲明。這說明了俄羅斯也不想打核戰，因為那意味著人類的毀滅。<text:span text:style-name="T6"><text:s/><text:line-break/><text:line-break/></text:span>可是，我對這項保證基本上還是相當存疑，因為俄羅斯不可能開戰卻無功而返，而西方列強尤其是美國至今的表現，很顯然是希望戰事擴大，藉以拖垮俄羅斯。這就像兩輛迎面相撞的列車，除非美俄至少有一方願意服軟踩煞車，否則這場以百打一的俄羅斯存亡之戰，如何可能不以毀滅方式結束？<text:span text:style-name="T6"><text:s/><text:line-break/><text:line-break/></text:span>目前在年紀上仍然是小朋友的這一代人特別不幸，一個生物武器病毒阻斷了各種正常學習、社交與遷移，往後更要面對一個更為可怕、百年一遇的世界大變局，戰亂顛覆屠殺及各種制裁與對抗絕對免不了，不折騰個二、三十年，世界新局不可能誕生，世局不可能穩定。<text:span text:style-name="T6"><text:s/><text:line-break/><text:line-break/></text:span>這一代人何其不幸，他們必須以多大的艱辛忍耐與毅力來面對不可知的未來？為了小孩，大人更要盡量照顧好自己的健康與安全，陪伴小孩走過未來這段危機四伏的坎坷路。</text:p>
      <text:p text:style-name="P7"><text:span text:style-name="T5">怡靜</text:span><text:s/>  |  2022.03.03 02:03   |   <text:a xlink:type="simple" xlink:href="http://palinfo.habago.org/Entry?Command=Information_PrintForum&amp;iPage=1#FORUM42037"><text:span text:style-name="T1">#</text:span></text:a></text:p>
      <text:p text:style-name="P8">亦<text:span text:style-name="T10">鸣那個視頻連結被和諧了，不過博主又上傳了</text:span><text:span text:style-name="T6"><text:s/><text:line-break/></text:span><text:a xlink:type="simple" xlink:href="http://shorturl.at/guW78"><text:span text:style-name="T14">http://shorturl.at/guW78</text:span></text:a><text:span text:style-name="T6"><text:s/><text:line-break/><text:line-break/></text:span>有時候我在想，人們看了這種影片，除了說好可怕，然後呢？<text:span text:style-name="T6"><text:s/><text:line-break/></text:span>過幾天就忘了吧！<text:span text:style-name="T6"><text:s/></text:span>如果你長期關注美帝罪行，裡面的血腥鏡頭你一定不陌生，甚至光是<text:span text:style-name="T6"><text:s/><text:line-break/></text:span>文字的描述都可以讓你不寒而慄，對人性感到絕望。這些場景在被美國肆虐侵略的<text:span text:style-name="T6"><text:s/><text:line-break/></text:span>國家重複上演幾萬遍了。有時候自己真想當個傻白甜的人，這樣過日子多好。<text:span text:style-name="T6"><text:s/><text:line-break/><text:line-break/></text:span>俄烏衝突看下來，我是很悲觀了。美國每年花上億美元醜化俄國和中國不是沒有道理的。<text:span text:style-name="T6"><text:s/><text:line-break/></text:span>而且無論結局如何，美國贏麻了。<text:span text:style-name="T6"><text:s/><text:line-break/><text:line-break/></text:span>這是今天在推特上看到的，想想台灣吧！<text:span text:style-name="T6"><text:s/><text:line-break/>I was born in Kiev. I have family that is still there, my cousin is in the army. I also have family in Russia. I have so many thoughts and it's so much more complicated than what's on the media. <text:line-break/><text:line-break/></text:span>我在基輔出生，家人仍然住在那裡，我的表親在服役，我也有家人在俄羅斯，<text:span text:style-name="T6"><text:s/><text:line-break/></text:span>我想了很多，事情並不是像你在媒體上看到的那樣單純。</text:p>
      <text:p text:style-name="P7"><text:span text:style-name="T5">陳真</text:span><text:s/>  |  2022.03.03 01:22   |   <text:a xlink:type="simple" xlink:href="http://palinfo.habago.org/Entry?Command=Information_PrintForum&amp;iPage=1#FORUM42036"><text:span text:style-name="T1">#</text:span></text:a></text:p>
      <text:p text:style-name="P11">剛剛刪了一則無腦言論。<text:span text:style-name="T6"><text:s/><text:line-break/><text:line-break/></text:span>所謂討論，許多時候真的是毫無意義。我常納悶，為何絕大多數人的頭腦如此簡單？為什麼人們連最基本的思考能力似乎都不存在？<text:span text:style-name="T6"><text:s/><text:line-break/><text:line-break/></text:span>我知道其中有些人不是無能思索，而是根本不在意，無要無緊。今天，如果事關其自身利益，保證他思索得滴水不漏面面俱到。<text:span text:style-name="T6"><text:s/><text:line-break/><text:line-break/></text:span>當然，還有一些人是真的腦殘，腦子進水。<text:span text:style-name="T6"><text:s/><text:line-break/><text:line-break/></text:span>但是，不管是以上哪一種人，令人感到不可思議的不是他的愚蠢，而是他的不自知，他不知道而且也許根本不可能有能力知道自己的愚蠢。<text:span text:style-name="T6"><text:s/><text:line-break/><text:line-break/></text:span>不但不自知，甚至還會以為自己很懂。這是長年以來最讓我感到不可思議的一點。<text:span text:style-name="T6"><text:s/><text:line-break/><text:line-break/></text:span>比方說，今天人們倘若談論電腦程式，我肯定只能聆聽而開不了口，更不用說指導別人了，因為我對之根本一無所知。如果我居然以電腦專家的傲慢姿態講得天花亂墜，你一定也會感到很納悶吧？你心裡會想：他根本一無所知，怎麼會有這樣的高姿態？他連自己無知自己都不知道嗎？居然還以為自己是電腦專家，怎麼會有這麼奇怪的事？怎麼會有人笨到這種程度？<text:span text:style-name="T6"><text:s/><text:line-break/><text:line-break/></text:span>市面上很多名嘴或醫生或網紅或什麼學者之類，什麼話題都敢講，講得口沫橫飛。儘管低能到爆，但是島內低能媒體照樣照三餐引述。<text:span text:style-name="T6"><text:s/><text:line-break/><text:line-break/></text:span>我知道他們別有所圖，或是賺點通告費，或是給自己打打知名度，所以才明明無知卻裝得好像很懂。<text:span text:style-name="T6"><text:s/><text:line-break/><text:line-break/></text:span>對此我能理解。而我無法理解的是，有些人是真的完全不懂，奇怪的是他卻似乎真以為自己很懂，擺出一種指導者的態度教訓大家應該這樣應該那樣。真的是很不可思議。了解自己懂些什麼或不懂些什麼，有那麼難嗎？<text:span text:style-name="T6"><text:s/><text:line-break/><text:line-break/></text:span>比方說我知道我不懂相對論，如果有相對論研討會邀我主講，我肯定是不敢的。我也不懂任何流行歌，你要我唱，我一句也唱不出來，我絕不會去主持流行音樂台。<text:span text:style-name="T6"><text:s/><text:line-break/><text:line-break/></text:span>我發現，有了電腦和網路之後，只要會寫字的，往往就以為自己是作家，只要會講話的，就以為自己是評論家，只要有點什麼知名度的，通常就什麼議題都敢講了，就算明明是大外行，什麼都不懂，照樣能講得姿態萬千。<text:span text:style-name="T6"><text:s/><text:line-break/><text:line-break/></text:span>人們似乎總是以為只要孤狗一下馬上就是個專家了。問題是，有可能嗎？知識或資訊有這麼廉價嗎？</text:p>
      <text:p text:style-name="P7"><text:span text:style-name="T5">陳真</text:span><text:s/>  |  2022.03.03 01:10   |   <text:a xlink:type="simple" xlink:href="http://palinfo.habago.org/Entry?Command=Information_PrintForum&amp;iPage=1#FORUM42035"><text:span text:style-name="T1">#</text:span></text:a></text:p>
      <text:p text:style-name="P8">韋廷，我自己也沒什麼好方法能夠迅速治癒腦殘，往往只能無言，只能呵呵，趕緊改談天氣，改談美食。<text:span text:style-name="T6"><text:s/><text:line-break/><text:line-break/></text:span>隨著歲月流逝或說年歲增長，我覺得，就集體意義而言，議論無益且無效，憑著<text:span text:style-name="T6">“</text:span>拳頭<text:span text:style-name="T6">”</text:span>直接掌握麥克風才是正辦。所謂民可使由之，不可使知之，直接告訴他正確答案比較快。誰掌握了麥克風，誰就掌握了真理。<text:span text:style-name="T6"><text:s/><text:line-break/><text:line-break/></text:span>這是就集體意義來講，至於就我個人來說，仍是老話，不管我講得多麼慷慨激昂，仍然是一人聖經。我手寫我心，我講的全部是自己相信的話，就如林義雄的名言，<text:span text:style-name="T6">“</text:span>我說不出一句不是由衷的話<text:span text:style-name="T6">”</text:span>。<text:span text:style-name="T6"><text:s/><text:line-break/><text:line-break/></text:span>重點是，儘管如此，它還是一人聖經，不出方寸之間。我就是我自己惟一的信徒。我不打算再招收第二個信徒。<text:span text:style-name="T6"><text:s/><text:line-break/><text:line-break/></text:span>如是我聞，我所言只是給大家參考參考，人們還是應該用自己的腦子，動自己的手腳，去尋找屬於你自己的真理。<text:span text:style-name="T6"><text:s/><text:line-break/><text:line-break/></text:span>齊克果說得對，<text:span text:style-name="T6">“</text:span>世上無真理，直到它被我所認知，才成為真理。<text:span text:style-name="T6">” </text:span>這才是通往真理的道路，一如尼采所說：<text:span text:style-name="T6">“</text:span>凡是追隨我的，將會失去你和我，凡是追隨你自己的，總有一天你就會遇到我。<text:span text:style-name="T6">”</text:span></text:p>
      <text:p text:style-name="P7"><text:span text:style-name="T5">陳韋廷</text:span><text:s/>  |  2022.03.03 00:20   |   <text:a xlink:type="simple" xlink:href="http://palinfo.habago.org/Entry?Command=Information_PrintForum&amp;iPage=1#FORUM42034"><text:span text:style-name="T1">#</text:span></text:a></text:p>
      <text:p text:style-name="P11">陳醫師好：<text:span text:style-name="T6"><text:s/><text:line-break/></text:span>一直以來都同感於陳醫師對當前撲天蓋地洗腦的憤怒無力。但我的學問短淺，查證的管道與精力也有限，不能繼續向身邊人傳播真相。且當前假新聞的伎倆防不勝防，我以常識可以棄之不顧的假新聞，要向他人證偽卻得花極大力氣。我花了不少精力才累積了一點能看破民主自由話語的學識，但我的學習歷程不能複製給所有人。<text:span text:style-name="T6"><text:s/><text:line-break/></text:span>真理不能靠口號和嘴砲，但絕大多數人沒有足夠智力和閒暇當蘇格拉底。不知有沒有什麼簡單的教條甚至咒語，或簡單易行的小事，可以快速有效給親友驅除假新聞洗腦？感激不盡！<text:span text:style-name="T6"><text:s/><text:line-break/></text:span>《動物農莊》的獨裁者拿破崙豬有「兩條腿壞，四條腿好」口號，簡單有力，足以搞革命。中國人不是拿破崙豬，但也需要同樣愚夫愚婦能知能行的咒語才行。有沒有比「美國人壞，中國人好」更強的論證，卻同樣容易背誦？<text:span text:style-name="T6"><text:s/><text:line-break/><text:line-break/></text:span><text:a xlink:type="simple" xlink:href="https://www.fmprc.gov.cn/zyxw/202203/t20220302_10647118.shtml"><text:span text:style-name="T14">https://www.fmprc.gov.cn/zyxw/202203/t20220302_10647118.shtml</text:span></text:a><text:span text:style-name="T6"><text:s/><text:line-break/></text:span><text:a xlink:type="simple" xlink:href="https://www.fmprc.gov.cn/eng/zxxx_662805/202203/t20220302_10647120.html"><text:span text:style-name="T14">https://www.fmprc.gov.cn/eng/zxxx_662805/202203/t20220302_10647120.html</text:span></text:a><text:span text:style-name="T6"><text:s/><text:line-break/></text:span>另附上一篇中國外交部主動抨擊美國人權的文章，及其英文翻譯。不意外的是外電幾無轉載。中國宣傳機構的無能、對輿論管道的糟糕掌握須負相當責任。<text:span text:style-name="T6"><text:s/><text:line-break/></text:span>陳韋廷<text:span text:style-name="T6"><text:s/></text:span>敬上</text:p>
      <text:p text:style-name="P7">Ethan   |  2022.03.03 00:08   |   <text:a xlink:type="simple" xlink:href="http://palinfo.habago.org/Entry?Command=Information_PrintForum&amp;iPage=1#FORUM42033"><text:span text:style-name="T1">#</text:span></text:a></text:p>
      <text:p text:style-name="P8">爆發戰爭原因<text:span text:style-name="T6"><text:s/><text:line-break/><text:line-break/>1. </text:span>北約東擴，戰略包圍俄羅斯即將完成。<text:span text:style-name="T6"><text:s/></text:span>類似情況，古巴危機差點爆發核衝突。<text:span text:style-name="T6"><text:s/></text:span>大國間戰略安全秩序被打破<text:span text:style-name="T6"><text:s/></text:span>都會爆發戰爭。<text:span text:style-name="T6"><text:s/><text:line-break/><text:line-break/>2. </text:span>亞速營濫殺烏東平民，北約濫殺中東，非洲平民，達上千萬人，俄羅斯處於自身安全利益，對軍事目標發動打擊。<text:span text:style-name="T6"><text:s/></text:span>情況差很大。<text:span text:style-name="T6"><text:s/><text:line-break/><text:line-break/>3. </text:span>一堆假新聞泛濫，中東世界死傷慘重這麼多年沒有西方出來集團制裁發動戰爭國家，卻制裁逼上角落反擊的人。<text:span text:style-name="T6"><text:s/></text:span>這種雙標本身就是製造戰爭的幫兇。</text:p>
      <text:p text:style-name="P7"><text:span text:style-name="T5">蔡亦</text:span><text:span text:style-name="T10">鸣</text:span><text:s/>  |  2022.03.02 21:10   |   <text:a xlink:type="simple" xlink:href="http://palinfo.habago.org/Entry?Command=Information_PrintForum&amp;iPage=1#FORUM42031"><text:span text:style-name="T1">#</text:span></text:a></text:p>
      <text:p text:style-name="P13"><text:a xlink:type="simple" xlink:href="https://www.youtube.com/watch?v=mB1fdTnYyBI"><text:span text:style-name="T14">https://www.youtube.com/watch?v=mB1fdTnYyBI</text:span></text:a><text:span text:style-name="T6"><text:s/><text:line-break/><text:line-break/></text:span><text:span text:style-name="T5">之前发的</text:span>链接视频被微博和谐了，应该是太过血腥恐怖，我不懂俄语所以一时之间也找不到源视频，不过可以看看这个。</text:p>
      <text:p text:style-name="P7"><text:span text:style-name="T5">陳真</text:span><text:s/>  |  2022.03.02 20:41   |   <text:a xlink:type="simple" xlink:href="http://palinfo.habago.org/Entry?Command=Information_PrintForum&amp;iPage=1#FORUM42030"><text:span text:style-name="T1">#</text:span></text:a></text:p>
      <text:p text:style-name="P8">大算盤與小算盤<text:span text:style-name="T6"><text:s/><text:line-break/><text:line-break/></text:span>陳真<text:span text:style-name="T6"><text:s/><text:line-break/><text:line-break/>2022. 03. 02. <text:line-break/><text:line-break/><text:line-break/>kevin, </text:span>你給他們看影片，他們可能會說影片是假的。你給他們看資料，他會說，我怎麼知道這些資料是否是真的。你給他看報導，他會說三立、自由都沒報，所以該報導很可疑，是假新聞。不管你怎麼說，他都不會信。就算信了，他也會說，這一定只是個別狀況，不普遍。或者他可能會做出理性狀說，我們應該顧大局，保護民主自由的世界如何如何。<text:span text:style-name="T6"><text:s/><text:line-break/><text:line-break/></text:span>討論或溝通需要一種能力上和態度上的對等，否則很難與言。<text:span text:style-name="T6"><text:s/><text:line-break/><text:line-break/></text:span>另外，我相信祖國，但我終究不會在一些根本價值與作法上相信俄羅斯。俄羅斯在過去的人權紀錄上也很殘酷，殺記者，殺政治異己，戰爭手段依然殘酷。這部份我在巴勒網十幾年來寫過很多很多，例如黑寡婦，例如劇場人質事件；只是在規模上和殘酷程度上，俄羅斯當然完全沒法跟西方比；在本質上、動機上也相對比較良善，至少並非出於帝國擴張之侵略企圖。<text:span text:style-name="T6"><text:s/><text:line-break/><text:line-break/></text:span>但是，若要說俄羅斯很慈悲，很人道，很克制，那倒也不是事實。俄羅斯如果打輸，動用核武是有可能的。俄羅斯若被消滅，就如普京所說，那就消滅全世界。他說，俄羅斯如果都沒了，留這個世界有何用？<text:span text:style-name="T6"><text:s/><text:line-break/><text:line-break/></text:span>我覺得，在善惡區分上，細膩很重要，各打五十大板是可恥的，光打這個不打那個，更是齷齪。我們應該讓善惡各自回到它們應有的位置上，該打五十大板的就打五十大板，該槍斃一萬次的<text:span text:style-name="T6">(</text:span>例如西方列強<text:span text:style-name="T6">)</text:span>，就該槍斃一萬次。把兩者等量其觀，是一種偽善，一種掩護惡行，掩護大惡，卻挑小小惡的大麻煩。<text:span text:style-name="T6"><text:s/><text:line-break/><text:line-break/></text:span>我每天關注戰況，感覺悲觀。這兩天，美國在背後要求烏克蘭延後談判，顯然想延長戰事，擴大傷亡，甚至很多走狗國也在美國的要求下，紛紛添加軍火與裝備甚至武裝人員，加入戰局，顯然不想讓戰爭透過和談儘速結束。<text:span text:style-name="T6"><text:s/><text:line-break/><text:line-break/></text:span>依我對俄羅斯及普京的了解，開弓沒有回頭箭，不達目標，不會停止。這似乎意味著這場戰爭有可能衍生出更大的戰事，但我相信，祖國應該不會希望看到核戰或第三次世界大戰的來臨。因此，最後的仲裁與阻止毀滅性戰爭的力量，應該還是得依靠習近平，只是普京畢竟不是我國的小跟班，他還是有著他自身的獨立意志。另一方面，美國應該是很想把我國給拖下水。<text:span text:style-name="T6"><text:s/><text:line-break/><text:line-break/></text:span>這世界很脆弱，建設很難，破壞卻很容易。人心的善惡，理性上的智慧與愚蠢，似乎決定了人類自身的集體命運。那些以為自己可以透過為惡與使壞來撈一點個人前途、利益或金錢的人，也許該想一想，不管你打的是個人的小算盤，或是眾人福祉的大算盤，所得到的結果其實是一樣的。所謂覆巢之下無完卵，難道你以為自己當個走狗，撈那麼一點權位利益，就真能獨享榮華而不會遭到集體滅頂之禍？</text:p>
      <text:p text:style-name="P7">kevin   |  2022.03.02 19:43   |   <text:a xlink:type="simple" xlink:href="http://palinfo.habago.org/Entry?Command=Information_PrintForum&amp;iPage=1#FORUM42029"><text:span text:style-name="T1">#</text:span></text:a></text:p>
      <text:p text:style-name="P11">陳真醫師<text:span text:style-name="T6">: <text:line-break/><text:line-break/></text:span>我家人都在說烏克蘭多可憐<text:span text:style-name="T6">,</text:span>我則把烏克蘭納粹屠殺俄羅斯裔居民的事情告訴他們<text:span text:style-name="T6">,</text:span>他們不信<text:span text:style-name="T6">,</text:span>我只能說台灣人被洗腦的太恐怖了<text:span text:style-name="T6">. <text:line-break/><text:line-break/></text:span>如果我是俄軍指揮官<text:span text:style-name="T6">,</text:span>烏克蘭正規軍戰俘一律人道待遇<text:span text:style-name="T6"><text:s/></text:span>優先保障他們的醫療伙食<text:span text:style-name="T6"><text:s/></text:span>戰後給他們路費讓他們回家<text:span text:style-name="T6"><text:s/></text:span>但是亞速營那種納粹<text:span text:style-name="T6">.....</text:span>俘虜他們後<text:span text:style-name="T6"><text:s/></text:span>只給他們鏟子<text:span text:style-name="T6"><text:s/></text:span>讓他們自己挖自己的墳墓<text:span text:style-name="T6"><text:s/></text:span>再通通就地槍決<text:span text:style-name="T6">,</text:span>比較起他們的惡行<text:span text:style-name="T6"><text:s/></text:span>我想我應該很仁慈<text:span text:style-name="T6"><text:s/><text:line-break/><text:line-break/></text:span>俄羅斯加油<text:span text:style-name="T6"><text:s/></text:span>消滅第四帝國<text:span text:style-name="T6">!</text:span></text:p>
      <text:p text:style-name="P7"><text:span text:style-name="T5">陳真</text:span><text:s/>  |  2022.03.02 18:55   |   <text:a xlink:type="simple" xlink:href="http://palinfo.habago.org/Entry?Command=Information_PrintForum&amp;iPage=1#FORUM42028"><text:span text:style-name="T1">#</text:span></text:a></text:p>
      <text:p text:style-name="P6"><text:span text:style-name="T5">撒旦要帶來厄運了！</text:span><text:s/><text:line-break/><text:line-break/><text:span text:style-name="T5">陳真</text:span><text:s/><text:line-break/><text:line-break/>============= <text:line-break/><text:line-break/><text:a xlink:type="simple" xlink:href="https://bit.ly/3pvfleJ"><text:span text:style-name="T11">https://bit.ly/3pvfleJ</text:span></text:a><text:s/><text:line-break/><text:line-break/><text:span text:style-name="T5">台中里長高掛看板迎接</text:span><text:s/><text:span text:style-name="T5">蓬佩奧親回應</text:span><text:s/><text:line-break/><text:line-break/><text:span text:style-name="T5">三立新聞網</text:span><text:s/><text:line-break/><text:line-break/>2022<text:span text:style-name="T5">年</text:span>3<text:span text:style-name="T5">月</text:span>2<text:span text:style-name="T5">日</text:span></text:p>
      <text:p text:style-name="P7"><text:span text:style-name="T5">怡靜</text:span><text:s/>  |  2022.03.01 15:11   |   <text:a xlink:type="simple" xlink:href="http://palinfo.habago.org/Entry?Command=Information_PrintForum&amp;iPage=2#FORUM42013"><text:span text:style-name="T1">#</text:span></text:a></text:p>
      <text:p text:style-name="P8">搬運工來也。<text:span text:style-name="T6"><text:s/></text:span>昨天晚上睡覺前看的，笑死，整個就是大型翻車現場。<text:span text:style-name="T6"><text:s/><text:line-break/></text:span>但是笑完後其實是很想哭的，如果你知道烏克蘭是怎麼走到這一步的，<text:span text:style-name="T6"><text:s/><text:line-break/></text:span>然後又想到台灣正一步步<text:span text:style-name="T6">..... <text:line-break/><text:line-break/></text:span>烏政府高官一半以上有美籍。格魯吉亞總統薩卡什維利戰敗倒台，<text:span text:style-name="T6"><text:s/><text:line-break/></text:span>成了烏克蘭敖德薩州的州長。現烏衛生部長，生於美國，<text:span text:style-name="T6">15</text:span>年以前一直是美國醫生，<text:span text:style-name="T6">15</text:span>年突然獲得烏克蘭國籍，<text:span text:style-name="T6"><text:s/><text:line-break/>16</text:span>年就被提拔為衛生部副部長。<text:span text:style-name="T6">19</text:span>年澤連斯基力任命其為衛生部長。<text:span text:style-name="T6"><text:s/><text:line-break/><text:line-break/></text:span>底下是文字敘述，不想看的直接看視頻，五分多鐘而已，除了這個說大實話<text:span text:style-name="T6"><text:s/><text:line-break/></text:span>的烏克蘭來賓，其他來賓也暴露歐洲白人偽善的真面目。<text:span text:style-name="T6">(</text:span>如果一個人動不動就在你面前跟你夸夸而談民主自由，<text:span text:style-name="T6"><text:s/><text:line-break/></text:span>基本上這個人的話不用聽了<text:span text:style-name="T6">) <text:line-break/></text:span>因為是現場直播，所以無法掐斷，否則這麼政治不正確的內容怎麼可以播出。<text:span text:style-name="T6"><text:s/><text:line-break/><text:line-break/></text:span>視頻在此<text:span text:style-name="T6"><text:s/><text:line-break/>https://mp.weixin.qq.com/s/EzMI_N4OyC-Bc0qYevtQzQ <text:line-break/>================== <text:line-break/></text:span>歐洲電台最近好像只剩下烏克蘭的話題了，連軸轉有時會鬧烏龍。<text:span text:style-name="T6"><text:s/><text:line-break/></text:span>這個女的是烏克蘭人，外派在法國，家人都在基輔。<text:span text:style-name="T6"><text:s/><text:line-break/></text:span>本來電台可能是指望她聲淚俱下來控訴普京，結果她說的話讓嘉賓臉都綠了。<text:span text:style-name="T6"><text:s/><text:line-break/><text:line-break/></text:span>主要信息：<text:span text:style-name="T6"><text:s/><text:line-break/><text:line-break/></text:span>烏克蘭平均收入<text:span text:style-name="T6">200 </text:span>歐，這大冬天的，好多人光是取暖一半收入就出去了，<text:span text:style-name="T6"><text:s/><text:line-break/></text:span>生活太艱難的，什麽都沒有，現政府完全是個傀儡，高層官員受賄成風，有什麽好保衛的？<text:span text:style-name="T6"><text:s/><text:line-break/><text:line-break/></text:span>主持人說，那妳在基輔的家人是不是都在逃難啊？<text:span text:style-name="T6"><text:s/><text:line-break/><text:line-break/></text:span>她說，不是，我們家的都乖乖的坐家裏等著呢。他們這兩天不去上班了。等著呢。<text:span text:style-name="T6"><text:s/><text:line-break/><text:line-break/></text:span>主持人繼續問，啊？！難道妳是說有烏克蘭人在盼望普京的到來？？<text:span text:style-name="T6"><text:s/><text:line-break/><text:line-break/></text:span>女的：當然有，妳以為呢？<text:span text:style-name="T6"><text:s/></text:span>不是非黑即白的。<text:span text:style-name="T6"><text:s/><text:line-break/><text:line-break/></text:span>其它嘉賓坐不住了，開始七嘴八舌的打斷烏克蘭女的反動言論。</text:p>
      <text:p text:style-name="P7"><text:span text:style-name="T5">？</text:span><text:s/>  |  2022.03.01 14:10   |   <text:a xlink:type="simple" xlink:href="http://palinfo.habago.org/Entry?Command=Information_PrintForum&amp;iPage=2#FORUM42012"><text:span text:style-name="T1">#</text:span></text:a></text:p>
      <text:p text:style-name="P13"><text:span text:style-name="T5">看了看</text:span>论坛普遍对当今中国常规军事实力有些误解。直接说结论是世界第二且远超俄罗斯，第一岛链已经名存实亡了，时间点是<text:span text:style-name="T6">19</text:span><text:span text:style-name="T5">年的东风</text:span><text:span text:style-name="T6">17≈</text:span><text:span text:style-name="T5">航母活不了。并且还有</text:span>规模最大的陆军<text:span text:style-name="T6">+</text:span><text:span text:style-name="T5">海量</text:span>陆基导弹数量<text:span text:style-name="T6">+</text:span><text:span text:style-name="T5">极速</text:span>扩张的海空军，短板是缺乏战争投射能力和较少的核弹数量，只能在本土和近海发挥。但是，在近海常规实力是稳赢美国的</text:p>
      <text:p text:style-name="P7"><text:span text:style-name="T5">陳真</text:span><text:s/>  |  2022.03.01 09:32   |   <text:a xlink:type="simple" xlink:href="http://palinfo.habago.org/Entry?Command=Information_PrintForum&amp;iPage=2#FORUM42009"><text:span text:style-name="T1">#</text:span></text:a></text:p>
      <text:p text:style-name="P8">我看一些文章或視頻，如果看到標題是誇耀我國有多厲害的，我通常就直接略過。因為重點不是你有什麼優點，而是有哪些致命的缺點；就跟疾病一樣，一個人或一個社會的前途與後果往往不是由優點來決定，而是缺點；你的系統性弱項相當程度上決定了風險。<text:span text:style-name="T6"><text:s/><text:line-break/><text:line-break/></text:span>反之，看敵人要看它的缺點，更要看優點。美國是撒旦，但它憑什麼本事肆虐蒼生呢？這才是重點。美國很壞，但他從來都不笨，而是絕頂聰明。幾十年來，你看他的每一項邪惡圖謀總是經過漫長的策畫與精算，而我們卻往往都是在事後才恍然大悟其整個棋局部署。<text:span text:style-name="T6"><text:s/><text:line-break/><text:line-break/></text:span>一些文章，如果總是在講美國什麼有多笨啊，誤判啊，慘敗啊，我通常就略過不看了。事實上，美國從未敗過，更何況慘敗。他只有大贏和小贏的差別。<text:span text:style-name="T6"><text:s/><text:line-break/><text:line-break/></text:span>對於這樣一個難以捉摸的撒旦，如果你想預先了解其盤算，恐怕很難，也許你可以往最邪惡的方向去猜想，通常事後會證明，你所猜想的邪惡規模，往往都還遠遠不及他真實的邪惡程度。</text:p>
      <text:p text:style-name="P7"><text:span text:style-name="T5">黄清</text:span><text:span text:style-name="T10">扬</text:span><text:s/>  |  2022.03.01 08:15   |   <text:a xlink:type="simple" xlink:href="http://palinfo.habago.org/Entry?Command=Information_PrintForum&amp;iPage=2#FORUM42008"><text:span text:style-name="T1">#</text:span></text:a></text:p>
      <text:p text:style-name="P13"><text:span text:style-name="T5">从拜登突然派官方代表团</text:span>访问台湾，而且都是军事安全人员为主，非常惊讶！不得不怀疑他们这次挑起俄乌战争最终目的是否为中国？如果紧随其后唆使台湾当局跨越红线而挑起台海战事，最终将中俄捆绑一起，使得西欧及其其它盟国也不得不和美国的抑制中俄，尤其是中国的战略利益捆绑一起，对中国发起类似俄罗斯的制裁，把中俄排除在他们的体系之外。虽然这对于他们自己伤害也非常大，属于伤敌<text:span text:style-name="T6">1000</text:span><text:span text:style-name="T5">，自</text:span>损<text:span text:style-name="T6">800</text:span><text:span text:style-name="T5">，但对中国无疑是非常致命的</text:span>损伤。真是希望台湾执政当局能有最后一点良知不落入外人的圈套，也希望中共当局能有破局的妙招！</text:p>
      <text:p text:style-name="P7"><text:span text:style-name="T5">陳真</text:span><text:s/>  |  2022.03.01 03:10   |   <text:a xlink:type="simple" xlink:href="http://palinfo.habago.org/Entry?Command=Information_PrintForum&amp;iPage=2#FORUM42007"><text:span text:style-name="T1">#</text:span></text:a></text:p>
      <text:p text:style-name="P8">這裏有一段視頻，對於初步理解烏克蘭問題會有幫助，不會太難。耐心把它從頭到尾看完，至少就能站在一個大致正確的理解架構上了。<text:span text:style-name="T6"><text:s/><text:line-break/><text:line-break/>https://bit.ly/3Iu9oGk <text:line-break/><text:line-break/></text:span>不是刻意挑的視頻。當然還有其它更好的理解管道，我只是剛剛吃晚餐時無意中看到的，覺得講得還不錯。<text:span text:style-name="T6"><text:s/><text:line-break/><text:line-break/></text:span>至於台灣名嘴和媒體及政治人物講些什麼，不用看也知道一定又是在鬼扯蛋。比方說有個人叫沈富雄，不是壞人，但是各種想法卻非常低能<text:span text:style-name="T6">(</text:span>純描述，非罵人<text:span text:style-name="T6">)</text:span>，也就是很沒營養，很外行，很蠢，但是自我滿意度卻非常高。<text:span text:style-name="T6"><text:s/><text:line-break/><text:line-break/>1993</text:span>年醫界聯盟成立時，我跟他都是發起人，一起開籌備會，當時我就被他在開會時的一些很沒營養卻又自我滿意高到破表的態度給嚇到，真不知道他的自信到底從哪來。題外話。<text:span text:style-name="T6"><text:s/><text:line-break/><text:line-break/></text:span>有人傳他的<text:span text:style-name="T6"><text:s/>"</text:span>高見<text:span text:style-name="T6">" </text:span>給我看，很不可思議，如文末。重點不是講錯，而是空洞不知所云，但他的姿態卻非常高；明明一無所知，卻也能隨口胡扯一通，講得好像他是什麼專家，姿態萬千，真是很不可思議。<text:span text:style-name="T6"><text:s/><text:line-break/><text:line-break/></text:span>除了大陸媒體和<text:span text:style-name="T6">RT</text:span>及<text:span text:style-name="T6">WSWS</text:span>、<text:span text:style-name="T6">Global Research</text:span>和巴勒網等等之外，世界上可信且言之有物的媒體非常少。至於台灣媒體或名嘴或所謂名家之言，基本上就是鬼扯蛋，完全就是亂講一通。<text:span text:style-name="T6"><text:s/><text:line-break/><text:line-break/></text:span>陳真<text:span text:style-name="T6"><text:s/><text:line-break/><text:line-break/>2022. 03. 01. <text:line-break/><text:line-break/>===================== <text:line-break/><text:line-break/></text:span>沈富雄臉書<text:span text:style-name="T6"><text:s/><text:line-break/><text:line-break/>2022</text:span>年<text:span text:style-name="T6">2</text:span>月<text:span text:style-name="T6">24</text:span>日<text:span text:style-name="T6"><text:s/><text:line-break/><text:line-break/></text:span>輸得魯莽，贏得窩囊，兩敗俱傷，大家陪葬<text:span text:style-name="T6"><text:s/><text:line-break/><text:line-break/></text:span>烏克蘭危機，普丁失算，大軍三方包圍，卻只敢進軍烏東，「承認」兩個原已是囊中之物的小混混，算是打腫臉撐面子。<text:span text:style-name="T6"><text:s/><text:line-break/><text:line-break/></text:span>在克宮的狂吠，喚不回舊日蘇維埃的榮光，他註定最後只能帶著帝國殘夢走進歷史，可憐的是，蘇、烏兩地人民付出的代價實在不值。<text:span text:style-name="T6"><text:s/><text:line-break/><text:line-break/></text:span>北約<text:span text:style-name="T6">(NATO)</text:span>東擴的侵門踏戶，當然是他憤怒的最大藉口，但他卻從不檢討這些國家為何心向西方？老大哥既不給尊嚴也不給麵包。<text:span text:style-name="T6"><text:s/><text:line-break/><text:line-break/></text:span>普丁對烏克蘭主權的蔑視與叫囂，有點類似北京對台灣的蠻橫主張，但習總書記起碼沒有如此失態，出口也文雅許多，王毅及中國駐聯合國代表的發言也相對持平穏健，但心中恐有不少難言之苦。<text:span text:style-name="T6"><text:s/><text:line-break/><text:line-break/></text:span>拜登年老力衰卻面臨危局，慌亂失措中幸賴對手的魯莽而得以團結北約諸國，制裁有氣無力，恐是為了留給普丁一些下台階，也給未來留下一些籌碼，以備後繼之需。<text:span text:style-name="T6"><text:s/><text:line-break/><text:line-break/></text:span>俄國的國防軍費只有美國的<text:span text:style-name="T6">5%</text:span>，北約的<text:span text:style-name="T6">8%</text:span>，雖是極度的不對稱，但手中卻握有核武，因此美、俄兩大仍然避免正面交鋒，普丁的目標應是把烏東克里米亞化，把烏克蘭喬治亞化。<text:span text:style-name="T6"><text:s/><text:line-break/><text:line-break/></text:span>台灣和芬蘭及烏克蘭有不少類似，也有很多不同的地方，台灣目前及未來的領導人應從他們過去及現在的危機中記取教訓好好學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